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BC0000043893592A2B.png" manifest:media-type="image/png"/>
  <manifest:file-entry manifest:full-path="Pictures/2000001C00002E2500000F050860B2AF.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Cambria1" svg:font-family="Cambria" style:font-family-generic="roman"/>
    <style:font-face style:name="Courier New" svg:font-family="'Courier New'" style:font-adornments="Regular"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OpenSymbol" svg:font-family="OpenSymbol" style:font-family-generic="roman" style:font-pitch="variable"/>
    <style:font-face style:name="Times" svg:font-family="Times"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Lucida Grande1" svg:font-family="'Lucida Grande'"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automatic-styles>
    <style:style style:name="P1" style:family="paragraph" style:parent-style-name="Footnote" style:master-page-name="Converted6">
      <style:paragraph-properties style:page-number="auto"/>
    </style:style>
    <style:style style:name="P2" style:family="paragraph" style:parent-style-name="Standard">
      <style:paragraph-properties fo:margin-left="0cm" fo:margin-right="0cm" fo:text-align="start" style:justify-single-word="false" fo:text-indent="1.27cm" style:auto-text-indent="false"/>
      <style:text-properties style:font-name="Arial"/>
    </style:style>
    <style:style style:name="P3" style:family="paragraph" style:parent-style-name="Standard">
      <style:text-properties fo:font-size="11pt" fo:font-weight="bold" style:font-size-asian="11pt" style:font-weight-asian="bold"/>
    </style:style>
    <style:style style:name="P4" style:family="paragraph" style:parent-style-name="Standard">
      <style:text-properties fo:font-size="11pt" style:font-size-asian="11pt"/>
    </style:style>
    <style:style style:name="P5" style:family="paragraph" style:parent-style-name="Standard">
      <style:paragraph-properties fo:margin-left="0cm" fo:margin-right="0cm" fo:text-align="start" style:justify-single-word="false" fo:text-indent="1.27cm" style:auto-text-indent="false"/>
      <style:text-properties style:font-name="Arial" fo:font-weight="bold" style:font-weight-asian="bold"/>
    </style:style>
    <style:style style:name="P6" style:family="paragraph" style:parent-style-name="Standard">
      <style:paragraph-properties fo:margin-left="0cm" fo:margin-right="0cm" fo:text-indent="1.27cm" style:auto-text-indent="false"/>
      <style:text-properties fo:font-weight="bold" style:font-weight-asian="bold"/>
    </style:style>
    <style:style style:name="P7" style:family="paragraph" style:parent-style-name="Standard">
      <style:text-properties fo:font-weight="bold" style:font-weight-asian="bold"/>
    </style:style>
    <style:style style:name="P8" style:family="paragraph" style:parent-style-name="List_20_Paragraph" style:list-style-name="WWNum7"/>
    <style:style style:name="P9" style:family="paragraph" style:parent-style-name="Standard">
      <style:paragraph-properties fo:text-align="justify" style:justify-single-word="false"/>
    </style:style>
    <style:style style:name="P10" style:family="paragraph" style:parent-style-name="List_20_Paragraph">
      <style:paragraph-properties fo:margin-left="0cm" fo:margin-right="0cm" fo:text-align="start" style:justify-single-word="false" fo:text-indent="1.27cm" style:auto-text-indent="false"/>
      <style:text-properties style:font-name="Arial"/>
    </style:style>
    <style:style style:name="P11" style:family="paragraph" style:parent-style-name="Footnote" style:master-page-name="Converted2">
      <style:paragraph-properties style:page-number="auto"/>
    </style:style>
    <style:style style:name="P12" style:family="paragraph" style:parent-style-name="List_20_Paragraph" style:list-style-name="WWNum1">
      <style:paragraph-properties fo:text-align="justify" style:justify-single-word="false"/>
    </style:style>
    <style:style style:name="P13" style:family="paragraph" style:parent-style-name="footnote_20_text" style:master-page-name="Converted4">
      <style:paragraph-properties style:page-number="auto"/>
    </style:style>
    <style:style style:name="P14" style:family="paragraph" style:parent-style-name="List_20_Paragraph">
      <style:paragraph-properties fo:text-align="start" style:justify-single-word="false"/>
      <style:text-properties style:font-name="Arial"/>
    </style:style>
    <style:style style:name="P15" style:family="paragraph" style:parent-style-name="Text_20_body">
      <style:paragraph-properties fo:text-align="start" style:justify-single-word="false"/>
      <style:text-properties style:font-name="Arial"/>
    </style:style>
    <style:style style:name="P16" style:family="paragraph" style:parent-style-name="Text_20_body" style:list-style-name="WWNum6">
      <style:paragraph-properties fo:text-align="start" style:justify-single-word="false"/>
      <style:text-properties style:font-name="Arial"/>
    </style:style>
    <style:style style:name="P17" style:family="paragraph" style:parent-style-name="List_20_Paragraph" style:list-style-name="WWNum5">
      <style:paragraph-properties fo:text-align="justify" style:justify-single-word="false"/>
    </style:style>
    <style:style style:name="P18" style:family="paragraph" style:parent-style-name="Standard">
      <style:paragraph-properties fo:text-align="start" style:justify-single-word="false"/>
      <style:text-properties style:font-name="Arial"/>
    </style:style>
    <style:style style:name="P19" style:family="paragraph" style:parent-style-name="List_20_Paragraph" style:list-style-name="WWNum7">
      <style:paragraph-properties fo:text-align="justify" style:justify-single-word="false"/>
      <style:text-properties style:text-position="super 58%" style:font-name="Arial" fo:font-weight="bold" style:font-weight-asian="bold"/>
    </style:style>
    <style:style style:name="P20" style:family="paragraph" style:parent-style-name="List_20_Paragraph" style:list-style-name="WWNum7">
      <style:paragraph-properties fo:text-align="justify" style:justify-single-word="false"/>
    </style:style>
    <style:style style:name="P21" style:family="paragraph" style:parent-style-name="Standard">
      <style:paragraph-properties fo:text-align="justify" style:justify-single-word="false">
        <style:tab-stops>
          <style:tab-stop style:position="4.89cm"/>
        </style:tab-stops>
      </style:paragraph-properties>
      <style:text-properties style:font-name="Arial"/>
    </style:style>
    <style:style style:name="P22" style:family="paragraph" style:parent-style-name="Standard">
      <style:paragraph-properties fo:text-align="justify" style:justify-single-word="false">
        <style:tab-stops>
          <style:tab-stop style:position="4.89cm"/>
        </style:tab-stops>
      </style:paragraph-properties>
      <style:text-properties fo:font-weight="bold" style:font-weight-asian="bold"/>
    </style:style>
    <style:style style:name="P23" style:family="paragraph" style:parent-style-name="Standard">
      <style:paragraph-properties>
        <style:tab-stops>
          <style:tab-stop style:position="4.89cm"/>
        </style:tab-stops>
      </style:paragraph-properties>
    </style:style>
    <style:style style:name="P24" style:family="paragraph" style:parent-style-name="List_20_Paragraph" style:list-style-name="WWNum4">
      <style:paragraph-properties fo:text-align="start" style:justify-single-word="false">
        <style:tab-stops>
          <style:tab-stop style:position="4.89cm"/>
        </style:tab-stops>
      </style:paragraph-properties>
      <style:text-properties style:font-name="Arial"/>
    </style:style>
    <style:style style:name="P25" style:family="paragraph" style:parent-style-name="Standard">
      <style:paragraph-properties fo:text-align="start" style:justify-single-word="false">
        <style:tab-stops>
          <style:tab-stop style:position="4.89cm"/>
        </style:tab-stops>
      </style:paragraph-properties>
      <style:text-properties style:font-name="Arial"/>
    </style:style>
    <style:style style:name="P26" style:family="paragraph" style:parent-style-name="Standard">
      <style:paragraph-properties fo:text-align="start" style:justify-single-word="false" fo:break-before="page"/>
      <style:text-properties style:font-name="Arial"/>
    </style:style>
    <style:style style:name="P27" style:family="paragraph" style:parent-style-name="Standard">
      <style:paragraph-properties fo:text-align="justify" style:justify-single-word="false">
        <style:tab-stops>
          <style:tab-stop style:position="4.89cm"/>
        </style:tab-stops>
      </style:paragraph-properties>
    </style:style>
    <style:style style:name="P28" style:family="paragraph" style:parent-style-name="Standard">
      <style:paragraph-properties fo:margin-top="0.176cm" fo:margin-bottom="0.176cm" loext:contextual-spacing="false" fo:text-align="start" style:justify-single-word="false" fo:break-before="page"/>
      <style:text-properties style:font-name="Arial"/>
    </style:style>
    <style:style style:name="P29" style:family="paragraph" style:parent-style-name="Standard">
      <style:paragraph-properties fo:margin-top="0.176cm" fo:margin-bottom="0.176cm" loext:contextual-spacing="false" fo:text-align="start" style:justify-single-word="false"/>
      <style:text-properties fo:color="#000000" style:font-name="Arial" fo:font-size="12pt" style:font-size-asian="12pt"/>
    </style:style>
    <style:style style:name="P30" style:family="paragraph" style:parent-style-name="Standard" style:list-style-name="WWNum22">
      <style:paragraph-properties fo:margin-top="0.176cm" fo:margin-bottom="0.176cm" loext:contextual-spacing="false" fo:text-align="start" style:justify-single-word="false"/>
      <style:text-properties style:font-name="Arial"/>
    </style:style>
    <style:style style:name="P31" style:family="paragraph" style:parent-style-name="Standard">
      <style:paragraph-properties fo:margin-top="0.176cm" fo:margin-bottom="0.176cm" loext:contextual-spacing="false" fo:text-align="start" style:justify-single-word="false"/>
      <style:text-properties style:font-name="Arial"/>
    </style:style>
    <style:style style:name="P32" style:family="paragraph" style:parent-style-name="Standard">
      <style:text-properties fo:font-weight="bold" style:font-weight-asian="bold"/>
    </style:style>
    <style:style style:name="P33" style:family="paragraph" style:parent-style-name="Standard">
      <style:paragraph-properties fo:text-align="justify" style:justify-single-word="false">
        <style:tab-stops>
          <style:tab-stop style:position="4.89cm"/>
        </style:tab-stops>
      </style:paragraph-properties>
      <style:text-properties fo:font-weight="bold" style:font-weight-asian="bold"/>
    </style:style>
    <style:style style:name="P34" style:family="paragraph" style:parent-style-name="Standard">
      <style:text-properties fo:font-size="11pt" fo:font-weight="bold" style:font-size-asian="11pt" style:font-weight-asian="bold"/>
    </style:style>
    <style:style style:name="P35" style:family="paragraph" style:parent-style-name="Standard">
      <style:text-properties fo:font-size="11pt" style:font-size-asian="11pt"/>
    </style:style>
    <style:style style:name="P36" style:family="paragraph" style:parent-style-name="Standard">
      <style:paragraph-properties fo:text-align="justify" style:justify-single-word="false"/>
    </style:style>
    <style:style style:name="P37" style:family="paragraph" style:parent-style-name="Standard">
      <style:paragraph-properties fo:text-align="justify" style:justify-single-word="false">
        <style:tab-stops>
          <style:tab-stop style:position="4.89cm"/>
        </style:tab-stops>
      </style:paragraph-properties>
    </style:style>
    <style:style style:name="P38" style:family="paragraph" style:parent-style-name="Standard">
      <style:paragraph-properties>
        <style:tab-stops>
          <style:tab-stop style:position="4.89cm"/>
        </style:tab-stops>
      </style:paragraph-properties>
    </style:style>
    <style:style style:name="P39" style:family="paragraph" style:parent-style-name="Standard">
      <style:paragraph-properties fo:text-align="justify" style:justify-single-word="false">
        <style:tab-stops>
          <style:tab-stop style:position="4.89cm"/>
        </style:tab-stops>
      </style:paragraph-properties>
      <style:text-properties style:font-name="Arial"/>
    </style:style>
    <style:style style:name="P40" style:family="paragraph" style:parent-style-name="Standard">
      <style:paragraph-properties fo:text-align="start" style:justify-single-word="false"/>
      <style:text-properties style:font-name="Arial" fo:font-weight="bold" style:font-weight-asian="bold"/>
    </style:style>
    <style:style style:name="P41" style:family="paragraph" style:parent-style-name="Standard">
      <style:paragraph-properties fo:text-align="start" style:justify-single-word="false">
        <style:tab-stops>
          <style:tab-stop style:position="4.89cm"/>
        </style:tab-stops>
      </style:paragraph-properties>
      <style:text-properties style:font-name="Arial" fo:font-weight="bold" style:font-weight-asian="bold"/>
    </style:style>
    <style:style style:name="P42" style:family="paragraph" style:parent-style-name="Standard">
      <style:paragraph-properties fo:text-align="start" style:justify-single-word="false">
        <style:tab-stops>
          <style:tab-stop style:position="4.89cm"/>
        </style:tab-stops>
      </style:paragraph-properties>
      <style:text-properties style:font-name="Arial" officeooo:rsid="001a0e59" officeooo:paragraph-rsid="001a0e59"/>
    </style:style>
    <style:style style:name="P43" style:family="paragraph" style:parent-style-name="Standard">
      <style:paragraph-properties fo:text-align="start" style:justify-single-word="false"/>
      <style:text-properties style:font-name="Arial"/>
    </style:style>
    <style:style style:name="P44" style:family="paragraph" style:parent-style-name="Standard">
      <style:paragraph-properties fo:text-align="start" style:justify-single-word="false">
        <style:tab-stops>
          <style:tab-stop style:position="4.89cm"/>
        </style:tab-stops>
      </style:paragraph-properties>
      <style:text-properties style:font-name="Arial"/>
    </style:style>
    <style:style style:name="P45" style:family="paragraph" style:parent-style-name="Standard" style:list-style-name="WWNum10">
      <style:paragraph-properties fo:text-align="start" style:justify-single-word="false">
        <style:tab-stops>
          <style:tab-stop style:position="4.89cm"/>
        </style:tab-stops>
      </style:paragraph-properties>
      <style:text-properties style:font-name="Arial"/>
    </style:style>
    <style:style style:name="P46" style:family="paragraph" style:parent-style-name="Standard">
      <style:paragraph-properties fo:margin-left="0cm" fo:margin-right="0cm" fo:text-indent="1.27cm" style:auto-text-indent="false"/>
      <style:text-properties fo:font-weight="bold" style:font-weight-asian="bold"/>
    </style:style>
    <style:style style:name="P47" style:family="paragraph" style:parent-style-name="Standard">
      <style:paragraph-properties fo:margin-left="0cm" fo:margin-right="0cm" fo:text-align="start" style:justify-single-word="false" fo:text-indent="1.27cm" style:auto-text-indent="false"/>
      <style:text-properties style:font-name="Arial" fo:font-weight="bold" style:font-weight-asian="bold"/>
    </style:style>
    <style:style style:name="P48" style:family="paragraph" style:parent-style-name="Standard">
      <style:paragraph-properties fo:margin-left="0cm" fo:margin-right="0cm" fo:text-align="start" style:justify-single-word="false" fo:text-indent="1.27cm" style:auto-text-indent="false"/>
      <style:text-properties style:font-name="Arial"/>
    </style:style>
    <style:style style:name="P49" style:family="paragraph" style:parent-style-name="Standard">
      <style:paragraph-properties fo:text-align="start" style:justify-single-word="false" fo:break-before="page"/>
      <style:text-properties style:font-name="Arial"/>
    </style:style>
    <style:style style:name="P50" style:family="paragraph" style:parent-style-name="Standard">
      <style:paragraph-properties fo:text-align="start" style:justify-single-word="false" fo:break-before="page">
        <style:tab-stops>
          <style:tab-stop style:position="4.89cm"/>
        </style:tab-stops>
      </style:paragraph-properties>
      <style:text-properties style:font-name="Arial"/>
    </style:style>
    <style:style style:name="P51" style:family="paragraph" style:parent-style-name="Standard">
      <style:paragraph-properties fo:margin-top="0.176cm" fo:margin-bottom="0.176cm" loext:contextual-spacing="false" fo:text-align="start" style:justify-single-word="false"/>
      <style:text-properties fo:color="#000000" style:font-name="Arial" fo:font-size="12pt" style:font-size-asian="12pt"/>
    </style:style>
    <style:style style:name="P52" style:family="paragraph" style:parent-style-name="Standard" style:list-style-name="">
      <style:paragraph-properties fo:margin-top="0.176cm" fo:margin-bottom="0.176cm" loext:contextual-spacing="false" fo:text-align="start" style:justify-single-word="false"/>
      <style:text-properties fo:color="#000000" style:font-name="Arial" fo:font-size="12pt" style:font-size-asian="12pt"/>
    </style:style>
    <style:style style:name="P53" style:family="paragraph" style:parent-style-name="Standard">
      <style:paragraph-properties fo:margin-top="0.176cm" fo:margin-bottom="0.176cm" loext:contextual-spacing="false" fo:text-align="start" style:justify-single-word="false"/>
      <style:text-properties style:font-name="Arial"/>
    </style:style>
    <style:style style:name="P54" style:family="paragraph" style:parent-style-name="Standard" style:list-style-name="WWNum11">
      <style:paragraph-properties fo:margin-top="0.176cm" fo:margin-bottom="0.176cm" loext:contextual-spacing="false" fo:text-align="start" style:justify-single-word="false"/>
      <style:text-properties style:font-name="Arial"/>
    </style:style>
    <style:style style:name="P55" style:family="paragraph" style:parent-style-name="Standard" style:list-style-name="WWNum12">
      <style:paragraph-properties fo:margin-top="0.176cm" fo:margin-bottom="0.176cm" loext:contextual-spacing="false" fo:text-align="start" style:justify-single-word="false"/>
      <style:text-properties style:font-name="Arial"/>
    </style:style>
    <style:style style:name="P56" style:family="paragraph" style:parent-style-name="Standard" style:list-style-name="WWNum13">
      <style:paragraph-properties fo:margin-top="0.176cm" fo:margin-bottom="0.176cm" loext:contextual-spacing="false" fo:text-align="start" style:justify-single-word="false"/>
      <style:text-properties style:font-name="Arial"/>
    </style:style>
    <style:style style:name="P57" style:family="paragraph" style:parent-style-name="Standard" style:list-style-name="WWNum14">
      <style:paragraph-properties fo:margin-top="0.176cm" fo:margin-bottom="0.176cm" loext:contextual-spacing="false" fo:text-align="start" style:justify-single-word="false"/>
      <style:text-properties style:font-name="Arial"/>
    </style:style>
    <style:style style:name="P58" style:family="paragraph" style:parent-style-name="Standard" style:list-style-name="WWNum15">
      <style:paragraph-properties fo:margin-top="0.176cm" fo:margin-bottom="0.176cm" loext:contextual-spacing="false" fo:text-align="start" style:justify-single-word="false"/>
      <style:text-properties style:font-name="Arial"/>
    </style:style>
    <style:style style:name="P59" style:family="paragraph" style:parent-style-name="Standard" style:list-style-name="WWNum16">
      <style:paragraph-properties fo:margin-top="0.176cm" fo:margin-bottom="0.176cm" loext:contextual-spacing="false" fo:text-align="start" style:justify-single-word="false"/>
      <style:text-properties style:font-name="Arial"/>
    </style:style>
    <style:style style:name="P60" style:family="paragraph" style:parent-style-name="Standard" style:list-style-name="WWNum17">
      <style:paragraph-properties fo:margin-top="0.176cm" fo:margin-bottom="0.176cm" loext:contextual-spacing="false" fo:text-align="start" style:justify-single-word="false"/>
      <style:text-properties style:font-name="Arial"/>
    </style:style>
    <style:style style:name="P61" style:family="paragraph" style:parent-style-name="Standard" style:list-style-name="WWNum18">
      <style:paragraph-properties fo:margin-top="0.176cm" fo:margin-bottom="0.176cm" loext:contextual-spacing="false" fo:text-align="start" style:justify-single-word="false"/>
      <style:text-properties style:font-name="Arial"/>
    </style:style>
    <style:style style:name="P62" style:family="paragraph" style:parent-style-name="Standard" style:list-style-name="WWNum19">
      <style:paragraph-properties fo:margin-top="0.176cm" fo:margin-bottom="0.176cm" loext:contextual-spacing="false" fo:text-align="start" style:justify-single-word="false"/>
      <style:text-properties style:font-name="Arial"/>
    </style:style>
    <style:style style:name="P63" style:family="paragraph" style:parent-style-name="Standard" style:list-style-name="WWNum21">
      <style:paragraph-properties fo:margin-top="0.176cm" fo:margin-bottom="0.176cm" loext:contextual-spacing="false" fo:text-align="start" style:justify-single-word="false"/>
      <style:text-properties style:font-name="Arial"/>
    </style:style>
    <style:style style:name="P64" style:family="paragraph" style:parent-style-name="Standard" style:list-style-name="">
      <style:paragraph-properties fo:margin-top="0.176cm" fo:margin-bottom="0.176cm" loext:contextual-spacing="false" fo:text-align="start" style:justify-single-word="false"/>
      <style:text-properties style:font-name="Arial"/>
    </style:style>
    <style:style style:name="P65" style:family="paragraph" style:parent-style-name="Standard" style:list-style-name="WWNum22">
      <style:paragraph-properties fo:margin-top="0.176cm" fo:margin-bottom="0.176cm" loext:contextual-spacing="false" fo:text-align="start" style:justify-single-word="false"/>
      <style:text-properties style:font-name="Arial"/>
    </style:style>
    <style:style style:name="P66" style:family="paragraph" style:parent-style-name="Standard" style:list-style-name="WWNum20">
      <style:paragraph-properties fo:margin-top="0.176cm" fo:margin-bottom="0.176cm" loext:contextual-spacing="false" fo:text-align="start" style:justify-single-word="false"/>
      <style:text-properties style:font-name="Arial"/>
    </style:style>
    <style:style style:name="P67" style:family="paragraph" style:parent-style-name="Standard">
      <style:paragraph-properties fo:margin-top="0.176cm" fo:margin-bottom="0.176cm" loext:contextual-spacing="false" fo:text-align="start" style:justify-single-word="false" fo:break-before="page"/>
      <style:text-properties fo:color="#000000" style:font-name="Arial" fo:font-size="12pt" style:font-size-asian="12pt"/>
    </style:style>
    <style:style style:name="P68" style:family="paragraph" style:parent-style-name="Standard">
      <style:paragraph-properties fo:margin-top="0.176cm" fo:margin-bottom="0.176cm" loext:contextual-spacing="false" fo:text-align="start" style:justify-single-word="false" fo:break-before="page"/>
      <style:text-properties style:font-name="Arial"/>
    </style:style>
    <style:style style:name="P69" style:family="paragraph" style:parent-style-name="Text_20_body" style:master-page-name="First_20_Page">
      <loext:graphic-properties draw:fill="none"/>
      <style:paragraph-properties fo:margin-left="1.3cm" fo:margin-right="0cm" fo:margin-top="0cm" fo:margin-bottom="0.247cm" loext:contextual-spacing="false" fo:line-height="120%" fo:text-align="start" style:justify-single-word="false" fo:orphans="2" fo:widows="2" fo:text-indent="-1.3cm" style:auto-text-indent="false" style:page-number="auto" style:writing-mode="lr-tb"/>
      <style:text-properties style:font-name="Arial" officeooo:rsid="001a0e59" officeooo:paragraph-rsid="001a0e59"/>
    </style:style>
    <style:style style:name="P70" style:family="paragraph" style:parent-style-name="Text_20_body">
      <style:paragraph-properties fo:text-align="start" style:justify-single-word="false"/>
      <style:text-properties style:font-name="Arial"/>
    </style:style>
    <style:style style:name="P71" style:family="paragraph" style:parent-style-name="Text_20_body" style:list-style-name="WWNum6">
      <style:paragraph-properties fo:text-align="start" style:justify-single-word="false"/>
      <style:text-properties style:font-name="Arial"/>
    </style:style>
    <style:style style:name="P72" style:family="paragraph" style:parent-style-name="footnote_20_text" style:master-page-name="Converted4">
      <style:paragraph-properties style:page-number="auto"/>
    </style:style>
    <style:style style:name="P73" style:family="paragraph" style:parent-style-name="List_20_Paragraph" style:list-style-name="WWNum7"/>
    <style:style style:name="P74" style:family="paragraph" style:parent-style-name="List_20_Paragraph" style:list-style-name="WWNum1">
      <style:paragraph-properties fo:text-align="justify" style:justify-single-word="false"/>
    </style:style>
    <style:style style:name="P75" style:family="paragraph" style:parent-style-name="List_20_Paragraph" style:list-style-name="WWNum5">
      <style:paragraph-properties fo:text-align="justify" style:justify-single-word="false"/>
    </style:style>
    <style:style style:name="P76" style:family="paragraph" style:parent-style-name="List_20_Paragraph" style:list-style-name="WWNum7">
      <style:paragraph-properties fo:text-align="justify" style:justify-single-word="false"/>
    </style:style>
    <style:style style:name="P77" style:family="paragraph" style:parent-style-name="List_20_Paragraph" style:list-style-name="WWNum7">
      <style:paragraph-properties fo:text-align="justify" style:justify-single-word="false"/>
      <style:text-properties style:text-position="super 58%" style:font-name="Arial" fo:font-weight="bold" style:font-weight-asian="bold"/>
    </style:style>
    <style:style style:name="P78" style:family="paragraph" style:parent-style-name="List_20_Paragraph">
      <style:paragraph-properties fo:text-align="start" style:justify-single-word="false"/>
      <style:text-properties style:font-name="Arial"/>
    </style:style>
    <style:style style:name="P79" style:family="paragraph" style:parent-style-name="List_20_Paragraph" style:list-style-name="WWNum6">
      <style:paragraph-properties fo:text-align="start" style:justify-single-word="false"/>
      <style:text-properties style:font-name="Arial"/>
    </style:style>
    <style:style style:name="P80" style:family="paragraph" style:parent-style-name="List_20_Paragraph" style:list-style-name="WWNum2">
      <style:paragraph-properties fo:text-align="start" style:justify-single-word="false"/>
      <style:text-properties style:font-name="Arial"/>
    </style:style>
    <style:style style:name="P81" style:family="paragraph" style:parent-style-name="List_20_Paragraph" style:list-style-name="WWNum3">
      <style:paragraph-properties fo:text-align="start" style:justify-single-word="false">
        <style:tab-stops>
          <style:tab-stop style:position="4.89cm"/>
        </style:tab-stops>
      </style:paragraph-properties>
      <style:text-properties style:font-name="Arial"/>
    </style:style>
    <style:style style:name="P82" style:family="paragraph" style:parent-style-name="List_20_Paragraph" style:list-style-name="WWNum4">
      <style:paragraph-properties fo:text-align="start" style:justify-single-word="false">
        <style:tab-stops>
          <style:tab-stop style:position="4.89cm"/>
        </style:tab-stops>
      </style:paragraph-properties>
      <style:text-properties style:font-name="Arial"/>
    </style:style>
    <style:style style:name="P83" style:family="paragraph" style:parent-style-name="List_20_Paragraph" style:list-style-name="WWNum9">
      <style:paragraph-properties fo:text-align="start" style:justify-single-word="false">
        <style:tab-stops>
          <style:tab-stop style:position="4.89cm"/>
        </style:tab-stops>
      </style:paragraph-properties>
      <style:text-properties style:font-name="Arial"/>
    </style:style>
    <style:style style:name="P84" style:family="paragraph" style:parent-style-name="List_20_Paragraph">
      <style:paragraph-properties fo:margin-left="0cm" fo:margin-right="0cm" fo:text-align="start" style:justify-single-word="false" fo:text-indent="1.27cm" style:auto-text-indent="false"/>
      <style:text-properties style:font-name="Arial"/>
    </style:style>
    <style:style style:name="P85" style:family="paragraph" style:parent-style-name="Footnote" style:master-page-name="Converted2">
      <style:paragraph-properties style:page-number="auto"/>
    </style:style>
    <style:style style:name="P86" style:family="paragraph" style:parent-style-name="Footnote" style:master-page-name="Converted6">
      <style:paragraph-properties style:page-number="auto"/>
    </style:style>
    <style:style style:name="P87" style:family="paragraph" style:parent-style-name="Footnote" style:master-page-name="Converted8">
      <style:paragraph-properties style:page-number="auto"/>
    </style:style>
    <style:style style:name="T1" style:family="text">
      <style:text-properties fo:font-size="11pt" fo:font-weight="bold" style:font-size-asian="11pt" style:font-weight-asian="bold"/>
    </style:style>
    <style:style style:name="T2" style:family="text">
      <style:text-properties fo:font-size="11pt" style:font-size-asian="11pt"/>
    </style:style>
    <style:style style:name="T3" style:family="text">
      <style:text-properties fo:font-weight="bold" style:font-weight-asian="bold"/>
    </style:style>
    <style:style style:name="T4" style:family="text"/>
    <style:style style:name="T5" style:family="text">
      <style:text-properties style:text-position="super 58%" fo:font-weight="bold" style:font-weight-asian="bold"/>
    </style:style>
    <style:style style:name="T6" style:family="text">
      <style:text-properties fo:color="#000000" fo:font-size="12pt" fo:font-weight="bold" style:font-size-asian="12pt" style:font-weight-asian="bold" style:font-weight-complex="bold"/>
    </style:style>
    <style:style style:name="T7" style:family="text">
      <style:text-properties fo:color="#000000" fo:font-size="12pt" style:font-size-asian="12pt"/>
    </style:style>
    <style:style style:name="T8" style:family="text">
      <style:text-properties fo:font-size="11pt" fo:font-weight="bold" style:font-size-asian="11pt" style:font-weight-asian="bold"/>
    </style:style>
    <style:style style:name="T9" style:family="text">
      <style:text-properties fo:font-size="11pt" style:font-size-asian="11pt"/>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style:text-position="super 58%" fo:font-weight="bold" style:font-weight-asian="bold"/>
    </style:style>
    <style:style style:name="T13" style:family="text">
      <style:text-properties fo:color="#000000" style:font-name="Times-Roman" fo:font-size="12pt" style:font-size-asian="12pt"/>
    </style:style>
    <style:style style:name="T14" style:family="text">
      <style:text-properties fo:color="#000000" style:font-name="Times-Roman" fo:font-size="12pt" fo:font-weight="bold" style:font-size-asian="12pt" style:font-weight-asian="bold" style:font-weight-complex="bold"/>
    </style:style>
    <style:style style:name="T15" style:family="text">
      <style:text-properties fo:color="#000000" style:font-name="Times-Roman" fo:font-size="12pt" fo:font-weight="normal" style:font-size-asian="12pt" style:font-weight-asian="normal" style:font-weight-complex="normal"/>
    </style:style>
    <style:style style:name="T16" style:family="text">
      <style:text-properties fo:color="#000000" fo:font-size="12pt" fo:font-weight="bold" style:font-size-asian="12pt" style:font-weight-asian="bold" style:font-weight-complex="bold"/>
    </style:style>
    <style:style style:name="T17" style:family="text">
      <style:text-properties fo:color="#000000" fo:font-size="12pt" style:font-size-asian="12pt"/>
    </style:style>
    <style:style style:name="T18" style:family="text">
      <style:text-properties fo:color="#000000" fo:font-size="12pt" officeooo:rsid="001a0e59" style:font-size-asian="12pt"/>
    </style:style>
    <style:style style:name="T19" style:family="text">
      <style:text-properties fo:color="#000000" fo:font-size="12pt" fo:font-weight="normal" style:font-size-asian="12pt" style:font-weight-asian="normal" style:font-weight-complex="normal"/>
    </style:style>
    <style:style style:name="T20" style:family="text">
      <style:text-properties fo:color="#808080"/>
    </style:style>
    <style:style style:name="fr1" style:family="graphic" style:parent-style-name="Graphics">
      <style:graphic-properties fo:margin-left="0.318cm" fo:margin-right="0.34cm" fo:margin-top="0cm" fo:margin-bottom="0.032cm" style:run-through="background" style:wrap="run-through" style:number-wrapped-paragraphs="no-limit"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changed-region xml:id="ct33098960" text:id="ct33098960">
          <text:insertion>
            <office:change-info>
              <dc:creator>Stuart Inglis</dc:creator>
              <dc:date>2015-08-18T13:58:00</dc:date>
            </office:change-info>
          </text:insertion>
        </text:changed-region>
        <text:changed-region xml:id="ct33099168" text:id="ct33099168">
          <text:insertion>
            <office:change-info>
              <dc:creator>Unknown Author</dc:creator>
              <dc:date>2015-08-23T16:45:00</dc:date>
            </office:change-info>
          </text:insertion>
        </text:changed-region>
        <text:changed-region xml:id="ct33099552" text:id="ct33099552">
          <text:insertion>
            <office:change-info>
              <dc:creator>Stuart Inglis</dc:creator>
              <dc:date>2015-08-18T13:58:00</dc:date>
            </office:change-info>
          </text:insertion>
        </text:changed-region>
        <text:changed-region xml:id="ct33099760" text:id="ct33099760">
          <text:insertion>
            <office:change-info>
              <dc:creator>Unknown Author</dc:creator>
              <dc:date>2015-08-23T16:46:00</dc:date>
            </office:change-info>
          </text:insertion>
        </text:changed-region>
        <text:changed-region xml:id="ct32744576" text:id="ct32744576">
          <text:deletion>
            <office:change-info>
              <dc:creator>Unknown Author</dc:creator>
              <dc:date>2015-08-23T16:46:00</dc:date>
            </office:change-info>
            <text:p text:style-name="P1">.</text:p>
          </text:deletion>
        </text:changed-region>
        <text:changed-region xml:id="ct33206736" text:id="ct33206736">
          <text:insertion>
            <office:change-info>
              <dc:creator>Stuart Inglis</dc:creator>
              <dc:date>2015-08-18T13:57:00</dc:date>
            </office:change-info>
          </text:insertion>
        </text:changed-region>
        <text:changed-region xml:id="ct51092160" text:id="ct51092160">
          <text:insertion>
            <office:change-info>
              <dc:creator>Unknown Author</dc:creator>
              <dc:date>2015-09-01T14:56:00</dc:date>
            </office:change-info>
          </text:insertion>
        </text:changed-region>
        <text:changed-region xml:id="ct36472160" text:id="ct36472160">
          <text:insertion>
            <office:change-info>
              <dc:creator>Unknown Author</dc:creator>
              <dc:date>2015-09-01T14:57:00</dc:date>
            </office:change-info>
          </text:insertion>
        </text:changed-region>
        <text:changed-region xml:id="ct50474400" text:id="ct50474400">
          <text:format-change>
            <office:change-info>
              <dc:creator>Unknown Author</dc:creator>
              <dc:date>2015-09-01T15:04:00</dc:date>
            </office:change-info>
          </text:format-change>
        </text:changed-region>
        <text:changed-region xml:id="ct36431648" text:id="ct36431648">
          <text:deletion>
            <office:change-info>
              <dc:creator>Unknown Author</dc:creator>
              <dc:date>2015-09-01T14:58:00</dc:date>
            </office:change-info>
            <text:p text:style-name="P2"><text:span text:style-name="T1"/></text:p>
            <text:p text:style-name="P2"><text:span text:style-name="T1">Name</text:span></text:p>
          </text:deletion>
        </text:changed-region>
        <text:changed-region xml:id="ct31951872" text:id="ct31951872">
          <text:deletion>
            <office:change-info>
              <dc:creator>Unknown Author</dc:creator>
              <dc:date>2015-09-01T14:58:00</dc:date>
            </office:change-info>
            <text:p text:style-name="P2"><text:span text:style-name="T1"><text:tab/><text:tab/><text:tab/></text:span></text:p>
          </text:deletion>
          <text:insertion>
            <office:change-info office:chg-author="Stuart Inglis" office:chg-date-time="2015-08-18T12:55:00"/>
          </text:insertion>
        </text:changed-region>
        <text:changed-region xml:id="ct32006976" text:id="ct32006976">
          <text:deletion>
            <office:change-info>
              <dc:creator>Unknown Author</dc:creator>
              <dc:date>2015-09-01T14:58:00</dc:date>
            </office:change-info>
            <text:p text:style-name="P2"><text:span text:style-name="T1"><text:tab/><text:tab/><text:tab/></text:span></text:p>
          </text:deletion>
          <text:insertion>
            <office:change-info office:chg-author="Stuart Inglis" office:chg-date-time="2015-08-18T12:56:00"/>
          </text:insertion>
        </text:changed-region>
        <text:changed-region xml:id="ct32008032" text:id="ct32008032">
          <text:deletion>
            <office:change-info>
              <dc:creator>Unknown Author</dc:creator>
              <dc:date>2015-09-01T14:58:00</dc:date>
            </office:change-info>
            <text:p text:style-name="P2"><text:span text:style-name="T1">Version</text:span></text:p>
          </text:deletion>
          <text:insertion>
            <office:change-info office:chg-author="Stuart Inglis" office:chg-date-time="2015-08-18T12:55:00"/>
          </text:insertion>
        </text:changed-region>
        <text:changed-region xml:id="ct31938720" text:id="ct31938720">
          <text:deletion>
            <office:change-info>
              <dc:creator>Unknown Author</dc:creator>
              <dc:date>2015-09-01T14:58:00</dc:date>
            </office:change-info>
            <text:p text:style-name="P2"><text:span text:style-name="T1"><text:tab/>Comments</text:span></text:p>
            <text:p text:style-name="P2"><text:span text:style-name="T1"/></text:p>
          </text:deletion>
          <text:insertion>
            <office:change-info office:chg-author="Stuart Inglis" office:chg-date-time="2015-08-18T12:56:00"/>
          </text:insertion>
        </text:changed-region>
        <text:changed-region xml:id="ct32002608" text:id="ct32002608">
          <text:deletion>
            <office:change-info>
              <dc:creator>Unknown Author</dc:creator>
              <dc:date>2015-09-01T14:58:00</dc:date>
            </office:change-info>
            <text:p text:style-name="P2"><text:span text:style-name="T1"/></text:p>
            <text:p text:style-name="P2"><text:span text:style-name="T1"/></text:p>
          </text:deletion>
          <text:insertion>
            <office:change-info office:chg-author="Stuart Inglis" office:chg-date-time="2015-08-18T12:55:00"/>
          </text:insertion>
        </text:changed-region>
        <text:changed-region xml:id="ct32030784" text:id="ct32030784">
          <text:deletion>
            <office:change-info>
              <dc:creator>Unknown Author</dc:creator>
              <dc:date>2015-09-01T14:58:00</dc:date>
            </office:change-info>
            <text:p text:style-name="P2"><text:span text:style-name="T1">Mathias Ortmann, Chief </text:span></text:p>
          </text:deletion>
          <text:insertion>
            <office:change-info office:chg-author="Stuart Inglis" office:chg-date-time="2015-08-18T12:56:00"/>
          </text:insertion>
        </text:changed-region>
        <text:changed-region xml:id="ct31969616" text:id="ct31969616">
          <text:deletion>
            <office:change-info>
              <dc:creator>Unknown Author</dc:creator>
              <dc:date>2015-09-01T14:58:00</dc:date>
            </office:change-info>
            <text:p text:style-name="P2"><text:span text:style-name="T1">Systems </text:span></text:p>
          </text:deletion>
          <text:insertion>
            <office:change-info office:chg-author="Stuart Inglis" office:chg-date-time="2015-08-18T14:45:00"/>
          </text:insertion>
        </text:changed-region>
        <text:changed-region xml:id="ct31969824" text:id="ct31969824">
          <text:deletion>
            <office:change-info>
              <dc:creator>Unknown Author</dc:creator>
              <dc:date>2015-09-01T14:58:00</dc:date>
            </office:change-info>
            <text:p text:style-name="P2"><text:span text:style-name="T1">Architect<text:tab/></text:span></text:p>
          </text:deletion>
          <text:insertion>
            <office:change-info office:chg-author="Stuart Inglis" office:chg-date-time="2015-08-18T12:56:00"/>
          </text:insertion>
        </text:changed-region>
        <text:changed-region xml:id="ct31961264" text:id="ct31961264">
          <text:deletion>
            <office:change-info>
              <dc:creator>Unknown Author</dc:creator>
              <dc:date>2015-09-01T14:58:00</dc:date>
            </office:change-info>
            <text:p text:style-name="P2"><text:span text:style-name="T1"><text:s text:c="4"/></text:span></text:p>
          </text:deletion>
          <text:insertion>
            <office:change-info office:chg-author="Stuart Inglis" office:chg-date-time="2015-08-18T14:45:00"/>
          </text:insertion>
        </text:changed-region>
        <text:changed-region xml:id="ct31961472" text:id="ct31961472">
          <text:deletion>
            <office:change-info>
              <dc:creator>Unknown Author</dc:creator>
              <dc:date>2015-09-01T14:58:00</dc:date>
            </office:change-info>
            <text:p text:style-name="P2"><text:span text:style-name="T1">1.0</text:span></text:p>
          </text:deletion>
          <text:insertion>
            <office:change-info office:chg-author="Stuart Inglis" office:chg-date-time="2015-08-18T12:56:00"/>
          </text:insertion>
        </text:changed-region>
        <text:changed-region xml:id="ct32003648" text:id="ct32003648">
          <text:deletion>
            <office:change-info>
              <dc:creator>Unknown Author</dc:creator>
              <dc:date>2015-09-01T14:58:00</dc:date>
            </office:change-info>
            <text:p text:style-name="P2"><text:span text:style-name="T1"><text:tab/></text:span></text:p>
          </text:deletion>
          <text:insertion>
            <office:change-info office:chg-author="Stuart Inglis" office:chg-date-time="2015-08-18T12:57:00"/>
          </text:insertion>
        </text:changed-region>
        <text:changed-region xml:id="ct32003856" text:id="ct32003856">
          <text:deletion>
            <office:change-info>
              <dc:creator>Unknown Author</dc:creator>
              <dc:date>2015-09-01T14:58:00</dc:date>
            </office:change-info>
            <text:p text:style-name="P2"><text:span text:style-name="T1"><text:tab/></text:span></text:p>
          </text:deletion>
          <text:insertion>
            <office:change-info office:chg-author="Stuart Inglis" office:chg-date-time="2015-08-18T12:56:00"/>
          </text:insertion>
        </text:changed-region>
        <text:changed-region xml:id="ct31971712" text:id="ct31971712">
          <text:deletion>
            <office:change-info>
              <dc:creator>Unknown Author</dc:creator>
              <dc:date>2015-09-01T14:58:00</dc:date>
            </office:change-info>
            <text:p text:style-name="P2"><text:span text:style-name="T1">Primary </text:span></text:p>
          </text:deletion>
          <text:insertion>
            <office:change-info office:chg-author="Stuart Inglis" office:chg-date-time="2015-08-18T13:03:00"/>
          </text:insertion>
        </text:changed-region>
        <text:changed-region xml:id="ct31971920" text:id="ct31971920">
          <text:deletion>
            <office:change-info>
              <dc:creator>Unknown Author</dc:creator>
              <dc:date>2015-09-01T14:58:00</dc:date>
            </office:change-info>
            <text:p text:style-name="P2"><text:span text:style-name="T1">authors</text:span></text:p>
          </text:deletion>
          <text:insertion>
            <office:change-info office:chg-author="Stuart Inglis" office:chg-date-time="2015-08-18T12:56:00"/>
          </text:insertion>
        </text:changed-region>
        <text:changed-region xml:id="ct49909168" text:id="ct49909168">
          <text:deletion>
            <office:change-info>
              <dc:creator>Unknown Author</dc:creator>
              <dc:date>2015-09-01T14:58:00</dc:date>
            </office:change-info>
            <text:p text:style-name="P2"><text:span text:style-name="T1"/></text:p>
            <text:p text:style-name="P2"><text:span text:style-name="T1">Bram van der </text:span></text:p>
          </text:deletion>
        </text:changed-region>
        <text:changed-region xml:id="ct32019296" text:id="ct32019296">
          <text:deletion>
            <office:change-info>
              <dc:creator>Unknown Author</dc:creator>
              <dc:date>2015-09-01T14:58:00</dc:date>
            </office:change-info>
            <text:p text:style-name="P2"><text:span text:style-name="T1">Kolk, Chief Programmer</text:span></text:p>
          </text:deletion>
          <text:insertion>
            <office:change-info office:chg-author="Stuart Inglis" office:chg-date-time="2015-08-18T12:56:00"/>
          </text:insertion>
        </text:changed-region>
        <text:changed-region xml:id="ct49909440" text:id="ct49909440">
          <text:deletion>
            <office:change-info>
              <dc:creator>Unknown Author</dc:creator>
              <dc:date>2015-09-01T14:58:00</dc:date>
            </office:change-info>
            <text:p text:style-name="P2"><text:span text:style-name="T1"/></text:p>
            <text:p text:style-name="P3"/>
            <text:p text:style-name="P2"><text:span text:style-name="T1"/></text:p>
          </text:deletion>
        </text:changed-region>
        <text:changed-region xml:id="ct31953952" text:id="ct31953952">
          <text:deletion>
            <office:change-info>
              <dc:creator>Unknown Author</dc:creator>
              <dc:date>2015-09-01T14:58:00</dc:date>
            </office:change-info>
            <text:p text:style-name="P2"><text:span text:style-name="T1">André Meister, Senior Programmer<text:tab/><text:tab/></text:span></text:p>
          </text:deletion>
          <text:insertion>
            <office:change-info office:chg-author="Stuart Inglis" office:chg-date-time="2015-08-18T12:57:00"/>
          </text:insertion>
        </text:changed-region>
        <text:changed-region xml:id="ct32004688" text:id="ct32004688">
          <text:deletion>
            <office:change-info>
              <dc:creator>Unknown Author</dc:creator>
              <dc:date>2015-09-01T14:58:00</dc:date>
            </office:change-info>
            <text:p text:style-name="P2"><text:span text:style-name="T1"><text:s text:c="4"/></text:span></text:p>
          </text:deletion>
          <text:insertion>
            <office:change-info office:chg-author="Stuart Inglis" office:chg-date-time="2015-08-18T14:45:00"/>
          </text:insertion>
        </text:changed-region>
        <text:changed-region xml:id="ct31960224" text:id="ct31960224">
          <text:deletion>
            <office:change-info>
              <dc:creator>Unknown Author</dc:creator>
              <dc:date>2015-09-01T14:58:00</dc:date>
            </office:change-info>
            <text:p text:style-name="P2"><text:span text:style-name="T1">1.1<text:tab/><text:tab/>Edits, timeline</text:span></text:p>
          </text:deletion>
          <text:insertion>
            <office:change-info office:chg-author="Stuart Inglis" office:chg-date-time="2015-08-18T12:57:00"/>
          </text:insertion>
        </text:changed-region>
        <text:changed-region xml:id="ct49876112" text:id="ct49876112">
          <text:deletion>
            <office:change-info>
              <dc:creator>Unknown Author</dc:creator>
              <dc:date>2015-09-01T14:58:00</dc:date>
            </office:change-info>
            <text:p text:style-name="P2"><text:span text:style-name="T1"/></text:p>
            <text:p text:style-name="P2"><text:span text:style-name="T1"/></text:p>
          </text:deletion>
        </text:changed-region>
        <text:changed-region xml:id="ct31878288" text:id="ct31878288">
          <text:deletion>
            <office:change-info>
              <dc:creator>Unknown Author</dc:creator>
              <dc:date>2015-09-01T14:58:00</dc:date>
            </office:change-info>
            <text:p text:style-name="P2"><text:span text:style-name="T1"><text:tab/>Jon Purvis, Senior Programmer</text:span></text:p>
          </text:deletion>
          <text:insertion>
            <office:change-info office:chg-author="Stuart Inglis" office:chg-date-time="2015-08-18T12:57:00"/>
          </text:insertion>
        </text:changed-region>
        <text:changed-region xml:id="ct49876384" text:id="ct49876384">
          <text:deletion>
            <office:change-info>
              <dc:creator>Unknown Author</dc:creator>
              <dc:date>2015-09-01T14:58:00</dc:date>
            </office:change-info>
            <text:p text:style-name="P2"><text:span text:style-name="T1"/></text:p>
            <text:p text:style-name="P2"><text:span text:style-name="T1"/></text:p>
          </text:deletion>
        </text:changed-region>
        <text:changed-region xml:id="ct32087616" text:id="ct32087616">
          <text:deletion>
            <office:change-info>
              <dc:creator>Unknown Author</dc:creator>
              <dc:date>2015-09-01T14:58:00</dc:date>
            </office:change-info>
            <text:p text:style-name="P2"><text:span text:style-name="T1"><text:tab/>Graham Gaylard, CEO</text:span></text:p>
          </text:deletion>
          <text:insertion>
            <office:change-info office:chg-author="Stuart Inglis" office:chg-date-time="2015-08-18T13:00:00"/>
          </text:insertion>
        </text:changed-region>
        <text:changed-region xml:id="ct36473120" text:id="ct36473120">
          <text:deletion>
            <office:change-info>
              <dc:creator>Unknown Author</dc:creator>
              <dc:date>2015-09-01T14:58:00</dc:date>
            </office:change-info>
            <text:p text:style-name="P2"><text:span text:style-name="T1"/></text:p>
            <text:p text:style-name="P2"><text:span text:style-name="T1"/></text:p>
          </text:deletion>
        </text:changed-region>
        <text:changed-region xml:id="ct32097392" text:id="ct32097392">
          <text:deletion>
            <office:change-info>
              <dc:creator>Unknown Author</dc:creator>
              <dc:date>2015-09-01T14:58:00</dc:date>
            </office:change-info>
            <text:p text:style-name="P2"><text:span text:style-name="T1"><text:tab/>Stuart Inglis, CTO<text:tab/></text:span></text:p>
          </text:deletion>
          <text:insertion>
            <office:change-info office:chg-author="Stuart Inglis" office:chg-date-time="2015-08-18T13:00:00"/>
          </text:insertion>
        </text:changed-region>
        <text:changed-region xml:id="ct36473392" text:id="ct36473392">
          <text:deletion>
            <office:change-info>
              <dc:creator>Unknown Author</dc:creator>
              <dc:date>2015-09-01T14:58:00</dc:date>
            </office:change-info>
            <text:p text:style-name="P2"><text:span text:style-name="T1"/></text:p>
            <text:p text:style-name="P4"/>
            <text:p text:style-name="P2"><text:span text:style-name="T1"/></text:p>
          </text:deletion>
        </text:changed-region>
        <text:changed-region xml:id="ct32086512" text:id="ct32086512">
          <text:deletion>
            <office:change-info>
              <dc:creator>Unknown Author</dc:creator>
              <dc:date>2015-09-01T14:58:00</dc:date>
            </office:change-info>
            <text:p text:style-name="P2"><text:span text:style-name="T1"><text:tab/>Shaun May, Sysadmin<text:tab/><text:tab/><text:tab/></text:span></text:p>
          </text:deletion>
          <text:insertion>
            <office:change-info office:chg-author="Stuart Inglis" office:chg-date-time="2015-08-18T12:58:00"/>
          </text:insertion>
        </text:changed-region>
        <text:changed-region xml:id="ct31887664" text:id="ct31887664">
          <text:deletion>
            <office:change-info>
              <dc:creator>Unknown Author</dc:creator>
              <dc:date>2015-09-01T14:58:00</dc:date>
            </office:change-info>
            <text:p text:style-name="P2"><text:span text:style-name="T1"><text:tab/></text:span></text:p>
          </text:deletion>
          <text:insertion>
            <office:change-info office:chg-author="Stuart Inglis" office:chg-date-time="2015-08-18T14:46:00"/>
          </text:insertion>
        </text:changed-region>
        <text:changed-region xml:id="ct32053712" text:id="ct32053712">
          <text:deletion>
            <office:change-info>
              <dc:creator>Unknown Author</dc:creator>
              <dc:date>2015-09-01T14:58:00</dc:date>
            </office:change-info>
            <text:p text:style-name="P2"><text:span text:style-name="T1"><text:s text:c="4"/></text:span></text:p>
          </text:deletion>
          <text:insertion>
            <office:change-info office:chg-author="Stuart Inglis" office:chg-date-time="2015-08-18T14:45:00"/>
          </text:insertion>
        </text:changed-region>
        <text:changed-region xml:id="ct33704064" text:id="ct33704064">
          <text:deletion>
            <office:change-info>
              <dc:creator>Unknown Author</dc:creator>
              <dc:date>2015-09-01T14:58:00</dc:date>
            </office:change-info>
            <text:p text:style-name="P2"><text:span text:style-name="T1">1.2<text:tab/><text:tab/></text:span></text:p>
          </text:deletion>
          <text:insertion>
            <office:change-info office:chg-author="Stuart Inglis" office:chg-date-time="2015-08-18T12:58:00"/>
          </text:insertion>
        </text:changed-region>
        <text:changed-region xml:id="ct31881376" text:id="ct31881376">
          <text:deletion>
            <office:change-info>
              <dc:creator>Unknown Author</dc:creator>
              <dc:date>2015-09-01T14:58:00</dc:date>
            </office:change-info>
            <text:p text:style-name="P2"><text:span text:style-name="T1">DB, sharding</text:span></text:p>
          </text:deletion>
          <text:insertion>
            <office:change-info office:chg-author="Stuart Inglis" office:chg-date-time="2015-08-18T14:46:00"/>
          </text:insertion>
        </text:changed-region>
        <text:changed-region xml:id="ct32140176" text:id="ct32140176">
          <text:deletion>
            <office:change-info>
              <dc:creator>Unknown Author</dc:creator>
              <dc:date>2015-09-01T14:58:00</dc:date>
            </office:change-info>
            <text:p text:style-name="P2"><text:span text:style-name="T1">, comments</text:span></text:p>
          </text:deletion>
          <text:insertion>
            <office:change-info office:chg-author="Stuart Inglis" office:chg-date-time="2015-08-18T12:58:00"/>
          </text:insertion>
        </text:changed-region>
        <text:changed-region xml:id="ct50775280" text:id="ct50775280">
          <text:deletion>
            <office:change-info>
              <dc:creator>Unknown Author</dc:creator>
              <dc:date>2015-09-01T14:58:00</dc:date>
            </office:change-info>
            <text:p text:style-name="P2"><text:span text:style-name="T1"/></text:p>
            <text:p text:style-name="P2"><text:span text:style-name="T1"/></text:p>
          </text:deletion>
        </text:changed-region>
        <text:changed-region xml:id="ct32107328" text:id="ct32107328">
          <text:deletion>
            <office:change-info>
              <dc:creator>Unknown Author</dc:creator>
              <dc:date>2015-09-01T14:58:00</dc:date>
            </office:change-info>
            <text:p text:style-name="P2"><text:span text:style-name="T1"><text:tab/>Mark van Walraven, Sysadmin</text:span></text:p>
          </text:deletion>
          <text:insertion>
            <office:change-info office:chg-author="Stuart Inglis" office:chg-date-time="2015-08-18T12:58:00"/>
          </text:insertion>
        </text:changed-region>
        <text:changed-region xml:id="ct33213408" text:id="ct33213408">
          <text:deletion>
            <office:change-info>
              <dc:creator>Unknown Author</dc:creator>
              <dc:date>2015-09-01T14:58:00</dc:date>
            </office:change-info>
            <text:p text:style-name="P2"><text:span text:style-name="T1"/></text:p>
            <text:p text:style-name="P2"><text:span text:style-name="T1"/></text:p>
          </text:deletion>
          <text:insertion>
            <office:change-info office:chg-author="Stuart Inglis" office:chg-date-time="2015-08-18T13:40:00"/>
          </text:insertion>
        </text:changed-region>
        <text:changed-region xml:id="ct50775552" text:id="ct50775552">
          <text:deletion>
            <office:change-info>
              <dc:creator>Unknown Author</dc:creator>
              <dc:date>2015-09-01T14:58:00</dc:date>
            </office:change-info>
            <text:p text:style-name="P2"><text:span text:style-name="T1"/></text:p>
            <text:p text:style-name="P2"><text:span text:style-name="T1"/></text:p>
          </text:deletion>
        </text:changed-region>
        <text:changed-region xml:id="ct32090272" text:id="ct32090272">
          <text:deletion>
            <office:change-info>
              <dc:creator>Unknown Author</dc:creator>
              <dc:date>2015-09-01T14:58:00</dc:date>
            </office:change-info>
            <text:p text:style-name="P2"><text:span text:style-name="T1">Mathias Ortmann, Chief Systems Architect<text:tab/> <text:s text:c="3"/>1.3<text:tab/><text:tab/>TBD</text:span></text:p>
          </text:deletion>
          <text:insertion>
            <office:change-info office:chg-author="Stuart Inglis" office:chg-date-time="2015-08-18T14:46:00"/>
          </text:insertion>
        </text:changed-region>
        <text:changed-region xml:id="ct49943760" text:id="ct49943760">
          <text:deletion>
            <office:change-info>
              <dc:creator>Unknown Author</dc:creator>
              <dc:date>2015-09-01T14:58:00</dc:date>
            </office:change-info>
            <text:p text:style-name="P2"><text:span text:style-name="T1"/></text:p>
            <text:p text:style-name="P5"><text:span text:style-name="T1"/></text:p>
          </text:deletion>
        </text:changed-region>
        <text:changed-region xml:id="ct33079104" text:id="ct33079104">
          <text:deletion>
            <office:change-info>
              <dc:creator>Unknown Author</dc:creator>
              <dc:date>2015-09-01T14:58:00</dc:date>
            </office:change-info>
            <text:p text:style-name="P5"><text:span text:style-name="T2">Bram van der Kolk, Chief Programmer</text:span></text:p>
            <text:p text:style-name="P2"><text:span text:style-name="T1"/></text:p>
          </text:deletion>
          <text:insertion>
            <office:change-info office:chg-author="Stuart Inglis" office:chg-date-time="2015-08-18T14:46:00"/>
          </text:insertion>
        </text:changed-region>
        <text:changed-region xml:id="ct36625456" text:id="ct36625456">
          <text:deletion>
            <office:change-info>
              <dc:creator>Unknown Author</dc:creator>
              <dc:date>2015-09-01T14:58:00</dc:date>
            </office:change-info>
            <text:p text:style-name="P2"><text:span text:style-name="T1"/></text:p>
            <text:p text:style-name="P2"><text:span text:style-name="T1"/></text:p>
          </text:deletion>
        </text:changed-region>
        <text:changed-region xml:id="ct32546208" text:id="ct32546208">
          <text:deletion>
            <office:change-info>
              <dc:creator>Unknown Author</dc:creator>
              <dc:date>2015-09-01T14:58:00</dc:date>
            </office:change-info>
            <text:p text:style-name="P2"><text:span text:style-name="T1"><text:tab/>Guy Kloss, </text:span></text:p>
          </text:deletion>
          <text:insertion>
            <office:change-info office:chg-author="Stuart Inglis" office:chg-date-time="2015-08-18T13:40:00"/>
          </text:insertion>
        </text:changed-region>
        <text:changed-region xml:id="ct33262976" text:id="ct33262976">
          <text:deletion>
            <office:change-info>
              <dc:creator>Unknown Author</dc:creator>
              <dc:date>2015-09-01T14:58:00</dc:date>
            </office:change-info>
            <text:p text:style-name="P2"><text:span text:style-name="T1">Lead Software Developer</text:span></text:p>
          </text:deletion>
          <text:insertion>
            <office:change-info office:chg-author="Stuart Inglis" office:chg-date-time="2015-08-18T13:41:00"/>
          </text:insertion>
        </text:changed-region>
        <text:changed-region xml:id="ct33209760" text:id="ct33209760">
          <text:deletion>
            <office:change-info>
              <dc:creator>Unknown Author</dc:creator>
              <dc:date>2015-09-01T14:58:00</dc:date>
            </office:change-info>
            <text:p text:style-name="P2"><text:span text:style-name="T1"><text:tab/></text:span></text:p>
          </text:deletion>
          <text:insertion>
            <office:change-info office:chg-author="Stuart Inglis" office:chg-date-time="2015-08-18T14:46:00"/>
          </text:insertion>
        </text:changed-region>
        <text:changed-region xml:id="ct33180240" text:id="ct33180240">
          <text:deletion>
            <office:change-info>
              <dc:creator>Unknown Author</dc:creator>
              <dc:date>2015-09-01T14:58:00</dc:date>
            </office:change-info>
            <text:p text:style-name="P2"><text:span text:style-name="T1"><text:tab/></text:span></text:p>
          </text:deletion>
          <text:insertion>
            <office:change-info office:chg-author="Stuart Inglis" office:chg-date-time="2015-08-18T13:41:00"/>
          </text:insertion>
        </text:changed-region>
        <text:changed-region xml:id="ct33108288" text:id="ct33108288">
          <text:deletion>
            <office:change-info>
              <dc:creator>Unknown Author</dc:creator>
              <dc:date>2015-09-01T14:58:00</dc:date>
            </office:change-info>
            <text:p text:style-name="P2"><text:span text:style-name="T1"><text:s text:c="4"/></text:span></text:p>
          </text:deletion>
          <text:insertion>
            <office:change-info office:chg-author="Stuart Inglis" office:chg-date-time="2015-08-18T14:45:00"/>
          </text:insertion>
        </text:changed-region>
        <text:changed-region xml:id="ct33093488" text:id="ct33093488">
          <text:deletion>
            <office:change-info>
              <dc:creator>Unknown Author</dc:creator>
              <dc:date>2015-09-01T14:58:00</dc:date>
            </office:change-info>
            <text:p text:style-name="P2"><text:span text:style-name="T1">1.x<text:tab/><text:tab/></text:span></text:p>
          </text:deletion>
          <text:insertion>
            <office:change-info office:chg-author="Stuart Inglis" office:chg-date-time="2015-08-18T13:41:00"/>
          </text:insertion>
        </text:changed-region>
        <text:changed-region xml:id="ct32977744" text:id="ct32977744">
          <text:deletion>
            <office:change-info>
              <dc:creator>Unknown Author</dc:creator>
              <dc:date>2015-09-01T14:58:00</dc:date>
            </office:change-info>
            <text:p text:style-name="P2"><text:span text:style-name="T1">TBD</text:span></text:p>
          </text:deletion>
          <text:insertion>
            <office:change-info office:chg-author="Stuart Inglis" office:chg-date-time="2015-08-18T13:49:00"/>
          </text:insertion>
        </text:changed-region>
        <text:changed-region xml:id="ct32978016" text:id="ct32978016">
          <text:deletion>
            <office:change-info>
              <dc:creator>Unknown Author</dc:creator>
              <dc:date>2015-09-01T14:58:00</dc:date>
            </office:change-info>
            <text:p text:style-name="P2"><text:span text:style-name="T1"><text:s/></text:span></text:p>
          </text:deletion>
          <text:insertion>
            <office:change-info office:chg-author="Stuart Inglis" office:chg-date-time="2015-08-18T13:41:00"/>
          </text:insertion>
        </text:changed-region>
        <text:changed-region xml:id="ct32876576" text:id="ct32876576">
          <text:deletion>
            <office:change-info>
              <dc:creator>Unknown Author</dc:creator>
              <dc:date>2015-09-01T14:58:00</dc:date>
            </office:change-info>
            <text:p text:style-name="P2"><text:span text:style-name="T1"/></text:p>
            <text:p text:style-name="P2"><text:span text:style-name="T1"/></text:p>
          </text:deletion>
          <text:insertion>
            <office:change-info office:chg-author="Stuart Inglis" office:chg-date-time="2015-08-18T12:57:00"/>
          </text:insertion>
        </text:changed-region>
        <text:changed-region xml:id="ct50222928" text:id="ct50222928">
          <text:deletion>
            <office:change-info>
              <dc:creator>Unknown Author</dc:creator>
              <dc:date>2015-09-01T14:58:00</dc:date>
            </office:change-info>
            <text:p text:style-name="P2"><text:span text:style-name="T1"/></text:p>
            <text:p text:style-name="P6"><text:span text:style-name="T2"/></text:p>
            <text:p text:style-name="P7"/>
            <text:p text:style-name="P2"><text:span text:style-name="T3"/></text:p>
          </text:deletion>
        </text:changed-region>
        <text:changed-region xml:id="ct33195504" text:id="ct33195504">
          <text:deletion>
            <office:change-info>
              <dc:creator>Unknown Author</dc:creator>
              <dc:date>2015-09-01T14:58:00</dc:date>
            </office:change-info>
            <text:p text:style-name="P2"><text:span text:style-name="T3">High Level </text:span></text:p>
          </text:deletion>
          <text:insertion>
            <office:change-info office:chg-author="Stuart Inglis" office:chg-date-time="2015-08-18T12:49:00"/>
          </text:insertion>
        </text:changed-region>
        <text:changed-region xml:id="ct33050432" text:id="ct33050432">
          <text:deletion>
            <office:change-info>
              <dc:creator>Unknown Author</dc:creator>
              <dc:date>2015-09-01T14:58:00</dc:date>
            </office:change-info>
            <text:p text:style-name="P2"><text:span text:style-name="T3">Product </text:span></text:p>
          </text:deletion>
          <text:insertion>
            <office:change-info office:chg-author="Stuart Inglis" office:chg-date-time="2015-08-18T13:00:00"/>
          </text:insertion>
        </text:changed-region>
        <text:changed-region xml:id="ct33050016" text:id="ct33050016">
          <text:deletion>
            <office:change-info>
              <dc:creator>Unknown Author</dc:creator>
              <dc:date>2015-09-01T14:58:00</dc:date>
            </office:change-info>
            <text:p text:style-name="P2"><text:span text:style-name="T3">Goals</text:span></text:p>
          </text:deletion>
          <text:insertion>
            <office:change-info office:chg-author="Stuart Inglis" office:chg-date-time="2015-08-18T12:49:00"/>
          </text:insertion>
        </text:changed-region>
        <text:changed-region xml:id="ct31965440" text:id="ct31965440">
          <text:deletion>
            <office:change-info>
              <dc:creator>Unknown Author</dc:creator>
              <dc:date>2015-09-01T14:58:00</dc:date>
            </office:change-info>
            <text:p text:style-name="P2"><text:span text:style-name="T1"/></text:p>
            <text:p text:style-name="P7"/>
            <text:p text:style-name="P2"><text:span text:style-name="T3"/></text:p>
          </text:deletion>
        </text:changed-region>
        <text:changed-region xml:id="ct33195040" text:id="ct33195040">
          <text:deletion>
            <office:change-info>
              <dc:creator>Unknown Author</dc:creator>
              <dc:date>2015-09-01T14:58:00</dc:date>
            </office:change-info>
            <text:p text:style-name="P2"><text:span text:style-name="T3">An </text:span></text:p>
          </text:deletion>
          <text:insertion>
            <office:change-info office:chg-author="Stuart Inglis" office:chg-date-time="2015-08-18T12:54:00"/>
          </text:insertion>
        </text:changed-region>
        <text:changed-region xml:id="ct32670928" text:id="ct32670928">
          <text:deletion>
            <office:change-info>
              <dc:creator>Unknown Author</dc:creator>
              <dc:date>2015-09-01T14:58:00</dc:date>
            </office:change-info>
            <text:p text:style-name="P2"><text:span text:style-name="T3">easy to use, secure chat with </text:span></text:p>
          </text:deletion>
          <text:insertion>
            <office:change-info office:chg-author="Stuart Inglis" office:chg-date-time="2015-08-18T12:50:00"/>
          </text:insertion>
        </text:changed-region>
        <text:changed-region xml:id="ct32642320" text:id="ct32642320">
          <text:deletion>
            <office:change-info>
              <dc:creator>Unknown Author</dc:creator>
              <dc:date>2015-09-01T14:58:00</dc:date>
            </office:change-info>
            <text:p text:style-name="P2"><text:span text:style-name="T3">the normal features that a normal user would expect, but with additional MEGA user controlled privacy.</text:span></text:p>
          </text:deletion>
          <text:insertion>
            <office:change-info office:chg-author="Stuart Inglis" office:chg-date-time="2015-08-18T13:01:00"/>
          </text:insertion>
        </text:changed-region>
        <text:changed-region xml:id="ct32642592" text:id="ct32642592">
          <text:deletion>
            <office:change-info>
              <dc:creator>Unknown Author</dc:creator>
              <dc:date>2015-09-01T14:58:00</dc:date>
            </office:change-info>
            <text:p text:style-name="P2"><text:span text:style-name="T3"><text:s/></text:span></text:p>
          </text:deletion>
          <text:insertion>
            <office:change-info office:chg-author="Stuart Inglis" office:chg-date-time="2015-08-18T12:59:00"/>
          </text:insertion>
        </text:changed-region>
        <text:changed-region xml:id="ct33122512" text:id="ct33122512">
          <text:deletion>
            <office:change-info>
              <dc:creator>Unknown Author</dc:creator>
              <dc:date>2015-09-01T14:58:00</dc:date>
            </office:change-info>
            <text:p text:style-name="P2"><text:span text:style-name="T3">These include</text:span></text:p>
          </text:deletion>
          <text:insertion>
            <office:change-info office:chg-author="Stuart Inglis" office:chg-date-time="2015-08-18T13:01:00"/>
          </text:insertion>
        </text:changed-region>
        <text:changed-region xml:id="ct33136832" text:id="ct33136832">
          <text:deletion>
            <office:change-info>
              <dc:creator>Unknown Author</dc:creator>
              <dc:date>2015-09-01T14:58:00</dc:date>
            </office:change-info>
            <text:p text:style-name="P2"><text:span text:style-name="T3">: message privacy, multiple devices, </text:span></text:p>
          </text:deletion>
          <text:insertion>
            <office:change-info office:chg-author="Stuart Inglis" office:chg-date-time="2015-08-18T12:59:00"/>
          </text:insertion>
        </text:changed-region>
        <text:changed-region xml:id="ct32962944" text:id="ct32962944">
          <text:deletion>
            <office:change-info>
              <dc:creator>Unknown Author</dc:creator>
              <dc:date>2015-09-01T14:58:00</dc:date>
            </office:change-info>
            <text:p text:style-name="P2"><text:span text:style-name="T3">typing progress, </text:span></text:p>
          </text:deletion>
          <text:insertion>
            <office:change-info office:chg-author="Stuart Inglis" office:chg-date-time="2015-08-18T12:50:00"/>
          </text:insertion>
        </text:changed-region>
        <text:changed-region xml:id="ct33137248" text:id="ct33137248">
          <text:deletion>
            <office:change-info>
              <dc:creator>Unknown Author</dc:creator>
              <dc:date>2015-09-01T14:58:00</dc:date>
            </office:change-info>
            <text:p text:style-name="P2"><text:span text:style-name="T3">secure chat history, </text:span></text:p>
          </text:deletion>
          <text:insertion>
            <office:change-info office:chg-author="Stuart Inglis" office:chg-date-time="2015-08-18T13:28:00"/>
          </text:insertion>
        </text:changed-region>
        <text:changed-region xml:id="ct32963152" text:id="ct32963152">
          <text:deletion>
            <office:change-info>
              <dc:creator>Unknown Author</dc:creator>
              <dc:date>2015-09-01T14:58:00</dc:date>
            </office:change-info>
            <text:p text:style-name="P2"><text:span text:style-name="T3">offline</text:span></text:p>
          </text:deletion>
          <text:insertion>
            <office:change-info office:chg-author="Stuart Inglis" office:chg-date-time="2015-08-18T13:50:00"/>
          </text:insertion>
        </text:changed-region>
        <text:changed-region xml:id="ct32963360" text:id="ct32963360">
          <text:deletion>
            <office:change-info>
              <dc:creator>Unknown Author</dc:creator>
              <dc:date>2015-09-01T14:58:00</dc:date>
            </office:change-info>
            <text:p text:style-name="P2"><text:span text:style-name="T3"><text:s/></text:span></text:p>
          </text:deletion>
          <text:insertion>
            <office:change-info office:chg-author="Stuart Inglis" office:chg-date-time="2015-08-18T12:52:00"/>
          </text:insertion>
        </text:changed-region>
        <text:changed-region xml:id="ct32757536" text:id="ct32757536">
          <text:deletion>
            <office:change-info>
              <dc:creator>Unknown Author</dc:creator>
              <dc:date>2015-09-01T14:58:00</dc:date>
            </office:change-info>
            <text:p text:style-name="P2"><text:span text:style-name="T3">delivery</text:span></text:p>
          </text:deletion>
          <text:insertion>
            <office:change-info office:chg-author="Stuart Inglis" office:chg-date-time="2015-08-18T12:50:00"/>
          </text:insertion>
        </text:changed-region>
        <text:changed-region xml:id="ct32757744" text:id="ct32757744">
          <text:deletion>
            <office:change-info>
              <dc:creator>Unknown Author</dc:creator>
              <dc:date>2015-09-01T14:58:00</dc:date>
            </office:change-info>
            <text:p text:style-name="P2"><text:span text:style-name="T3"><text:s/>and </text:span></text:p>
          </text:deletion>
          <text:insertion>
            <office:change-info office:chg-author="Stuart Inglis" office:chg-date-time="2015-08-18T12:52:00"/>
          </text:insertion>
        </text:changed-region>
        <text:changed-region xml:id="ct32934544" text:id="ct32934544">
          <text:deletion>
            <office:change-info>
              <dc:creator>Unknown Author</dc:creator>
              <dc:date>2015-09-01T14:58:00</dc:date>
            </office:change-info>
            <text:p text:style-name="P2"><text:span text:style-name="T3">read notifications</text:span></text:p>
          </text:deletion>
          <text:insertion>
            <office:change-info office:chg-author="Stuart Inglis" office:chg-date-time="2015-08-18T12:50:00"/>
          </text:insertion>
        </text:changed-region>
        <text:changed-region xml:id="ct32891136" text:id="ct32891136">
          <text:deletion>
            <office:change-info>
              <dc:creator>Unknown Author</dc:creator>
              <dc:date>2015-09-01T14:58:00</dc:date>
            </office:change-info>
            <text:p text:style-name="P2"><text:span text:style-name="T3">.</text:span></text:p>
          </text:deletion>
          <text:insertion>
            <office:change-info office:chg-author="Stuart Inglis" office:chg-date-time="2015-08-18T12:51:00"/>
          </text:insertion>
        </text:changed-region>
        <text:changed-region xml:id="ct32729200" text:id="ct32729200">
          <text:deletion>
            <office:change-info>
              <dc:creator>Unknown Author</dc:creator>
              <dc:date>2015-09-01T14:58:00</dc:date>
            </office:change-info>
            <text:p text:style-name="P2"><text:span text:style-name="T3"><text:s/>More advanced privacy features </text:span></text:p>
          </text:deletion>
          <text:insertion>
            <office:change-info office:chg-author="Stuart Inglis" office:chg-date-time="2015-08-18T12:52:00"/>
          </text:insertion>
        </text:changed-region>
        <text:changed-region xml:id="ct32685952" text:id="ct32685952">
          <text:deletion>
            <office:change-info>
              <dc:creator>Unknown Author</dc:creator>
              <dc:date>2015-09-01T14:58:00</dc:date>
            </office:change-info>
            <text:p text:style-name="P2"><text:span text:style-name="T3">will be made</text:span></text:p>
          </text:deletion>
          <text:insertion>
            <office:change-info office:chg-author="Stuart Inglis" office:chg-date-time="2015-08-18T13:02:00"/>
          </text:insertion>
        </text:changed-region>
        <text:changed-region xml:id="ct33223648" text:id="ct33223648">
          <text:deletion>
            <office:change-info>
              <dc:creator>Unknown Author</dc:creator>
              <dc:date>2015-09-01T14:58:00</dc:date>
            </office:change-info>
            <text:p text:style-name="P2"><text:span text:style-name="T3"><text:s/>available using an</text:span></text:p>
          </text:deletion>
          <text:insertion>
            <office:change-info office:chg-author="Stuart Inglis" office:chg-date-time="2015-08-18T12:52:00"/>
          </text:insertion>
        </text:changed-region>
        <text:changed-region xml:id="ct33224064" text:id="ct33224064">
          <text:deletion>
            <office:change-info>
              <dc:creator>Unknown Author</dc:creator>
              <dc:date>2015-09-01T14:58:00</dc:date>
            </office:change-info>
            <text:p text:style-name="P2"><text:span text:style-name="T3"><text:s/>explicit “OTR” (</text:span></text:p>
          </text:deletion>
          <text:insertion>
            <office:change-info office:chg-author="Stuart Inglis" office:chg-date-time="2015-08-18T12:53:00"/>
          </text:insertion>
        </text:changed-region>
        <text:changed-region xml:id="ct31973856" text:id="ct31973856">
          <text:deletion>
            <office:change-info>
              <dc:creator>Unknown Author</dc:creator>
              <dc:date>2015-09-01T14:58:00</dc:date>
            </office:change-info>
            <text:p text:style-name="P2"><text:span text:style-name="T3">“whisper”) </text:span></text:p>
          </text:deletion>
        </text:changed-region>
        <text:changed-region xml:id="ct32496368" text:id="ct32496368">
          <text:deletion>
            <office:change-info>
              <dc:creator>Unknown Author</dc:creator>
              <dc:date>2015-09-01T14:58:00</dc:date>
            </office:change-info>
            <text:p text:style-name="P2"><text:span text:style-name="T3">mode</text:span></text:p>
          </text:deletion>
          <text:insertion>
            <office:change-info office:chg-author="Stuart Inglis" office:chg-date-time="2015-08-18T12:53:00"/>
          </text:insertion>
        </text:changed-region>
        <text:changed-region xml:id="ct32108080" text:id="ct32108080">
          <text:deletion>
            <office:change-info>
              <dc:creator>Unknown Author</dc:creator>
              <dc:date>2015-08-23T16:31:00</dc:date>
            </office:change-info>
            <text:p text:style-name="P2"><text:span text:style-name="T3"><text:s/>and these features will be delivered in subsequent versions</text:span></text:p>
          </text:deletion>
        </text:changed-region>
        <text:changed-region xml:id="ct32099280" text:id="ct32099280">
          <text:deletion>
            <office:change-info>
              <dc:creator>Unknown Author</dc:creator>
              <dc:date>2015-09-01T14:58:00</dc:date>
            </office:change-info>
            <text:p text:style-name="P2"><text:span text:style-name="T3">.</text:span></text:p>
            <text:list xml:id="list5271259125830778671" text:style-name="WWNum7">
              <text:list-item>
                <text:p text:style-name="P8"/>
              </text:list-item>
              <text:list-item>
                <text:p text:style-name="P8"/>
              </text:list-item>
            </text:list>
            <text:p text:style-name="P2"><text:span text:style-name="T3">This is </text:span></text:p>
          </text:deletion>
        </text:changed-region>
        <text:changed-region xml:id="ct33228784" text:id="ct33228784">
          <text:deletion>
            <office:change-info>
              <dc:creator>Unknown Author</dc:creator>
              <dc:date>2015-09-01T14:58:00</dc:date>
            </office:change-info>
            <text:p text:style-name="P2"><text:span text:style-name="T3">acknowledged as </text:span></text:p>
          </text:deletion>
          <text:insertion>
            <office:change-info office:chg-author="Stuart Inglis" office:chg-date-time="2015-08-18T12:55:00"/>
          </text:insertion>
        </text:changed-region>
        <text:changed-region xml:id="ct33156752" text:id="ct33156752">
          <text:deletion>
            <office:change-info>
              <dc:creator>Unknown Author</dc:creator>
              <dc:date>2015-09-01T14:58:00</dc:date>
            </office:change-info>
            <text:p text:style-name="P2"><text:span text:style-name="T3">a </text:span></text:p>
          </text:deletion>
          <text:insertion>
            <office:change-info office:chg-author="Stuart Inglis" office:chg-date-time="2015-08-18T12:54:00"/>
          </text:insertion>
        </text:changed-region>
        <text:changed-region xml:id="ct33132288" text:id="ct33132288">
          <text:deletion>
            <office:change-info>
              <dc:creator>Unknown Author</dc:creator>
              <dc:date>2015-09-01T14:58:00</dc:date>
            </office:change-info>
            <text:p text:style-name="P2"><text:span text:style-name="T3">refinement</text:span></text:p>
          </text:deletion>
          <text:insertion>
            <office:change-info office:chg-author="Stuart Inglis" office:chg-date-time="2015-08-18T13:26:00"/>
          </text:insertion>
        </text:changed-region>
        <text:changed-region xml:id="ct33117760" text:id="ct33117760">
          <text:deletion>
            <office:change-info>
              <dc:creator>Unknown Author</dc:creator>
              <dc:date>2015-09-01T14:58:00</dc:date>
            </office:change-info>
            <text:p text:style-name="P2"><text:span text:style-name="T3"><text:s/></text:span></text:p>
          </text:deletion>
          <text:insertion>
            <office:change-info office:chg-author="Stuart Inglis" office:chg-date-time="2015-08-18T12:54:00"/>
          </text:insertion>
        </text:changed-region>
        <text:changed-region xml:id="ct33103040" text:id="ct33103040">
          <text:deletion>
            <office:change-info>
              <dc:creator>Unknown Author</dc:creator>
              <dc:date>2015-09-01T14:58:00</dc:date>
            </office:change-info>
            <text:p text:style-name="P2"><text:span text:style-name="T3">of</text:span></text:p>
          </text:deletion>
          <text:insertion>
            <office:change-info office:chg-author="Stuart Inglis" office:chg-date-time="2015-08-18T13:27:00"/>
          </text:insertion>
        </text:changed-region>
        <text:changed-region xml:id="ct33088672" text:id="ct33088672">
          <text:deletion>
            <office:change-info>
              <dc:creator>Unknown Author</dc:creator>
              <dc:date>2015-09-01T14:58:00</dc:date>
            </office:change-info>
            <text:p text:style-name="P2"><text:span text:style-name="T3"><text:s/>the previous goals</text:span></text:p>
          </text:deletion>
          <text:insertion>
            <office:change-info office:chg-author="Stuart Inglis" office:chg-date-time="2015-08-18T12:54:00"/>
          </text:insertion>
        </text:changed-region>
        <text:changed-region xml:id="ct33089088" text:id="ct33089088">
          <text:deletion>
            <office:change-info>
              <dc:creator>Unknown Author</dc:creator>
              <dc:date>2015-09-01T14:58:00</dc:date>
            </office:change-info>
            <text:p text:style-name="P2"><text:span text:style-name="T3"><text:s/>of the company</text:span></text:p>
          </text:deletion>
          <text:insertion>
            <office:change-info office:chg-author="Stuart Inglis" office:chg-date-time="2015-08-18T12:55:00"/>
          </text:insertion>
        </text:changed-region>
        <text:changed-region xml:id="ct33060048" text:id="ct33060048">
          <text:deletion>
            <office:change-info>
              <dc:creator>Unknown Author</dc:creator>
              <dc:date>2015-09-01T14:58:00</dc:date>
            </office:change-info>
            <text:p text:style-name="P2"><text:span text:style-name="T3">. By relaxing </text:span></text:p>
          </text:deletion>
          <text:insertion>
            <office:change-info office:chg-author="Stuart Inglis" office:chg-date-time="2015-08-18T13:04:00"/>
          </text:insertion>
        </text:changed-region>
        <text:changed-region xml:id="ct33054752" text:id="ct33054752">
          <text:deletion>
            <office:change-info>
              <dc:creator>Unknown Author</dc:creator>
              <dc:date>2015-09-01T14:58:00</dc:date>
            </office:change-info>
            <text:p text:style-name="P2"><text:span text:style-name="T3">some </text:span></text:p>
          </text:deletion>
          <text:insertion>
            <office:change-info office:chg-author="Stuart Inglis" office:chg-date-time="2015-08-18T13:29:00"/>
          </text:insertion>
        </text:changed-region>
        <text:changed-region xml:id="ct33040496" text:id="ct33040496">
          <text:deletion>
            <office:change-info>
              <dc:creator>Unknown Author</dc:creator>
              <dc:date>2015-09-01T14:58:00</dc:date>
            </office:change-info>
            <text:p text:style-name="P2"><text:span text:style-name="T3">cryptography and privacy </text:span></text:p>
          </text:deletion>
          <text:insertion>
            <office:change-info office:chg-author="Stuart Inglis" office:chg-date-time="2015-08-18T13:04:00"/>
          </text:insertion>
        </text:changed-region>
        <text:changed-region xml:id="ct33055168" text:id="ct33055168">
          <text:deletion>
            <office:change-info>
              <dc:creator>Unknown Author</dc:creator>
              <dc:date>2015-09-01T14:58:00</dc:date>
            </office:change-info>
            <text:p text:style-name="P2"><text:span text:style-name="T3">attributes</text:span></text:p>
          </text:deletion>
          <text:insertion>
            <office:change-info office:chg-author="Stuart Inglis" office:chg-date-time="2015-08-18T13:29:00"/>
          </text:insertion>
        </text:changed-region>
        <text:changed-region xml:id="ct33011408" text:id="ct33011408">
          <text:deletion>
            <office:change-info>
              <dc:creator>Unknown Author</dc:creator>
              <dc:date>2015-09-01T14:58:00</dc:date>
            </office:change-info>
            <text:p text:style-name="P2"><text:span text:style-name="T3">, a focus can be made</text:span></text:p>
          </text:deletion>
          <text:insertion>
            <office:change-info office:chg-author="Stuart Inglis" office:chg-date-time="2015-08-18T13:04:00"/>
          </text:insertion>
        </text:changed-region>
        <text:changed-region xml:id="ct33011088" text:id="ct33011088">
          <text:deletion>
            <office:change-info>
              <dc:creator>Unknown Author</dc:creator>
              <dc:date>2015-09-01T14:58:00</dc:date>
            </office:change-info>
            <text:p text:style-name="P2"><text:span text:style-name="T3"><text:s/>more clearly</text:span></text:p>
          </text:deletion>
          <text:insertion>
            <office:change-info office:chg-author="Stuart Inglis" office:chg-date-time="2015-08-18T13:29:00"/>
          </text:insertion>
        </text:changed-region>
        <text:changed-region xml:id="ct32987552" text:id="ct32987552">
          <text:deletion>
            <office:change-info>
              <dc:creator>Unknown Author</dc:creator>
              <dc:date>2015-09-01T14:58:00</dc:date>
            </office:change-info>
            <text:p text:style-name="P2"><text:span text:style-name="T3"><text:s/>on the user experience. </text:span></text:p>
          </text:deletion>
          <text:insertion>
            <office:change-info office:chg-author="Stuart Inglis" office:chg-date-time="2015-08-18T13:04:00"/>
          </text:insertion>
        </text:changed-region>
        <text:changed-region xml:id="ct33040704" text:id="ct33040704">
          <text:deletion>
            <office:change-info>
              <dc:creator>Unknown Author</dc:creator>
              <dc:date>2015-09-01T14:58:00</dc:date>
            </office:change-info>
            <text:p text:style-name="P2"><text:span text:style-name="T3">As</text:span></text:p>
          </text:deletion>
          <text:insertion>
            <office:change-info office:chg-author="Stuart Inglis" office:chg-date-time="2015-08-18T13:27:00"/>
          </text:insertion>
        </text:changed-region>
        <text:changed-region xml:id="ct32968160" text:id="ct32968160">
          <text:deletion>
            <office:change-info>
              <dc:creator>Unknown Author</dc:creator>
              <dc:date>2015-09-01T14:58:00</dc:date>
            </office:change-info>
            <text:p text:style-name="P2"><text:span text:style-name="T3"><text:s/>such this</text:span></text:p>
          </text:deletion>
          <text:insertion>
            <office:change-info office:chg-author="Stuart Inglis" office:chg-date-time="2015-08-18T12:55:00"/>
          </text:insertion>
        </text:changed-region>
        <text:changed-region xml:id="ct32982480" text:id="ct32982480">
          <text:deletion>
            <office:change-info>
              <dc:creator>Unknown Author</dc:creator>
              <dc:date>2015-09-01T14:58:00</dc:date>
            </office:change-info>
            <text:p text:style-name="P2"><text:span text:style-name="T3"><text:s/>document describes an alternative architecture to achieve </text:span></text:p>
          </text:deletion>
          <text:insertion>
            <office:change-info office:chg-author="Stuart Inglis" office:chg-date-time="2015-08-18T12:54:00"/>
          </text:insertion>
        </text:changed-region>
        <text:changed-region xml:id="ct32982688" text:id="ct32982688">
          <text:deletion>
            <office:change-info>
              <dc:creator>Unknown Author</dc:creator>
              <dc:date>2015-09-01T14:58:00</dc:date>
            </office:change-info>
            <text:p text:style-name="P2"><text:span text:style-name="T3">this </text:span></text:p>
          </text:deletion>
          <text:insertion>
            <office:change-info office:chg-author="Stuart Inglis" office:chg-date-time="2015-08-18T13:05:00"/>
          </text:insertion>
        </text:changed-region>
        <text:changed-region xml:id="ct32939280" text:id="ct32939280">
          <text:deletion>
            <office:change-info>
              <dc:creator>Unknown Author</dc:creator>
              <dc:date>2015-09-01T14:58:00</dc:date>
            </office:change-info>
            <text:p text:style-name="P2"><text:span text:style-name="T3">goal quickly and cost effectively.</text:span></text:p>
          </text:deletion>
          <text:insertion>
            <office:change-info office:chg-author="Stuart Inglis" office:chg-date-time="2015-08-18T12:54:00"/>
          </text:insertion>
        </text:changed-region>
        <text:changed-region xml:id="ct31915696" text:id="ct31915696">
          <text:deletion>
            <office:change-info>
              <dc:creator>Unknown Author</dc:creator>
              <dc:date>2015-09-01T14:58:00</dc:date>
            </office:change-info>
            <text:p text:style-name="P2"><text:span text:style-name="T1"/></text:p>
            <text:p text:style-name="Standard"/>
            <text:p text:style-name="P7"/>
            <text:p text:style-name="P2"><text:span text:style-name="T3"/></text:p>
          </text:deletion>
        </text:changed-region>
        <text:changed-region xml:id="ct32705120" text:id="ct32705120">
          <text:deletion>
            <office:change-info>
              <dc:creator>Unknown Author</dc:creator>
              <dc:date>2015-09-01T14:58:00</dc:date>
            </office:change-info>
            <text:p text:style-name="P2"><text:span text:style-name="T3">User Experience</text:span></text:p>
          </text:deletion>
          <text:insertion>
            <office:change-info office:chg-author="Stuart Inglis" office:chg-date-time="2015-08-18T13:06:00"/>
          </text:insertion>
        </text:changed-region>
        <text:changed-region xml:id="ct32695056" text:id="ct32695056">
          <text:deletion>
            <office:change-info>
              <dc:creator>Unknown Author</dc:creator>
              <dc:date>2015-09-01T14:58:00</dc:date>
            </office:change-info>
            <text:p text:style-name="P2"><text:span text:style-name="T3"><text:s/>Comes First</text:span></text:p>
          </text:deletion>
          <text:insertion>
            <office:change-info office:chg-author="Stuart Inglis" office:chg-date-time="2015-08-18T13:09:00"/>
          </text:insertion>
        </text:changed-region>
        <text:changed-region xml:id="ct32127904" text:id="ct32127904">
          <text:deletion>
            <office:change-info>
              <dc:creator>Unknown Author</dc:creator>
              <dc:date>2015-09-01T14:58:00</dc:date>
            </office:change-info>
            <text:p text:style-name="P2"><text:span text:style-name="T1"/></text:p>
            <text:p text:style-name="P6"/>
            <text:p text:style-name="P2"><text:span text:style-name="T3">Users want “simplicity first”—</text:span></text:p>
          </text:deletion>
        </text:changed-region>
        <text:changed-region xml:id="ct32709584" text:id="ct32709584">
          <text:deletion>
            <office:change-info>
              <dc:creator>Unknown Author</dc:creator>
              <dc:date>2015-09-01T14:58:00</dc:date>
            </office:change-info>
            <text:p text:style-name="P2"><text:span text:style-name="T3">their primary aim is to communicate. And with MegaChat they will be able to communicate securely. This will be the default state.</text:span></text:p>
          </text:deletion>
          <text:insertion>
            <office:change-info office:chg-author="Stuart Inglis" office:chg-date-time="2015-08-18T13:06:00"/>
          </text:insertion>
        </text:changed-region>
        <text:changed-region xml:id="ct33694416" text:id="ct33694416">
          <text:deletion>
            <office:change-info>
              <dc:creator>Unknown Author</dc:creator>
              <dc:date>2015-09-01T14:58:00</dc:date>
            </office:change-info>
            <text:p text:style-name="P2"><text:span text:style-name="T1"/></text:p>
            <text:p text:style-name="Standard"/>
            <text:p text:style-name="P2"><text:span text:style-name="T3">For users that require a higher level of privacy, an optional </text:span></text:p>
          </text:deletion>
        </text:changed-region>
        <text:changed-region xml:id="ct33146864" text:id="ct33146864">
          <text:deletion>
            <office:change-info>
              <dc:creator>Unknown Author</dc:creator>
              <dc:date>2015-08-23T16:32:00</dc:date>
            </office:change-info>
            <text:p text:style-name="P2"><text:span text:style-name="T3">“button”</text:span></text:p>
          </text:deletion>
        </text:changed-region>
        <text:changed-region xml:id="ct33065264" text:id="ct33065264">
          <text:deletion>
            <office:change-info>
              <dc:creator>Unknown Author</dc:creator>
              <dc:date>2015-09-01T14:58:00</dc:date>
            </office:change-info>
            <text:p text:style-name="P2"><text:span text:style-name="T3">mode of operation</text:span></text:p>
          </text:deletion>
        </text:changed-region>
        <text:changed-region xml:id="ct32139472" text:id="ct32139472">
          <text:deletion>
            <office:change-info>
              <dc:creator>Unknown Author</dc:creator>
              <dc:date>2015-09-01T14:58:00</dc:date>
            </office:change-info>
            <text:p text:style-name="P2"><text:span text:style-name="T3"><text:s/>will be provided so the user will </text:span></text:p>
          </text:deletion>
          <text:insertion>
            <office:change-info office:chg-author="Stuart Inglis" office:chg-date-time="2015-08-18T13:07:00"/>
          </text:insertion>
        </text:changed-region>
        <text:changed-region xml:id="ct33084192" text:id="ct33084192">
          <text:deletion>
            <office:change-info>
              <dc:creator>Unknown Author</dc:creator>
              <dc:date>2015-09-01T14:58:00</dc:date>
            </office:change-info>
            <text:p text:style-name="P2"><text:span text:style-name="T3">explicitly</text:span></text:p>
          </text:deletion>
          <text:insertion>
            <office:change-info office:chg-author="Stuart Inglis" office:chg-date-time="2015-08-18T13:08:00"/>
          </text:insertion>
        </text:changed-region>
        <text:changed-region xml:id="ct33083904" text:id="ct33083904">
          <text:deletion>
            <office:change-info>
              <dc:creator>Unknown Author</dc:creator>
              <dc:date>2015-09-01T14:58:00</dc:date>
            </office:change-info>
            <text:p text:style-name="P2"><text:span text:style-name="T3"><text:s/></text:span></text:p>
          </text:deletion>
          <text:insertion>
            <office:change-info office:chg-author="Stuart Inglis" office:chg-date-time="2015-08-18T13:07:00"/>
          </text:insertion>
        </text:changed-region>
        <text:changed-region xml:id="ct33045264" text:id="ct33045264">
          <text:deletion>
            <office:change-info>
              <dc:creator>Unknown Author</dc:creator>
              <dc:date>2015-09-01T14:58:00</dc:date>
            </office:change-info>
            <text:p text:style-name="P2"><text:span text:style-name="T3">know what </text:span></text:p>
          </text:deletion>
          <text:insertion>
            <office:change-info office:chg-author="Stuart Inglis" office:chg-date-time="2015-08-18T13:08:00"/>
          </text:insertion>
        </text:changed-region>
        <text:changed-region xml:id="ct33074768" text:id="ct33074768">
          <text:deletion>
            <office:change-info>
              <dc:creator>Unknown Author</dc:creator>
              <dc:date>2015-09-01T14:58:00</dc:date>
            </office:change-info>
            <text:p text:style-name="P2"><text:span text:style-name="T3">state they are choosing, </text:span></text:p>
          </text:deletion>
          <text:insertion>
            <office:change-info office:chg-author="Stuart Inglis" office:chg-date-time="2015-08-18T13:10:00"/>
          </text:insertion>
        </text:changed-region>
        <text:changed-region xml:id="ct33016336" text:id="ct33016336">
          <text:deletion>
            <office:change-info>
              <dc:creator>Unknown Author</dc:creator>
              <dc:date>2015-09-01T14:58:00</dc:date>
            </office:change-info>
            <text:p text:style-name="P2"><text:span text:style-name="T3">and the relevant trade-offs that will take place due to their decision.</text:span></text:p>
          </text:deletion>
          <text:insertion>
            <office:change-info office:chg-author="Stuart Inglis" office:chg-date-time="2015-08-18T13:08:00"/>
          </text:insertion>
        </text:changed-region>
        <text:changed-region xml:id="ct33108736" text:id="ct33108736">
          <text:deletion>
            <office:change-info>
              <dc:creator>Unknown Author</dc:creator>
              <dc:date>2015-09-01T14:58:00</dc:date>
            </office:change-info>
            <text:p text:style-name="P2"><text:span text:style-name="T1"/></text:p>
            <text:p text:style-name="P2"><text:span text:style-name="T3"/></text:p>
          </text:deletion>
        </text:changed-region>
        <text:changed-region xml:id="ct32929152" text:id="ct32929152">
          <text:deletion>
            <office:change-info>
              <dc:creator>Unknown Author</dc:creator>
              <dc:date>2015-09-01T14:58:00</dc:date>
            </office:change-info>
            <text:p text:style-name="P2"><text:span text:style-name="T3"><text:line-break/>From a UX perspective, this is expected to be significantly simpler and more user friendly, while catering for the hard-core cryptographers and privacy zealots in the future. </text:span></text:p>
          </text:deletion>
          <text:insertion>
            <office:change-info office:chg-author="Stuart Inglis" office:chg-date-time="2015-08-18T13:08:00"/>
          </text:insertion>
        </text:changed-region>
        <text:changed-region xml:id="ct32900464" text:id="ct32900464">
          <text:deletion>
            <office:change-info>
              <dc:creator>Unknown Author</dc:creator>
              <dc:date>2015-09-01T14:58:00</dc:date>
            </office:change-info>
            <text:p text:style-name="P2"><text:span text:style-name="T1"/></text:p>
            <text:p text:style-name="P2"><text:span text:style-name="T1"/></text:p>
          </text:deletion>
          <text:insertion>
            <office:change-info office:chg-author="Stuart Inglis" office:chg-date-time="2015-08-18T13:06:00"/>
          </text:insertion>
        </text:changed-region>
        <text:changed-region xml:id="ct32541664" text:id="ct32541664">
          <text:deletion>
            <office:change-info>
              <dc:creator>Unknown Author</dc:creator>
              <dc:date>2015-09-01T14:58:00</dc:date>
            </office:change-info>
            <text:p text:style-name="P2"><text:span text:style-name="T1"/></text:p>
            <text:p text:style-name="P5"><text:span text:style-name="T1"/></text:p>
          </text:deletion>
          <text:insertion>
            <office:change-info office:chg-author="Stuart Inglis" office:chg-date-time="2015-08-18T12:49:00"/>
          </text:insertion>
        </text:changed-region>
        <text:changed-region xml:id="ct32919536" text:id="ct32919536">
          <text:deletion>
            <office:change-info>
              <dc:creator>Unknown Author</dc:creator>
              <dc:date>2015-09-01T14:58:00</dc:date>
            </office:change-info>
            <text:p text:style-name="P5">Cryptography</text:p>
            <text:p text:style-name="P7"/>
            <text:p text:style-name="P2"><text:span text:style-name="T3">Instead of trying to marry fundamentally incompatible paradigms</text:span></text:p>
          </text:deletion>
        </text:changed-region>
        <text:changed-region xml:id="ct32541456" text:id="ct32541456">
          <text:deletion>
            <office:change-info>
              <dc:creator>Unknown Author</dc:creator>
              <dc:date>2015-09-01T14:58:00</dc:date>
            </office:change-info>
            <text:p text:style-name="P2"><text:span text:style-name="T3"><text:s/>(</text:span></text:p>
          </text:deletion>
          <text:insertion>
            <office:change-info office:chg-author="Stuart Inglis" office:chg-date-time="2015-08-18T13:10:00"/>
          </text:insertion>
        </text:changed-region>
        <text:changed-region xml:id="ct32541872" text:id="ct32541872">
          <text:deletion>
            <office:change-info>
              <dc:creator>Stuart Inglis</dc:creator>
              <dc:date>2015-08-18T13:10:00</dc:date>
            </office:change-info>
            <text:p text:style-name="P2"><text:span text:style-name="T3"><text:s/>- </text:span></text:p>
          </text:deletion>
        </text:changed-region>
        <text:changed-region xml:id="ct32068944" text:id="ct32068944">
          <text:deletion>
            <office:change-info>
              <dc:creator>Unknown Author</dc:creator>
              <dc:date>2015-09-01T14:58:00</dc:date>
            </office:change-info>
            <text:p text:style-name="P2"><text:span text:style-name="T3">ephemeral OTR with an otherwise totally persistent cloud storage environment</text:span></text:p>
          </text:deletion>
        </text:changed-region>
        <text:changed-region xml:id="ct32929680" text:id="ct32929680">
          <text:deletion>
            <office:change-info>
              <dc:creator>Unknown Author</dc:creator>
              <dc:date>2015-09-01T14:58:00</dc:date>
            </office:change-info>
            <text:p text:style-name="P2"><text:span text:style-name="T3">) </text:span></text:p>
          </text:deletion>
          <text:insertion>
            <office:change-info office:chg-author="Stuart Inglis" office:chg-date-time="2015-08-18T13:11:00"/>
          </text:insertion>
        </text:changed-region>
        <text:changed-region xml:id="ct32647360" text:id="ct32647360">
          <text:deletion>
            <office:change-info>
              <dc:creator>Stuart Inglis</dc:creator>
              <dc:date>2015-08-18T13:11:00</dc:date>
            </office:change-info>
            <text:p text:style-name="P2"><text:span text:style-name="T3"><text:s/>-, </text:span></text:p>
          </text:deletion>
        </text:changed-region>
        <text:changed-region xml:id="ct31908160" text:id="ct31908160">
          <text:deletion>
            <office:change-info>
              <dc:creator>Unknown Author</dc:creator>
              <dc:date>2015-09-01T14:58:00</dc:date>
            </office:change-info>
            <text:p text:style-name="P2"><text:span text:style-name="T3">resulting in a host of unresolvable issues, we will offer two distinct levels of crypto, each with the appropriate user experience (one type offering server-side persistence, multi-client support and group chat</text:span></text:p>
          </text:deletion>
        </text:changed-region>
        <text:changed-region xml:id="ct32929360" text:id="ct32929360">
          <text:deletion>
            <office:change-info>
              <dc:creator>Unknown Author</dc:creator>
              <dc:date>2015-09-01T14:58:00</dc:date>
            </office:change-info>
            <text:p text:style-name="P2"><text:span text:style-name="T3">. </text:span></text:p>
          </text:deletion>
          <text:insertion>
            <office:change-info office:chg-author="Stuart Inglis" office:chg-date-time="2015-08-18T13:12:00"/>
          </text:insertion>
        </text:changed-region>
        <text:changed-region xml:id="ct32646848" text:id="ct32646848">
          <text:deletion>
            <office:change-info>
              <dc:creator>Stuart Inglis</dc:creator>
              <dc:date>2015-08-18T13:12:00</dc:date>
            </office:change-info>
            <text:p text:style-name="P2"><text:span text:style-name="T3">, </text:span></text:p>
          </text:deletion>
        </text:changed-region>
        <text:changed-region xml:id="ct32647056" text:id="ct32647056">
          <text:deletion>
            <office:change-info>
              <dc:creator>Unknown Author</dc:creator>
              <dc:date>2015-09-01T14:58:00</dc:date>
            </office:change-info>
            <text:p text:style-name="P2"><text:span text:style-name="T3">T</text:span></text:p>
          </text:deletion>
          <text:insertion>
            <office:change-info office:chg-author="Stuart Inglis" office:chg-date-time="2015-08-18T13:12:00"/>
          </text:insertion>
        </text:changed-region>
        <text:changed-region xml:id="ct33175488" text:id="ct33175488">
          <text:deletion>
            <office:change-info>
              <dc:creator>Stuart Inglis</dc:creator>
              <dc:date>2015-08-18T13:12:00</dc:date>
            </office:change-info>
            <text:p text:style-name="P2"><text:span text:style-name="T3">t</text:span></text:p>
          </text:deletion>
        </text:changed-region>
        <text:changed-region xml:id="ct32038048" text:id="ct32038048">
          <text:deletion>
            <office:change-info>
              <dc:creator>Unknown Author</dc:creator>
              <dc:date>2015-09-01T14:58:00</dc:date>
            </office:change-info>
            <text:p text:style-name="P2"><text:span text:style-name="T3">he other offering none of that, but OTR). </text:span></text:p>
            <text:p text:style-name="P9"/>
            <text:p text:style-name="P2"><text:span text:style-name="T3">Suitably educated,</text:span></text:p>
          </text:deletion>
        </text:changed-region>
        <text:changed-region xml:id="ct33170720" text:id="ct33170720">
          <text:deletion>
            <office:change-info>
              <dc:creator>Unknown Author</dc:creator>
              <dc:date>2015-09-01T14:58:00</dc:date>
            </office:change-info>
            <text:p text:style-name="P2"><text:span text:style-name="T3"><text:s/></text:span></text:p>
          </text:deletion>
          <text:insertion>
            <office:change-info office:chg-author="Stuart Inglis" office:chg-date-time="2015-08-18T13:12:00"/>
          </text:insertion>
        </text:changed-region>
        <text:changed-region xml:id="ct33170928" text:id="ct33170928">
          <text:deletion>
            <office:change-info>
              <dc:creator>Stuart Inglis</dc:creator>
              <dc:date>2015-08-18T13:12:00</dc:date>
            </office:change-info>
            <text:p text:style-name="P2"><text:span text:style-name="T3"><text:s/></text:span></text:p>
          </text:deletion>
        </text:changed-region>
        <text:changed-region xml:id="ct32050576" text:id="ct32050576">
          <text:deletion>
            <office:change-info>
              <dc:creator>Unknown Author</dc:creator>
              <dc:date>2015-09-01T14:58:00</dc:date>
            </office:change-info>
            <text:p text:style-name="P2"><text:span text:style-name="T3">users will be able to make a conscious decision which of the two options they prefer, and </text:span></text:p>
          </text:deletion>
        </text:changed-region>
        <text:changed-region xml:id="ct33171136" text:id="ct33171136">
          <text:deletion>
            <office:change-info>
              <dc:creator>Stuart Inglis</dc:creator>
              <dc:date>2015-08-18T13:11:00</dc:date>
            </office:change-info>
            <text:p text:style-name="P2"><text:span text:style-name="T3">most sane </text:span></text:p>
          </text:deletion>
        </text:changed-region>
        <text:changed-region xml:id="ct32027856" text:id="ct32027856">
          <text:deletion>
            <office:change-info>
              <dc:creator>Unknown Author</dc:creator>
              <dc:date>2015-09-01T14:58:00</dc:date>
            </office:change-info>
            <text:p text:style-name="P2"><text:span text:style-name="T3">crypto purists will acknowledge that offering a choice between two clean and logically consistent extremes is better than a hybrid </text:span></text:p>
          </text:deletion>
        </text:changed-region>
        <text:changed-region xml:id="ct33045744" text:id="ct33045744">
          <text:deletion>
            <office:change-info>
              <dc:creator>Stuart Inglis</dc:creator>
              <dc:date>2015-08-18T13:30:00</dc:date>
            </office:change-info>
            <text:p text:style-name="P2"><text:span text:style-name="T3">kludge </text:span></text:p>
          </text:deletion>
        </text:changed-region>
        <text:changed-region xml:id="ct31941120" text:id="ct31941120">
          <text:deletion>
            <office:change-info>
              <dc:creator>Unknown Author</dc:creator>
              <dc:date>2015-09-01T14:58:00</dc:date>
            </office:change-info>
            <text:p text:style-name="P2"><text:span text:style-name="T3">that is neither fish nor fowl.</text:span></text:p>
            <text:p text:style-name="P9"/>
            <text:p text:style-name="P2"><text:span text:style-name="T3">All non-OTR chats, even one-on-one user chats, will use a dedicated symmetric key that </text:span></text:p>
          </text:deletion>
        </text:changed-region>
        <text:changed-region xml:id="ct32852672" text:id="ct32852672">
          <text:deletion>
            <office:change-info>
              <dc:creator>Stuart Inglis</dc:creator>
              <dc:date>2015-08-18T13:12:00</dc:date>
            </office:change-info>
            <text:p text:style-name="P2"><text:span text:style-name="T3">gets </text:span></text:p>
          </text:deletion>
        </text:changed-region>
        <text:changed-region xml:id="ct32943872" text:id="ct32943872">
          <text:deletion>
            <office:change-info>
              <dc:creator>Unknown Author</dc:creator>
              <dc:date>2015-09-01T14:58:00</dc:date>
            </office:change-info>
            <text:p text:style-name="P2"><text:span text:style-name="T3">is </text:span></text:p>
          </text:deletion>
          <text:insertion>
            <office:change-info office:chg-author="Stuart Inglis" office:chg-date-time="2015-08-18T13:12:00"/>
          </text:insertion>
        </text:changed-region>
        <text:changed-region xml:id="ct31962304" text:id="ct31962304">
          <text:deletion>
            <office:change-info>
              <dc:creator>Unknown Author</dc:creator>
              <dc:date>2015-09-01T14:58:00</dc:date>
            </office:change-info>
            <text:p text:style-name="P2"><text:span text:style-name="T3">generated by the client initiating the chat and distributed and authenticated via mega.nz’s existing crypto facilities. Similar to the share secrets of shared folders, users will store their chat keys encrypted with their master key on the servers for efficient subsequent retrieval.</text:span></text:p>
            <text:p text:style-name="P9"/>
            <text:p text:style-name="P2"><text:span text:style-name="T3"/></text:p>
          </text:deletion>
        </text:changed-region>
        <text:changed-region xml:id="ct32852256" text:id="ct32852256">
          <text:deletion>
            <office:change-info>
              <dc:creator>Unknown Author</dc:creator>
              <dc:date>2015-09-01T14:58:00</dc:date>
            </office:change-info>
            <text:p text:style-name="P2"><text:span text:style-name="T3">Product Roadmap</text:span></text:p>
          </text:deletion>
          <text:insertion>
            <office:change-info office:chg-author="Stuart Inglis" office:chg-date-time="2015-08-18T13:13:00"/>
          </text:insertion>
        </text:changed-region>
        <text:changed-region xml:id="ct32016176" text:id="ct32016176">
          <text:deletion>
            <office:change-info>
              <dc:creator>Unknown Author</dc:creator>
              <dc:date>2015-09-01T14:58:00</dc:date>
            </office:change-info>
            <text:p text:style-name="P2"><text:span text:style-name="T1"/></text:p>
            <text:p text:style-name="P7"/>
            <text:p text:style-name="P2"><text:span text:style-name="T3"/></text:p>
          </text:deletion>
        </text:changed-region>
        <text:changed-region xml:id="ct33141632" text:id="ct33141632">
          <text:deletion>
            <office:change-info>
              <dc:creator>Unknown Author</dc:creator>
              <dc:date>2015-09-01T14:58:00</dc:date>
            </office:change-info>
            <text:p text:style-name="P2"><text:span text:style-name="T3">The product roadmap follows a rapid and flexible development model, and begins with this provisional product roadmap.</text:span></text:p>
          </text:deletion>
          <text:insertion>
            <office:change-info office:chg-author="Stuart Inglis" office:chg-date-time="2015-08-18T13:13:00"/>
          </text:insertion>
        </text:changed-region>
        <text:changed-region xml:id="ct33142048" text:id="ct33142048">
          <text:deletion>
            <office:change-info>
              <dc:creator>Unknown Author</dc:creator>
              <dc:date>2015-09-01T14:58:00</dc:date>
            </office:change-info>
            <text:p text:style-name="P2"><text:span text:style-name="T3"><text:s/></text:span></text:p>
          </text:deletion>
          <text:insertion>
            <office:change-info office:chg-author="Stuart Inglis" office:chg-date-time="2015-08-18T13:52:00"/>
          </text:insertion>
        </text:changed-region>
        <text:changed-region xml:id="ct32047456" text:id="ct32047456">
          <text:deletion>
            <office:change-info>
              <dc:creator>Unknown Author</dc:creator>
              <dc:date>2015-09-01T14:58:00</dc:date>
            </office:change-info>
            <text:p text:style-name="P2"><text:span text:style-name="T1"/></text:p>
            <text:p text:style-name="Standard"/>
            <text:list xml:id="list150747111240449" text:continue-numbering="true" text:style-name="WWNum7">
              <text:list-item>
                <text:p text:style-name="P8">Version 1</text:p>
              </text:list-item>
            </text:list>
            <text:p text:style-name="P10"><text:span text:style-name="T3">1:1 </text:span></text:p>
          </text:deletion>
        </text:changed-region>
        <text:changed-region xml:id="ct32723952" text:id="ct32723952">
          <text:deletion>
            <office:change-info>
              <dc:creator>Unknown Author</dc:creator>
              <dc:date>2015-09-01T14:58:00</dc:date>
            </office:change-info>
            <text:p text:style-name="P10"><text:span text:style-name="T3">private text</text:span></text:p>
          </text:deletion>
          <text:insertion>
            <office:change-info office:chg-author="Stuart Inglis" office:chg-date-time="2015-08-18T13:17:00"/>
          </text:insertion>
        </text:changed-region>
        <text:changed-region xml:id="ct32115424" text:id="ct32115424">
          <text:deletion>
            <office:change-info>
              <dc:creator>Unknown Author</dc:creator>
              <dc:date>2015-09-01T14:58:00</dc:date>
            </office:change-info>
            <text:p text:style-name="P10"><text:span text:style-name="T3"><text:s/>chat</text:span></text:p>
          </text:deletion>
          <text:insertion>
            <office:change-info office:chg-author="Stuart Inglis" office:chg-date-time="2015-08-18T13:15:00"/>
          </text:insertion>
        </text:changed-region>
        <text:changed-region xml:id="ct32012064" text:id="ct32012064">
          <text:deletion>
            <office:change-info>
              <dc:creator>Unknown Author</dc:creator>
              <dc:date>2015-09-01T14:58:00</dc:date>
            </office:change-info>
            <text:p text:style-name="P10"><text:span text:style-name="T1"/></text:p>
            <text:p text:style-name="P10"><text:span text:style-name="T3"/></text:p>
          </text:deletion>
        </text:changed-region>
        <text:changed-region xml:id="ct33001872" text:id="ct33001872">
          <text:deletion>
            <office:change-info>
              <dc:creator>Unknown Author</dc:creator>
              <dc:date>2015-09-01T14:58:00</dc:date>
            </office:change-info>
            <text:p text:style-name="P10"><text:span text:style-name="T3">Version 2</text:span></text:p>
          </text:deletion>
          <text:insertion>
            <office:change-info office:chg-author="Stuart Inglis" office:chg-date-time="2015-08-18T13:15:00"/>
          </text:insertion>
        </text:changed-region>
        <text:changed-region xml:id="ct31840960" text:id="ct31840960">
          <text:deletion>
            <office:change-info>
              <dc:creator>Unknown Author</dc:creator>
              <dc:date>2015-09-01T14:58:00</dc:date>
            </office:change-info>
            <text:p text:style-name="P10"><text:span text:style-name="T1"/></text:p>
            <text:p text:style-name="P10"><text:span text:style-name="T3"/></text:p>
          </text:deletion>
        </text:changed-region>
        <text:changed-region xml:id="ct32762752" text:id="ct32762752">
          <text:deletion>
            <office:change-info>
              <dc:creator>Unknown Author</dc:creator>
              <dc:date>2015-08-23T16:33:00</dc:date>
            </office:change-info>
            <text:p text:style-name="P10"><text:span text:style-name="T3">G</text:span></text:p>
          </text:deletion>
        </text:changed-region>
        <text:changed-region xml:id="ct31828992" text:id="ct31828992">
          <text:deletion>
            <office:change-info>
              <dc:creator>Unknown Author</dc:creator>
              <dc:date>2015-09-01T14:58:00</dc:date>
            </office:change-info>
            <text:p text:style-name="P10"><text:span text:style-name="T3">roup </text:span></text:p>
          </text:deletion>
        </text:changed-region>
        <text:changed-region xml:id="ct32675952" text:id="ct32675952">
          <text:deletion>
            <office:change-info>
              <dc:creator>Unknown Author</dc:creator>
              <dc:date>2015-09-01T14:58:00</dc:date>
            </office:change-info>
            <text:p text:style-name="P10"><text:span text:style-name="T3">text </text:span></text:p>
          </text:deletion>
          <text:insertion>
            <office:change-info office:chg-author="Stuart Inglis" office:chg-date-time="2015-08-18T13:17:00"/>
          </text:insertion>
        </text:changed-region>
        <text:changed-region xml:id="ct32098304" text:id="ct32098304">
          <text:deletion>
            <office:change-info>
              <dc:creator>Unknown Author</dc:creator>
              <dc:date>2015-09-01T14:58:00</dc:date>
            </office:change-info>
            <text:p text:style-name="P10"><text:span text:style-name="T3">chat</text:span></text:p>
          </text:deletion>
          <text:insertion>
            <office:change-info office:chg-author="Stuart Inglis" office:chg-date-time="2015-08-18T13:15:00"/>
          </text:insertion>
        </text:changed-region>
        <text:changed-region xml:id="ct32058768" text:id="ct32058768">
          <text:deletion>
            <office:change-info>
              <dc:creator>Unknown Author</dc:creator>
              <dc:date>2015-09-01T14:58:00</dc:date>
            </office:change-info>
            <text:p text:style-name="P10"><text:span text:style-name="T3">UI features</text:span></text:p>
            <text:p text:style-name="P10"><text:span text:style-name="T3"/></text:p>
          </text:deletion>
        </text:changed-region>
        <text:changed-region xml:id="ct33214608" text:id="ct33214608">
          <text:deletion>
            <office:change-info>
              <dc:creator>Unknown Author</dc:creator>
              <dc:date>2015-09-01T14:58:00</dc:date>
            </office:change-info>
            <text:p text:style-name="P10"><text:span text:style-name="T3">Version 3</text:span></text:p>
          </text:deletion>
          <text:insertion>
            <office:change-info office:chg-author="Stuart Inglis" office:chg-date-time="2015-08-18T13:15:00"/>
          </text:insertion>
        </text:changed-region>
        <text:changed-region xml:id="ct32132896" text:id="ct32132896">
          <text:deletion>
            <office:change-info>
              <dc:creator>Unknown Author</dc:creator>
              <dc:date>2015-09-01T14:58:00</dc:date>
            </office:change-info>
            <text:p text:style-name="P10"><text:span text:style-name="T1"/></text:p>
            <text:p text:style-name="P10"><text:span text:style-name="T3"/></text:p>
          </text:deletion>
        </text:changed-region>
        <text:changed-region xml:id="ct32910224" text:id="ct32910224">
          <text:deletion>
            <office:change-info>
              <dc:creator>Unknown Author</dc:creator>
              <dc:date>2015-09-01T14:58:00</dc:date>
            </office:change-info>
            <text:p text:style-name="P10"><text:span text:style-name="T3">OTR </text:span></text:p>
          </text:deletion>
          <text:insertion>
            <office:change-info office:chg-author="Stuart Inglis" office:chg-date-time="2015-08-18T13:15:00"/>
          </text:insertion>
        </text:changed-region>
        <text:changed-region xml:id="ct32555984" text:id="ct32555984">
          <text:deletion>
            <office:change-info>
              <dc:creator>Unknown Author</dc:creator>
              <dc:date>2015-09-01T14:58:00</dc:date>
            </office:change-info>
            <text:p text:style-name="P10"><text:span text:style-name="T3">1:1 private text </text:span></text:p>
          </text:deletion>
          <text:insertion>
            <office:change-info office:chg-author="Stuart Inglis" office:chg-date-time="2015-08-18T13:17:00"/>
          </text:insertion>
        </text:changed-region>
        <text:changed-region xml:id="ct32733872" text:id="ct32733872">
          <text:deletion>
            <office:change-info>
              <dc:creator>Unknown Author</dc:creator>
              <dc:date>2015-09-01T14:58:00</dc:date>
            </office:change-info>
            <text:p text:style-name="P10"><text:span text:style-name="T3">chat</text:span></text:p>
          </text:deletion>
          <text:insertion>
            <office:change-info office:chg-author="Stuart Inglis" office:chg-date-time="2015-08-18T13:15:00"/>
          </text:insertion>
        </text:changed-region>
        <text:changed-region xml:id="ct31884432" text:id="ct31884432">
          <text:deletion>
            <office:change-info>
              <dc:creator>Unknown Author</dc:creator>
              <dc:date>2015-09-01T14:58:00</dc:date>
            </office:change-info>
            <text:p text:style-name="P10"><text:span text:style-name="T1"/></text:p>
            <text:p text:style-name="P10"><text:span text:style-name="T3"/></text:p>
          </text:deletion>
        </text:changed-region>
        <text:changed-region xml:id="ct33233472" text:id="ct33233472">
          <text:deletion>
            <office:change-info>
              <dc:creator>Unknown Author</dc:creator>
              <dc:date>2015-09-01T14:58:00</dc:date>
            </office:change-info>
            <text:p text:style-name="P10"><text:span text:style-name="T3">Version 4</text:span></text:p>
          </text:deletion>
          <text:insertion>
            <office:change-info office:chg-author="Stuart Inglis" office:chg-date-time="2015-08-18T13:17:00"/>
          </text:insertion>
        </text:changed-region>
        <text:changed-region xml:id="ct31888912" text:id="ct31888912">
          <text:deletion>
            <office:change-info>
              <dc:creator>Unknown Author</dc:creator>
              <dc:date>2015-09-01T14:58:00</dc:date>
            </office:change-info>
            <text:p text:style-name="P10"><text:span text:style-name="T1"/></text:p>
            <text:p text:style-name="P10"><text:span text:style-name="T3"/></text:p>
          </text:deletion>
        </text:changed-region>
        <text:changed-region xml:id="ct33030944" text:id="ct33030944">
          <text:deletion>
            <office:change-info>
              <dc:creator>Unknown Author</dc:creator>
              <dc:date>2015-09-01T14:58:00</dc:date>
            </office:change-info>
            <text:p text:style-name="P10"><text:span text:style-name="T3">OTR group text chat</text:span></text:p>
          </text:deletion>
          <text:insertion>
            <office:change-info office:chg-author="Stuart Inglis" office:chg-date-time="2015-08-18T13:17:00"/>
          </text:insertion>
        </text:changed-region>
        <text:changed-region xml:id="ct32104976" text:id="ct32104976">
          <text:deletion>
            <office:change-info>
              <dc:creator>Unknown Author</dc:creator>
              <dc:date>2015-09-01T14:58:00</dc:date>
            </office:change-info>
            <text:p text:style-name="P10"><text:span text:style-name="T3"><text:note text:id="ftn1" text:note-class="footnote"><text:note-citation>1</text:note-citation><text:note-body><text:p text:style-name="P11"><text:span text:style-name="footnote_20_reference"/> Comment: Do we want this at all and does including this slow down Version 3?</text:p></text:note-body></text:note></text:span></text:p>
            <text:p text:style-name="P10"><text:span text:style-name="T1"/></text:p>
          </text:deletion>
        </text:changed-region>
        <text:changed-region xml:id="ct33233808" text:id="ct33233808">
          <text:deletion>
            <office:change-info>
              <dc:creator>Unknown Author</dc:creator>
              <dc:date>2015-09-01T14:58:00</dc:date>
            </office:change-info>
            <text:p text:style-name="P10"><text:span text:style-name="T1"/></text:p>
            <text:p text:style-name="P10"><text:span text:style-name="T1"/></text:p>
          </text:deletion>
          <text:insertion>
            <office:change-info office:chg-author="Stuart Inglis" office:chg-date-time="2015-08-18T13:13:00"/>
          </text:insertion>
        </text:changed-region>
        <text:changed-region xml:id="ct32046400" text:id="ct32046400">
          <text:deletion>
            <office:change-info>
              <dc:creator>Unknown Author</dc:creator>
              <dc:date>2015-09-01T14:58:00</dc:date>
            </office:change-info>
            <text:p text:style-name="P10"><text:span text:style-name="T1"/></text:p>
            <text:p text:style-name="P2"><text:span text:style-name="T3">User </text:span></text:p>
          </text:deletion>
        </text:changed-region>
        <text:changed-region xml:id="ct32134016" text:id="ct32134016">
          <text:deletion>
            <office:change-info>
              <dc:creator>Stuart Inglis</dc:creator>
              <dc:date>2015-08-18T13:12:00</dc:date>
            </office:change-info>
            <text:p text:style-name="P2"><text:span text:style-name="T3">Experience </text:span></text:p>
          </text:deletion>
        </text:changed-region>
        <text:changed-region xml:id="ct32670720" text:id="ct32670720">
          <text:deletion>
            <office:change-info>
              <dc:creator>Unknown Author</dc:creator>
              <dc:date>2015-09-01T14:58:00</dc:date>
            </office:change-info>
            <text:p text:style-name="P2"><text:span text:style-name="T3">Experience </text:span></text:p>
          </text:deletion>
        </text:changed-region>
        <text:changed-region xml:id="ct32542256" text:id="ct32542256">
          <text:deletion>
            <office:change-info>
              <dc:creator>Unknown Author</dc:creator>
              <dc:date>2015-09-01T14:58:00</dc:date>
            </office:change-info>
            <text:p text:style-name="P2"><text:span text:style-name="T3">Stories/UX </text:span></text:p>
          </text:deletion>
          <text:insertion>
            <office:change-info office:chg-author="Stuart Inglis" office:chg-date-time="2015-08-18T13:12:00"/>
          </text:insertion>
        </text:changed-region>
        <text:changed-region xml:id="ct32642112" text:id="ct32642112">
          <text:deletion>
            <office:change-info>
              <dc:creator>Unknown Author</dc:creator>
              <dc:date>2015-09-01T14:58:00</dc:date>
            </office:change-info>
            <text:p text:style-name="P2"><text:span text:style-name="T1"/></text:p>
            <text:p text:style-name="Standard"/>
            <text:list xml:id="list6934399277256115106" text:style-name="WWNum1">
              <text:list-item>
                <text:p text:style-name="P12">1:1 sessions are always persistent from the user’s perspective (but are created on the server side when the first message from either user is being sent).</text:p>
              </text:list-item>
              <text:list-item>
                <text:p text:style-name="P12">1:1 sessions will be opened directly inside the contact info list when clicking on a contact (along with incoming shares folders and other contact info). Basically a minimised version of the chat inside the contact overview, which should have a maximise button that opens the chat in full screen and changes the tab to “recent chats” with the specific chat highlighted.’</text:p>
              </text:list-item>
              <text:list-item>
                <text:p text:style-name="P12">Contact list will consist of screen names (default will be the name entered during signup).</text:p>
              </text:list-item>
              <text:list-item>
                <text:p text:style-name="P12">Recent chats will be persistent, cross device and will always show most recently active on top.</text:p>
              </text:list-item>
              <text:list-item>
                <text:p text:style-name="P12">Chat sessions will have a key icon, when you mouse-over you will see which encryption is being used (e.g. 128bit AES), with a warning that this is not OTR which will also have an expand link that explains the security model of our general chat and that we have whisper mode for higher level security.</text:p>
              </text:list-item>
              <text:list-item>
                <text:p text:style-name="P12">1:1 chats in where both parties are online will have a special “Whisper mode” button which will open a special OTR chat that is ephemeral, not logged and not cross-device.</text:p>
              </text:list-item>
              <text:list-item>
                <text:p text:style-name="P12">Group chat sessions are more transient and will move down in the recent list once inactive, and eventually disappear.</text:p>
              </text:list-item>
              <text:list-item>
                <text:p text:style-name="P12">Recent chats will always only show the most 50 recent chats as the initial persistent state. </text:p>
              </text:list-item>
            </text:list>
            <text:p text:style-name="P10">Once a chat retention policy has cleared all data of a recent chat, it will vanish from the recent list.</text:p>
          </text:deletion>
        </text:changed-region>
        <text:changed-region xml:id="ct32866768" text:id="ct32866768">
          <text:deletion>
            <office:change-info>
              <dc:creator>Unknown Author</dc:creator>
              <dc:date>2015-09-01T14:58:00</dc:date>
            </office:change-info>
            <text:p text:style-name="P10"><text:s/></text:p>
          </text:deletion>
          <text:insertion>
            <office:change-info office:chg-author="Stuart Inglis" office:chg-date-time="2015-08-18T13:53:00"/>
          </text:insertion>
        </text:changed-region>
        <text:changed-region xml:id="ct33122720" text:id="ct33122720">
          <text:deletion>
            <office:change-info>
              <dc:creator>Unknown Author</dc:creator>
              <dc:date>2015-09-01T14:58:00</dc:date>
            </office:change-info>
            <text:p text:style-name="P10"><text:note text:id="ftn1" text:note-class="footnote"><text:note-citation>2</text:note-citation><text:note-body><text:p text:style-name="P13"><text:span text:style-name="footnote_20_reference"/> Comment: What is the maximum, and can it be kept forever?</text:p><text:p text:style-name="Footnote"/></text:note-body></text:note></text:p>
            <text:list xml:id="list150746120213167" text:continue-numbering="true" text:style-name="WWNum1">
              <text:list-item>
                <text:p text:style-name="P12">When a chat message is received it’s marked as new across all clients logged into that account. Once a message or multiple messages are being read on one client, they are being marked as read on all other clients.</text:p>
              </text:list-item>
              <text:list-item>
                <text:p text:style-name="P12">Full history for each chat is available, loaded dynamically by scrolling up.</text:p>
              </text:list-item>
              <text:list-item>
                <text:p text:style-name="P12">Search is performed on the client side and requires the history to be searched to be loaded from the server.</text:p>
              </text:list-item>
              <text:list-item>
                <text:p text:style-name="P12">Messages are being marked as read by putting focus on the specific chat session while they are visible.</text:p>
              </text:list-item>
              <text:list-item>
                <text:p text:style-name="P12">The webclient can be configured to have notifications for all incoming messages when the webclient is open in the background.</text:p>
              </text:list-item>
              <text:list-item>
                <text:p text:style-name="P12">When a user is added to chat from within a 1:1 session it automatically creates a new group chat for those three users.</text:p>
              </text:list-item>
            </text:list>
            <text:p text:style-name="P10">When a user is added to a group chat the application will ask whether to invite this user to the existing group chat (with the warning that the history is then available to that user</text:p>
          </text:deletion>
        </text:changed-region>
        <text:changed-region xml:id="ct32837456" text:id="ct32837456">
          <text:deletion>
            <office:change-info>
              <dc:creator>Unknown Author</dc:creator>
              <dc:date>2015-09-01T14:58:00</dc:date>
            </office:change-info>
            <text:p text:style-name="P10"><text:s/>or require all users agree</text:p>
          </text:deletion>
          <text:insertion>
            <office:change-info office:chg-author="Stuart Inglis" office:chg-date-time="2015-08-18T13:46:00"/>
          </text:insertion>
        </text:changed-region>
        <text:changed-region xml:id="ct50168480" text:id="ct50168480">
          <text:deletion>
            <office:change-info>
              <dc:creator>Unknown Author</dc:creator>
              <dc:date>2015-09-01T14:58:00</dc:date>
            </office:change-info>
            <text:p text:style-name="P10"><text:s/>or require all users agree</text:p>
          </text:deletion>
        </text:changed-region>
        <text:changed-region xml:id="ct33027792" text:id="ct33027792">
          <text:deletion>
            <office:change-info>
              <dc:creator>Unknown Author</dc:creator>
              <dc:date>2015-09-01T14:58:00</dc:date>
            </office:change-info>
            <text:p text:style-name="P10"><text:s/>that the history is show by policy</text:p>
          </text:deletion>
          <text:insertion>
            <office:change-info office:chg-author="Stuart Inglis" office:chg-date-time="2015-08-18T13:48:00"/>
          </text:insertion>
        </text:changed-region>
        <text:changed-region xml:id="ct32656400" text:id="ct32656400">
          <text:deletion>
            <office:change-info>
              <dc:creator>Unknown Author</dc:creator>
              <dc:date>2015-09-01T14:58:00</dc:date>
            </office:change-info>
            <text:p text:style-name="P10"><text:s/>that the history is show by policy), or create a new chat session with the same users of the previous group + new.), or create a new chat session with the same users of the previous group + new.</text:p>
          </text:deletion>
        </text:changed-region>
        <text:changed-region xml:id="ct32949600" text:id="ct32949600">
          <text:deletion>
            <office:change-info>
              <dc:creator>Unknown Author</dc:creator>
              <dc:date>2015-09-01T14:58:00</dc:date>
            </office:change-info>
            <text:p text:style-name="P10"><text:s/></text:p>
          </text:deletion>
          <text:insertion>
            <office:change-info office:chg-author="Stuart Inglis" office:chg-date-time="2015-08-18T13:45:00"/>
          </text:insertion>
        </text:changed-region>
        <text:changed-region xml:id="ct32743248" text:id="ct32743248">
          <text:deletion>
            <office:change-info>
              <dc:creator>Unknown Author</dc:creator>
              <dc:date>2015-09-01T14:58:00</dc:date>
            </office:change-info>
            <text:p text:style-name="P10"><text:s/></text:p>
            <text:list xml:id="list150746669805246" text:continue-numbering="true" text:style-name="WWNum1">
              <text:list-item>
                <text:p text:style-name="P12">Each user can configure their global retention policy. Once a chat is being established, the user with the shortest retention policy will prevail for that specific chat.</text:p>
              </text:list-item>
              <text:list-item>
                <text:p text:style-name="P12">The per chat retention policy is displayed a small icon somewhere, and when clicked can be changed for that specific chat, which will post an italic notification in the chat “User has changed the retention policy for this chat to X”.</text:p>
              </text:list-item>
              <text:list-item>
                <text:p text:style-name="P12">All the bells and whistles experienced users will expect: Editing last message, delete recent messages, emoticons, real-time “Username(s) XXXX is/are typing”, line break insertion with Shift-Enter etc.</text:p>
              </text:list-item>
              <text:list-item>
                <text:p text:style-name="P12">Send files or folders from own cloud drive to peer</text:p>
              </text:list-item>
              <text:list-item>
                <text:p text:style-name="P12">Paste text or images</text:p>
              </text:list-item>
              <text:list-item>
                <text:p text:style-name="P12">If one or multiple messages are not read within X minutes, the message(s) go through a notification routine, which will for example (configurable by the user):</text:p>
                <text:list>
                  <text:list-item>
                    <text:p text:style-name="P12">Send an email (without the message, obviously)</text:p>
                  </text:list-item>
                  <text:list-item>
                    <text:p text:style-name="P12">Send a push notification to all mobile apps</text:p>
                  </text:list-item>
                  <text:list-item>
                    <text:p text:style-name="P12">In the future, browsers could be woken up too, e.g. <text:a xlink:type="simple" xlink:href="https://wiki.mozilla.org/WebAPI/SimplePush" text:style-name="Internet_20_link" text:visited-style-name="Visited_20_Internet_20_Link"><text:span text:style-name="Internet_20_link">https://wiki.mozilla.org/WebAPI/SimplePush</text:span></text:a></text:p>
                  </text:list-item>
                </text:list>
              </text:list-item>
              <text:list-item>
                <text:p text:style-name="P12"/>
              </text:list-item>
              <text:list-item>
                <text:p text:style-name="P12">Each user can configure their global retention policy. Once a chat is being established, the user with the shortest retention policy will prevail for that specific chat.</text:p>
              </text:list-item>
              <text:list-item>
                <text:p text:style-name="P12">The per chat retention policy is displayed a small icon somewhere, and when clicked can be changed for that specific chat, which will post an italic notification in the chat “User has changed the retention policy for this chat to X”.</text:p>
              </text:list-item>
              <text:list-item>
                <text:p text:style-name="P12">All the bells and whistles experienced users will expect: Editing last message, delete recent messages, emoticons, real-time “Username(s) XXXX is/are typing”, line break insertion with Shift-Enter etc.</text:p>
              </text:list-item>
              <text:list-item>
                <text:p text:style-name="P12">Send files or folders from own cloud drive to peer</text:p>
              </text:list-item>
              <text:list-item>
                <text:p text:style-name="P12">Paste text or images</text:p>
              </text:list-item>
              <text:list-item>
                <text:p text:style-name="P12">If one or multiple messages are not read within X minutes, the message(s) go through a notification routine, which will for example (configurable by the user):</text:p>
                <text:list>
                  <text:list-item>
                    <text:p text:style-name="P12">Send an email (without the message, obviously)</text:p>
                  </text:list-item>
                  <text:list-item>
                    <text:p text:style-name="P12">Send a push notification to all mobile apps</text:p>
                  </text:list-item>
                  <text:list-item>
                    <text:p text:style-name="P12">In the future, browsers could be woken up too, e.g. <text:a xlink:type="simple" xlink:href="https://wiki.mozilla.org/WebAPI/SimplePush" text:style-name="Internet_20_link" text:visited-style-name="Visited_20_Internet_20_Link"><text:span text:style-name="Internet_20_link">https://wiki.mozilla.org/WebAPI/SimplePush</text:span></text:a></text:p>
                  </text:list-item>
                </text:list>
              </text:list-item>
            </text:list>
            <text:p text:style-name="Standard"/>
            <text:p text:style-name="P10"><text:span text:style-name="T1"/></text:p>
          </text:deletion>
        </text:changed-region>
        <text:changed-region xml:id="ct50474672" text:id="ct50474672">
          <text:format-change>
            <office:change-info>
              <dc:creator>Unknown Author</dc:creator>
              <dc:date>2015-09-01T15:04:00</dc:date>
            </office:change-info>
          </text:format-change>
        </text:changed-region>
        <text:changed-region xml:id="ct32065888" text:id="ct32065888">
          <text:insertion>
            <office:change-info>
              <dc:creator>Stuart Inglis</dc:creator>
              <dc:date>2015-08-18T13:55:00</dc:date>
            </office:change-info>
          </text:insertion>
        </text:changed-region>
        <text:changed-region xml:id="ct50474944" text:id="ct50474944">
          <text:format-change>
            <office:change-info>
              <dc:creator>Unknown Author</dc:creator>
              <dc:date>2015-09-01T15:04:00</dc:date>
            </office:change-info>
          </text:format-change>
        </text:changed-region>
        <text:changed-region xml:id="ct33204976" text:id="ct33204976">
          <text:insertion>
            <office:change-info>
              <dc:creator>Stuart Inglis</dc:creator>
              <dc:date>2015-08-18T13:56:00</dc:date>
            </office:change-info>
          </text:insertion>
        </text:changed-region>
        <text:changed-region xml:id="ct32891904" text:id="ct32891904">
          <text:deletion>
            <office:change-info>
              <dc:creator>Stuart Inglis</dc:creator>
              <dc:date>2015-08-18T13:56:00</dc:date>
            </office:change-info>
            <text:p text:style-name="P14">-</text:p>
          </text:deletion>
        </text:changed-region>
        <text:changed-region xml:id="ct60374048" text:id="ct60374048">
          <text:format-change>
            <office:change-info>
              <dc:creator>Unknown Author</dc:creator>
              <dc:date>2015-09-01T15:04:00</dc:date>
            </office:change-info>
          </text:format-change>
        </text:changed-region>
        <text:changed-region xml:id="ct32102272" text:id="ct32102272">
          <text:insertion>
            <office:change-info>
              <dc:creator>Stuart Inglis</dc:creator>
              <dc:date>2015-08-18T13:56:00</dc:date>
            </office:change-info>
          </text:insertion>
        </text:changed-region>
        <text:changed-region xml:id="ct60374320" text:id="ct60374320">
          <text:format-change>
            <office:change-info>
              <dc:creator>Unknown Author</dc:creator>
              <dc:date>2015-09-01T15:04:00</dc:date>
            </office:change-info>
          </text:format-change>
        </text:changed-region>
        <text:changed-region xml:id="ct31715936" text:id="ct31715936">
          <text:insertion>
            <office:change-info>
              <dc:creator>Stuart Inglis</dc:creator>
              <dc:date>2015-08-18T13:56:00</dc:date>
            </office:change-info>
          </text:insertion>
        </text:changed-region>
        <text:changed-region xml:id="ct32609776" text:id="ct32609776">
          <text:deletion>
            <office:change-info>
              <dc:creator>Stuart Inglis</dc:creator>
              <dc:date>2015-08-18T13:56:00</dc:date>
            </office:change-info>
            <text:p text:style-name="P14">-</text:p>
          </text:deletion>
        </text:changed-region>
        <text:changed-region xml:id="ct60374592" text:id="ct60374592">
          <text:format-change>
            <office:change-info>
              <dc:creator>Unknown Author</dc:creator>
              <dc:date>2015-09-01T15:04:00</dc:date>
            </office:change-info>
          </text:format-change>
        </text:changed-region>
        <text:changed-region xml:id="ct32072880" text:id="ct32072880">
          <text:insertion>
            <office:change-info>
              <dc:creator>Stuart Inglis</dc:creator>
              <dc:date>2015-08-18T13:57:00</dc:date>
            </office:change-info>
          </text:insertion>
        </text:changed-region>
        <text:changed-region xml:id="ct32073088" text:id="ct32073088">
          <text:deletion>
            <office:change-info>
              <dc:creator>Stuart Inglis</dc:creator>
              <dc:date>2015-08-18T13:57:00</dc:date>
            </office:change-info>
            <text:p text:style-name="P14"><text:s/>- </text:p>
          </text:deletion>
        </text:changed-region>
        <text:changed-region xml:id="ct60374864" text:id="ct60374864">
          <text:format-change>
            <office:change-info>
              <dc:creator>Unknown Author</dc:creator>
              <dc:date>2015-09-01T15:04:00</dc:date>
            </office:change-info>
          </text:format-change>
        </text:changed-region>
        <text:changed-region xml:id="ct32610128" text:id="ct32610128">
          <text:insertion>
            <office:change-info>
              <dc:creator>Stuart Inglis</dc:creator>
              <dc:date>2015-08-18T13:56:00</dc:date>
            </office:change-info>
          </text:insertion>
        </text:changed-region>
        <text:changed-region xml:id="ct32610336" text:id="ct32610336">
          <text:deletion>
            <office:change-info>
              <dc:creator>Stuart Inglis</dc:creator>
              <dc:date>2015-08-18T13:56:00</dc:date>
            </office:change-info>
            <text:p text:style-name="P15"><text:s/></text:p>
          </text:deletion>
        </text:changed-region>
        <text:changed-region xml:id="ct32069312" text:id="ct32069312">
          <text:insertion>
            <office:change-info>
              <dc:creator>Stuart Inglis</dc:creator>
              <dc:date>2015-08-18T13:56:00</dc:date>
            </office:change-info>
          </text:insertion>
        </text:changed-region>
        <text:changed-region xml:id="ct32069584" text:id="ct32069584">
          <text:deletion>
            <office:change-info>
              <dc:creator>Stuart Inglis</dc:creator>
              <dc:date>2015-08-18T13:56:00</dc:date>
            </office:change-info>
            <text:p text:style-name="P15">-</text:p>
          </text:deletion>
        </text:changed-region>
        <text:changed-region xml:id="ct60375408" text:id="ct60375408">
          <text:format-change>
            <office:change-info>
              <dc:creator>Unknown Author</dc:creator>
              <dc:date>2015-09-01T15:04:00</dc:date>
            </office:change-info>
          </text:format-change>
        </text:changed-region>
        <text:changed-region xml:id="ct31970672" text:id="ct31970672">
          <text:insertion>
            <office:change-info>
              <dc:creator>Unknown Author</dc:creator>
              <dc:date>2015-09-01T14:59:00</dc:date>
            </office:change-info>
          </text:insertion>
        </text:changed-region>
        <text:changed-region xml:id="ct50142800" text:id="ct50142800">
          <text:deletion>
            <office:change-info>
              <dc:creator>Unknown Author</dc:creator>
              <dc:date>2015-09-01T14:59:00</dc:date>
            </office:change-info>
            <text:list xml:id="list3198070569354482069" text:style-name="WWNum6">
              <text:list-item>
                <text:p text:style-name="P16"><text:span text:style-name="T3"><text:line-break/><text:line-break/></text:span></text:p>
              </text:list-item>
            </text:list>
            <text:p text:style-name="Standard"><text:span text:style-name="T3">Message Format</text:span></text:p>
            <text:p text:style-name="P7"/>
            <text:p text:style-name="P9">Encrypted/authenticated JSON, stored with a monotonously increasing sequence number and a UTC timestamp</text:p>
            <text:p text:style-name="P9"/>
            <text:p text:style-name="P9">JSON message types:</text:p>
            <text:p text:style-name="P9"/>
            <text:list xml:id="list3243540631561048023" text:style-name="WWNum5">
              <text:list-item>
                <text:p text:style-name="P17">text</text:p>
              </text:list-item>
              <text:list-item>
                <text:p text:style-name="P17">file tree</text:p>
              </text:list-item>
              <text:list-item>
                <text:p text:style-name="P17">inline image</text:p>
              </text:list-item>
              <text:list-item>
                <text:p text:style-name="P17">Potentially third party embedding, if allowed by CSP of third party services (e.g. YouTube).</text:p>
              </text:list-item>
            </text:list>
            <text:p text:style-name="Text_20_body"/>
            <text:list xml:id="list150747058713096" text:continue-list="list3198070569354482069" text:style-name="WWNum6">
              <text:list-item>
                <text:p text:style-name="P16"><text:span text:style-name="T3"/></text:p>
              </text:list-item>
            </text:list>
          </text:deletion>
        </text:changed-region>
        <text:changed-region xml:id="ct36671088" text:id="ct36671088">
          <text:deletion>
            <office:change-info>
              <dc:creator>Unknown Author</dc:creator>
              <dc:date>2015-09-01T14:59:00</dc:date>
            </office:change-info>
            <text:list xml:id="list150747191714737" text:continue-numbering="true" text:style-name="WWNum6">
              <text:list-item>
                <text:p text:style-name="P16"><text:span text:style-name="T3"/></text:p>
              </text:list-item>
              <text:list-item>
                <text:p text:style-name="P16"><text:span text:style-name="T3"/></text:p>
              </text:list-item>
            </text:list>
          </text:deletion>
          <text:insertion>
            <office:change-info office:chg-author="Stuart Inglis" office:chg-date-time="2015-08-18T15:09:00"/>
          </text:insertion>
        </text:changed-region>
        <text:changed-region xml:id="ct60375680" text:id="ct60375680">
          <text:format-change>
            <office:change-info>
              <dc:creator>Unknown Author</dc:creator>
              <dc:date>2015-09-01T15:04:00</dc:date>
            </office:change-info>
          </text:format-change>
        </text:changed-region>
        <text:changed-region xml:id="ct32136944" text:id="ct32136944">
          <text:deletion>
            <office:change-info>
              <dc:creator>Unknown Author</dc:creator>
              <dc:date>2015-08-23T16:38:00</dc:date>
            </office:change-info>
            <text:p text:style-name="P18"><text:span text:style-name="T3">Proposal one</text:span>: </text:p>
          </text:deletion>
        </text:changed-region>
        <text:changed-region xml:id="ct60375952" text:id="ct60375952">
          <text:format-change>
            <office:change-info>
              <dc:creator>Unknown Author</dc:creator>
              <dc:date>2015-09-01T15:04:00</dc:date>
            </office:change-info>
          </text:format-change>
        </text:changed-region>
        <text:changed-region xml:id="ct33186432" text:id="ct33186432">
          <text:insertion>
            <office:change-info>
              <dc:creator>Stuart Inglis</dc:creator>
              <dc:date>2015-08-18T15:10:00</dc:date>
            </office:change-info>
          </text:insertion>
        </text:changed-region>
        <text:changed-region xml:id="ct51097008" text:id="ct51097008">
          <text:insertion>
            <office:change-info>
              <dc:creator>Unknown Author</dc:creator>
              <dc:date>2015-09-01T15:00:00</dc:date>
            </office:change-info>
          </text:insertion>
        </text:changed-region>
        <text:changed-region xml:id="ct60376496" text:id="ct60376496">
          <text:format-change>
            <office:change-info>
              <dc:creator>Unknown Author</dc:creator>
              <dc:date>2015-09-01T15:04:00</dc:date>
            </office:change-info>
          </text:format-change>
        </text:changed-region>
        <text:changed-region xml:id="ct32459344" text:id="ct32459344">
          <text:deletion>
            <office:change-info>
              <dc:creator>Unknown Author</dc:creator>
              <dc:date>2015-08-23T16:39:00</dc:date>
            </office:change-info>
            <text:list xml:id="list150746321594208" text:continue-list="list150747111240449" text:style-name="WWNum7">
              <text:list-item>
                <text:p text:style-name="P19">Reasons??</text:p>
              </text:list-item>
              <text:list-item>
                <text:p text:style-name="P19"><text:span text:style-name="T5"/></text:p>
              </text:list-item>
            </text:list>
          </text:deletion>
        </text:changed-region>
        <text:changed-region xml:id="ct49981264" text:id="ct49981264">
          <text:deletion>
            <office:change-info>
              <dc:creator>Unknown Author</dc:creator>
              <dc:date>2015-09-01T14:59:00</dc:date>
            </office:change-info>
            <text:list xml:id="list150745523215721" text:continue-numbering="true" text:style-name="WWNum7">
              <text:list-item>
                <text:p text:style-name="P19"><text:span text:style-name="T5"/></text:p>
              </text:list-item>
              <text:list-item>
                <text:p text:style-name="P19"/>
              </text:list-item>
            </text:list>
          </text:deletion>
        </text:changed-region>
        <text:changed-region xml:id="ct32613616" text:id="ct32613616">
          <text:deletion>
            <office:change-info>
              <dc:creator>Unknown Author</dc:creator>
              <dc:date>2015-08-23T16:39:00</dc:date>
            </office:change-info>
            <text:list xml:id="list150747321929545" text:continue-numbering="true" text:style-name="WWNum7">
              <text:list-item>
                <text:p text:style-name="P19">Proposal two: <text:s/>Each chat server is stateless and belongs to a pool, backed by multi-master database clusters3 that are accessible by every pool. This allows:</text:p>
              </text:list-item>
            </text:list>
          </text:deletion>
        </text:changed-region>
        <text:changed-region xml:id="ct50086032" text:id="ct50086032">
          <text:deletion>
            <office:change-info>
              <dc:creator>Unknown Author</dc:creator>
              <dc:date>2015-09-01T14:59:00</dc:date>
            </office:change-info>
            <text:list xml:id="list150746851254582" text:continue-numbering="true" text:style-name="WWNum7">
              <text:list-item>
                <text:p text:style-name="P19"><text:span text:style-name="T5"/></text:p>
              </text:list-item>
            </text:list>
            <text:p text:style-name="Standard"/>
            <text:list xml:id="list150746949834072" text:continue-numbering="true" text:style-name="WWNum7">
              <text:list-item>
                <text:p text:style-name="P19"/>
              </text:list-item>
            </text:list>
          </text:deletion>
        </text:changed-region>
        <text:changed-region xml:id="ct33060864" text:id="ct33060864">
          <text:deletion>
            <office:change-info>
              <dc:creator>Unknown Author</dc:creator>
              <dc:date>2015-08-23T16:39:00</dc:date>
            </office:change-info>
            <text:list xml:id="list150746778901891" text:continue-numbering="true" text:style-name="WWNum7">
              <text:list-item>
                <text:p text:style-name="P19">Decoupling chatd and DB engines, in the event of overloads or failure.</text:p>
              </text:list-item>
              <text:list-item>
                <text:p text:style-name="P20">Simplified, independent maintenance on servers, without customer impact (especially where clients can transparently reconnect and resume a chat on the disappearance of single chatd).</text:p>
              </text:list-item>
              <text:list-item>
                <text:p text:style-name="P20">Quick variation of the numbers and addresses of chatd instances (for response to demand changes and DDOS mitigation).</text:p>
              </text:list-item>
              <text:list-item>
                <text:p text:style-name="P20">Migration of users from one DB cluster to another, without losing their history.</text:p>
              </text:list-item>
              <text:list-item>
                <text:p text:style-name="P19"><text:span text:style-name="T5"/></text:p>
              </text:list-item>
            </text:list>
          </text:deletion>
        </text:changed-region>
        <text:changed-region xml:id="ct32613936" text:id="ct32613936">
          <text:insertion>
            <office:change-info>
              <dc:creator>Stuart Inglis</dc:creator>
              <dc:date>2015-08-18T15:11:00</dc:date>
            </office:change-info>
          </text:insertion>
        </text:changed-region>
        <text:changed-region xml:id="ct32612992" text:id="ct32612992">
          <text:deletion>
            <office:change-info>
              <dc:creator>Stuart Inglis</dc:creator>
              <dc:date>2015-08-18T15:10:00</dc:date>
            </office:change-info>
            <text:p text:style-name="P18">,</text:p>
          </text:deletion>
        </text:changed-region>
        <text:changed-region xml:id="ct32665968" text:id="ct32665968">
          <text:deletion>
            <office:change-info>
              <dc:creator>Unknown Author</dc:creator>
              <dc:date>2015-09-01T15:00:00</dc:date>
            </office:change-info>
            <text:p text:style-name="P18"><text:s/></text:p>
          </text:deletion>
        </text:changed-region>
        <text:changed-region xml:id="ct32110544" text:id="ct32110544">
          <text:insertion>
            <office:change-info>
              <dc:creator>Stuart Inglis</dc:creator>
              <dc:date>2015-08-18T15:12:00</dc:date>
            </office:change-info>
          </text:insertion>
        </text:changed-region>
        <text:changed-region xml:id="ct32110752" text:id="ct32110752">
          <text:deletion>
            <office:change-info>
              <dc:creator>Stuart Inglis</dc:creator>
              <dc:date>2015-08-18T15:12:00</dc:date>
            </office:change-info>
            <text:p text:style-name="P18">they</text:p>
          </text:deletion>
        </text:changed-region>
        <text:changed-region xml:id="ct32744192" text:id="ct32744192">
          <text:insertion>
            <office:change-info>
              <dc:creator>Stuart Inglis</dc:creator>
              <dc:date>2015-08-18T15:12:00</dc:date>
            </office:change-info>
          </text:insertion>
        </text:changed-region>
        <text:changed-region xml:id="ct60377584" text:id="ct60377584">
          <text:format-change>
            <office:change-info>
              <dc:creator>Unknown Author</dc:creator>
              <dc:date>2015-09-01T15:04:00</dc:date>
            </office:change-info>
          </text:format-change>
        </text:changed-region>
        <text:changed-region xml:id="ct33104864" text:id="ct33104864">
          <text:deletion>
            <office:change-info>
              <dc:creator>Unknown Author</dc:creator>
              <dc:date>2015-08-23T16:40:00</dc:date>
            </office:change-info>
            <text:p text:style-name="P14">/pool</text:p>
          </text:deletion>
        </text:changed-region>
        <text:changed-region xml:id="ct60377856" text:id="ct60377856">
          <text:format-change>
            <office:change-info>
              <dc:creator>Unknown Author</dc:creator>
              <dc:date>2015-09-01T15:04:00</dc:date>
            </office:change-info>
          </text:format-change>
        </text:changed-region>
        <text:changed-region xml:id="ct33104128" text:id="ct33104128">
          <text:insertion>
            <office:change-info>
              <dc:creator>Unknown Author</dc:creator>
              <dc:date>2015-08-23T16:40:00</dc:date>
            </office:change-info>
          </text:insertion>
        </text:changed-region>
        <text:changed-region xml:id="ct60378128" text:id="ct60378128">
          <text:format-change>
            <office:change-info>
              <dc:creator>Unknown Author</dc:creator>
              <dc:date>2015-09-01T15:04:00</dc:date>
            </office:change-info>
          </text:format-change>
        </text:changed-region>
        <text:changed-region xml:id="ct33104544" text:id="ct33104544">
          <text:insertion>
            <office:change-info>
              <dc:creator>Unknown Author</dc:creator>
              <dc:date>2015-08-23T16:42:00</dc:date>
            </office:change-info>
          </text:insertion>
        </text:changed-region>
        <text:changed-region xml:id="ct60378400" text:id="ct60378400">
          <text:format-change>
            <office:change-info>
              <dc:creator>Unknown Author</dc:creator>
              <dc:date>2015-09-01T15:04:00</dc:date>
            </office:change-info>
          </text:format-change>
        </text:changed-region>
        <text:changed-region xml:id="ct33012544" text:id="ct33012544">
          <text:insertion>
            <office:change-info>
              <dc:creator>Unknown Author</dc:creator>
              <dc:date>2015-08-23T16:41:00</dc:date>
            </office:change-info>
          </text:insertion>
        </text:changed-region>
        <text:changed-region xml:id="ct32595760" text:id="ct32595760">
          <text:insertion>
            <office:change-info>
              <dc:creator>Unknown Author</dc:creator>
              <dc:date>2015-08-23T16:42:00</dc:date>
            </office:change-info>
          </text:insertion>
        </text:changed-region>
        <text:changed-region xml:id="ct61631248" text:id="ct61631248">
          <text:format-change>
            <office:change-info>
              <dc:creator>Unknown Author</dc:creator>
              <dc:date>2015-09-01T15:04:00</dc:date>
            </office:change-info>
          </text:format-change>
        </text:changed-region>
        <text:changed-region xml:id="ct32592096" text:id="ct32592096">
          <text:deletion>
            <office:change-info>
              <dc:creator>Unknown Author</dc:creator>
              <dc:date>2015-08-23T16:43:00</dc:date>
            </office:change-info>
            <text:p text:style-name="P14">chatd needs a way of limiting its RAM and CPU use if it is shared with a database instance and vice versa.</text:p>
          </text:deletion>
        </text:changed-region>
        <text:changed-region xml:id="ct32627232" text:id="ct32627232">
          <text:insertion>
            <office:change-info>
              <dc:creator>Unknown Author</dc:creator>
              <dc:date>2015-08-23T16:43:00</dc:date>
            </office:change-info>
          </text:insertion>
        </text:changed-region>
        <text:changed-region xml:id="ct32626880" text:id="ct32626880">
          <text:insertion>
            <office:change-info>
              <dc:creator>Unknown Author</dc:creator>
              <dc:date>2015-08-23T16:44:00</dc:date>
            </office:change-info>
          </text:insertion>
        </text:changed-region>
        <text:changed-region xml:id="ct32527680" text:id="ct32527680">
          <text:insertion>
            <office:change-info>
              <dc:creator>Unknown Author</dc:creator>
              <dc:date>2015-08-23T16:45:00</dc:date>
            </office:change-info>
          </text:insertion>
        </text:changed-region>
        <text:changed-region xml:id="ct61632336" text:id="ct61632336">
          <text:format-change>
            <office:change-info>
              <dc:creator>Unknown Author</dc:creator>
              <dc:date>2015-09-01T15:04:00</dc:date>
            </office:change-info>
          </text:format-change>
        </text:changed-region>
        <text:changed-region xml:id="ct32528080" text:id="ct32528080">
          <text:deletion>
            <office:change-info>
              <dc:creator>Unknown Author</dc:creator>
              <dc:date>2015-08-23T16:45:00</dc:date>
            </office:change-info>
            <text:p text:style-name="P18">could</text:p>
          </text:deletion>
        </text:changed-region>
        <text:changed-region xml:id="ct32627440" text:id="ct32627440">
          <text:insertion>
            <office:change-info>
              <dc:creator>Stuart Inglis</dc:creator>
              <dc:date>2015-08-18T15:24:00</dc:date>
            </office:change-info>
          </text:insertion>
        </text:changed-region>
        <text:changed-region xml:id="ct61632880" text:id="ct61632880">
          <text:format-change>
            <office:change-info>
              <dc:creator>Unknown Author</dc:creator>
              <dc:date>2015-09-01T15:04:00</dc:date>
            </office:change-info>
          </text:format-change>
        </text:changed-region>
        <text:changed-region xml:id="ct32627712" text:id="ct32627712">
          <text:insertion>
            <office:change-info>
              <dc:creator>Unknown Author</dc:creator>
              <dc:date>2015-08-23T23:35:00</dc:date>
            </office:change-info>
          </text:insertion>
        </text:changed-region>
        <text:changed-region xml:id="ct61633152" text:id="ct61633152">
          <text:format-change>
            <office:change-info>
              <dc:creator>Unknown Author</dc:creator>
              <dc:date>2015-09-01T15:04:00</dc:date>
            </office:change-info>
          </text:format-change>
        </text:changed-region>
        <text:changed-region xml:id="ct32584688" text:id="ct32584688">
          <text:insertion>
            <office:change-info>
              <dc:creator>Stuart Inglis</dc:creator>
              <dc:date>2015-08-18T15:24:00</dc:date>
            </office:change-info>
          </text:insertion>
        </text:changed-region>
        <text:changed-region xml:id="ct32616448" text:id="ct32616448">
          <text:deletion>
            <office:change-info>
              <dc:creator>Unknown Author</dc:creator>
              <dc:date>2015-08-23T16:45:00</dc:date>
            </office:change-info>
            <text:p text:style-name="P18">Alternatively the API could maintain an indirection allowing a chat to be migrated to a new DB cluster, giving flexibility when clusters are full, cheaper elsewhere, faster elsewhere, etc.</text:p>
          </text:deletion>
        </text:changed-region>
        <text:changed-region xml:id="ct61633424" text:id="ct61633424">
          <text:format-change>
            <office:change-info>
              <dc:creator>Unknown Author</dc:creator>
              <dc:date>2015-09-01T15:04:00</dc:date>
            </office:change-info>
          </text:format-change>
        </text:changed-region>
        <text:changed-region xml:id="ct32605968" text:id="ct32605968">
          <text:UnknownChange>
            <office:change-info>
              <dc:creator>Stuart Inglis</dc:creator>
              <dc:date>2015-08-18T15:27:00</dc:date>
            </office:change-info>
          </text:UnknownChange>
        </text:changed-region>
        <text:changed-region xml:id="ct32112112" text:id="ct32112112">
          <text:insertion>
            <office:change-info>
              <dc:creator>Stuart Inglis</dc:creator>
              <dc:date>2015-08-18T15:27:00</dc:date>
            </office:change-info>
          </text:insertion>
        </text:changed-region>
        <text:changed-region xml:id="ct32637584" text:id="ct32637584">
          <text:UnknownChange>
            <office:change-info>
              <dc:creator>Stuart Inglis</dc:creator>
              <dc:date>2015-08-18T15:27:00</dc:date>
            </office:change-info>
          </text:UnknownChange>
        </text:changed-region>
        <text:changed-region xml:id="ct32111328" text:id="ct32111328">
          <text:insertion>
            <office:change-info>
              <dc:creator>Stuart Inglis</dc:creator>
              <dc:date>2015-08-18T15:27:00</dc:date>
            </office:change-info>
          </text:insertion>
        </text:changed-region>
        <text:changed-region xml:id="ct32111680" text:id="ct32111680">
          <text:UnknownChange>
            <office:change-info>
              <dc:creator>Stuart Inglis</dc:creator>
              <dc:date>2015-08-18T15:27:00</dc:date>
            </office:change-info>
          </text:UnknownChange>
        </text:changed-region>
        <text:changed-region xml:id="ct32638880" text:id="ct32638880">
          <text:insertion>
            <office:change-info>
              <dc:creator>Stuart Inglis</dc:creator>
              <dc:date>2015-08-18T15:27:00</dc:date>
            </office:change-info>
          </text:insertion>
        </text:changed-region>
        <text:changed-region xml:id="ct32638544" text:id="ct32638544">
          <text:UnknownChange>
            <office:change-info>
              <dc:creator>Stuart Inglis</dc:creator>
              <dc:date>2015-08-18T15:27:00</dc:date>
            </office:change-info>
          </text:UnknownChange>
        </text:changed-region>
        <text:changed-region xml:id="ct32638336" text:id="ct32638336">
          <text:insertion>
            <office:change-info>
              <dc:creator>Unknown Author</dc:creator>
              <dc:date>2015-08-23T22:34:00</dc:date>
            </office:change-info>
          </text:insertion>
        </text:changed-region>
        <text:changed-region xml:id="ct32638000" text:id="ct32638000">
          <text:UnknownChange>
            <office:change-info>
              <dc:creator>Stuart Inglis</dc:creator>
              <dc:date>2015-08-18T15:27:00</dc:date>
            </office:change-info>
          </text:UnknownChange>
        </text:changed-region>
        <text:changed-region xml:id="ct32564672" text:id="ct32564672">
          <text:insertion>
            <office:change-info>
              <dc:creator>Unknown Author</dc:creator>
              <dc:date>2015-08-23T22:34:00</dc:date>
            </office:change-info>
          </text:insertion>
        </text:changed-region>
        <text:changed-region xml:id="ct32564880" text:id="ct32564880">
          <text:UnknownChange>
            <office:change-info>
              <dc:creator>Stuart Inglis</dc:creator>
              <dc:date>2015-08-18T15:27:00</dc:date>
            </office:change-info>
          </text:UnknownChange>
        </text:changed-region>
        <text:changed-region xml:id="ct32565760" text:id="ct32565760">
          <text:insertion>
            <office:change-info>
              <dc:creator>Unknown Author</dc:creator>
              <dc:date>2015-08-23T22:35:00</dc:date>
            </office:change-info>
          </text:insertion>
        </text:changed-region>
        <text:changed-region xml:id="ct32565424" text:id="ct32565424">
          <text:UnknownChange>
            <office:change-info>
              <dc:creator>Stuart Inglis</dc:creator>
              <dc:date>2015-08-18T15:27:00</dc:date>
            </office:change-info>
          </text:UnknownChange>
        </text:changed-region>
        <text:changed-region xml:id="ct61634784" text:id="ct61634784">
          <text:format-change>
            <office:change-info>
              <dc:creator>Unknown Author</dc:creator>
              <dc:date>2015-09-01T15:04:00</dc:date>
            </office:change-info>
          </text:format-change>
        </text:changed-region>
        <text:changed-region xml:id="ct50715024" text:id="ct50715024">
          <text:deletion>
            <office:change-info>
              <dc:creator>Unknown Author</dc:creator>
              <dc:date>2015-09-01T15:01:00</dc:date>
            </office:change-info>
            <text:p text:style-name="P21"/>
            <text:p text:style-name="P22"/>
            <text:p text:style-name="P23"><text:span text:style-name="T3">OTR<text:line-break/></text:span></text:p>
            <text:p text:style-name="P21">We can refocus our OTR efforts on the simple one-on-one use case where OTR makes sense. Attempts to support multiple clients, persistence, queueing for offline delivery etc. can finally be discontinued.</text:p>
          </text:deletion>
        </text:changed-region>
        <text:changed-region xml:id="ct61635056" text:id="ct61635056">
          <text:format-change>
            <office:change-info>
              <dc:creator>Unknown Author</dc:creator>
              <dc:date>2015-09-01T15:04:00</dc:date>
            </office:change-info>
          </text:format-change>
        </text:changed-region>
        <text:changed-region xml:id="ct32606576" text:id="ct32606576">
          <text:insertion>
            <office:change-info>
              <dc:creator>Stuart Inglis</dc:creator>
              <dc:date>2015-08-18T13:41:00</dc:date>
            </office:change-info>
          </text:insertion>
        </text:changed-region>
        <text:changed-region xml:id="ct61635328" text:id="ct61635328">
          <text:format-change>
            <office:change-info>
              <dc:creator>Unknown Author</dc:creator>
              <dc:date>2015-09-01T15:04:00</dc:date>
            </office:change-info>
          </text:format-change>
        </text:changed-region>
        <text:changed-region xml:id="ct51462336" text:id="ct51462336">
          <text:deletion>
            <office:change-info>
              <dc:creator>Unknown Author</dc:creator>
              <dc:date>2015-09-01T15:01:00</dc:date>
            </office:change-info>
            <text:list xml:id="list7184326528643101289" text:style-name="WWNum4">
              <text:list-item>
                <text:p text:style-name="P24"/>
              </text:list-item>
              <text:list-item>
                <text:p text:style-name="P24">OTR relay</text:p>
              </text:list-item>
            </text:list>
          </text:deletion>
        </text:changed-region>
        <text:changed-region xml:id="ct61635600" text:id="ct61635600">
          <text:format-change>
            <office:change-info>
              <dc:creator>Unknown Author</dc:creator>
              <dc:date>2015-09-01T15:04:00</dc:date>
            </office:change-info>
          </text:format-change>
        </text:changed-region>
        <text:changed-region xml:id="ct37806336" text:id="ct37806336">
          <text:deletion>
            <office:change-info>
              <dc:creator>Unknown Author</dc:creator>
              <dc:date>2015-09-01T15:01:00</dc:date>
            </office:change-info>
            <text:p text:style-name="P25"><text:s/></text:p>
          </text:deletion>
        </text:changed-region>
        <text:changed-region xml:id="ct61635872" text:id="ct61635872">
          <text:format-change>
            <office:change-info>
              <dc:creator>Unknown Author</dc:creator>
              <dc:date>2015-09-01T15:04:00</dc:date>
            </office:change-info>
          </text:format-change>
        </text:changed-region>
        <text:changed-region xml:id="ct60075392" text:id="ct60075392">
          <text:deletion>
            <office:change-info>
              <dc:creator>Unknown Author</dc:creator>
              <dc:date>2015-09-01T15:01:00</dc:date>
            </office:change-info>
            <text:p text:style-name="P25"><text:s/></text:p>
          </text:deletion>
        </text:changed-region>
        <text:changed-region xml:id="ct61636144" text:id="ct61636144">
          <text:format-change>
            <office:change-info>
              <dc:creator>Unknown Author</dc:creator>
              <dc:date>2015-09-01T15:04:00</dc:date>
            </office:change-info>
          </text:format-change>
        </text:changed-region>
        <text:changed-region xml:id="ct32621296" text:id="ct32621296">
          <text:insertion>
            <office:change-info>
              <dc:creator>Stuart Inglis</dc:creator>
              <dc:date>2015-08-18T15:34:00</dc:date>
            </office:change-info>
          </text:insertion>
        </text:changed-region>
        <text:changed-region xml:id="ct32569344" text:id="ct32569344">
          <text:UnknownChange>
            <office:change-info>
              <dc:creator>Stuart Inglis</dc:creator>
              <dc:date>2015-08-18T16:10:00</dc:date>
            </office:change-info>
          </text:UnknownChange>
        </text:changed-region>
        <text:changed-region xml:id="ct32569552" text:id="ct32569552">
          <text:insertion>
            <office:change-info>
              <dc:creator>Stuart Inglis</dc:creator>
              <dc:date>2015-08-18T15:34:00</dc:date>
            </office:change-info>
          </text:insertion>
        </text:changed-region>
        <text:changed-region xml:id="ct32617696" text:id="ct32617696">
          <text:UnknownChange>
            <office:change-info>
              <dc:creator>Stuart Inglis</dc:creator>
              <dc:date>2015-08-18T16:10:00</dc:date>
            </office:change-info>
          </text:UnknownChange>
        </text:changed-region>
        <text:changed-region xml:id="ct33261200" text:id="ct33261200">
          <text:insertion>
            <office:change-info>
              <dc:creator>Stuart Inglis</dc:creator>
              <dc:date>2015-08-18T15:34:00</dc:date>
            </office:change-info>
          </text:insertion>
        </text:changed-region>
        <text:changed-region xml:id="ct33260864" text:id="ct33260864">
          <text:UnknownChange>
            <office:change-info>
              <dc:creator>Stuart Inglis</dc:creator>
              <dc:date>2015-08-18T16:10:00</dc:date>
            </office:change-info>
          </text:UnknownChange>
        </text:changed-region>
        <text:changed-region xml:id="ct61636688" text:id="ct61636688">
          <text:format-change>
            <office:change-info>
              <dc:creator>Unknown Author</dc:creator>
              <dc:date>2015-09-01T15:04:00</dc:date>
            </office:change-info>
          </text:format-change>
        </text:changed-region>
        <text:changed-region xml:id="ct32622400" text:id="ct32622400">
          <text:UnknownChange>
            <office:change-info>
              <dc:creator>Stuart Inglis</dc:creator>
              <dc:date>2015-08-18T16:10:00</dc:date>
            </office:change-info>
          </text:UnknownChange>
        </text:changed-region>
        <text:changed-region xml:id="ct32576608" text:id="ct32576608">
          <text:insertion>
            <office:change-info>
              <dc:creator>Stuart Inglis</dc:creator>
              <dc:date>2015-08-18T15:34:00</dc:date>
            </office:change-info>
          </text:insertion>
        </text:changed-region>
        <text:changed-region xml:id="ct32622768" text:id="ct32622768">
          <text:UnknownChange>
            <office:change-info>
              <dc:creator>Stuart Inglis</dc:creator>
              <dc:date>2015-08-18T16:10:00</dc:date>
            </office:change-info>
          </text:UnknownChange>
        </text:changed-region>
        <text:changed-region xml:id="ct64258464" text:id="ct64258464">
          <text:format-change>
            <office:change-info>
              <dc:creator>Unknown Author</dc:creator>
              <dc:date>2015-09-01T15:04:00</dc:date>
            </office:change-info>
          </text:format-change>
        </text:changed-region>
        <text:changed-region xml:id="ct33096032" text:id="ct33096032">
          <text:UnknownChange>
            <office:change-info>
              <dc:creator>Stuart Inglis</dc:creator>
              <dc:date>2015-08-18T16:10:00</dc:date>
            </office:change-info>
          </text:UnknownChange>
        </text:changed-region>
        <text:changed-region xml:id="ct32619152" text:id="ct32619152">
          <text:insertion>
            <office:change-info>
              <dc:creator>Stuart Inglis</dc:creator>
              <dc:date>2015-08-18T15:35:00</dc:date>
            </office:change-info>
          </text:insertion>
        </text:changed-region>
        <text:changed-region xml:id="ct32618880" text:id="ct32618880">
          <text:UnknownChange>
            <office:change-info>
              <dc:creator>Stuart Inglis</dc:creator>
              <dc:date>2015-08-18T16:10:00</dc:date>
            </office:change-info>
          </text:UnknownChange>
        </text:changed-region>
        <text:changed-region xml:id="ct33207728" text:id="ct33207728">
          <text:insertion>
            <office:change-info>
              <dc:creator>Stuart Inglis</dc:creator>
              <dc:date>2015-08-18T15:35:00</dc:date>
            </office:change-info>
          </text:insertion>
        </text:changed-region>
        <text:changed-region xml:id="ct33207392" text:id="ct33207392">
          <text:UnknownChange>
            <office:change-info>
              <dc:creator>Stuart Inglis</dc:creator>
              <dc:date>2015-08-18T16:10:00</dc:date>
            </office:change-info>
          </text:UnknownChange>
        </text:changed-region>
        <text:changed-region xml:id="ct33208432" text:id="ct33208432">
          <text:insertion>
            <office:change-info>
              <dc:creator>Stuart Inglis</dc:creator>
              <dc:date>2015-08-18T15:35:00</dc:date>
            </office:change-info>
          </text:insertion>
        </text:changed-region>
        <text:changed-region xml:id="ct33208096" text:id="ct33208096">
          <text:UnknownChange>
            <office:change-info>
              <dc:creator>Stuart Inglis</dc:creator>
              <dc:date>2015-08-18T16:10:00</dc:date>
            </office:change-info>
          </text:UnknownChange>
        </text:changed-region>
        <text:changed-region xml:id="ct34459936" text:id="ct34459936">
          <text:format-change>
            <office:change-info>
              <dc:creator>Unknown Author</dc:creator>
              <dc:date>2015-09-01T15:04:00</dc:date>
            </office:change-info>
          </text:format-change>
        </text:changed-region>
        <text:changed-region xml:id="ct32629200" text:id="ct32629200">
          <text:deletion>
            <office:change-info>
              <dc:creator>Unknown Author</dc:creator>
              <dc:date>2015-09-01T15:02:00</dc:date>
            </office:change-info>
            <text:p text:style-name="P26"><text:span text:style-name="T3"/></text:p>
            <text:p text:style-name="P18"><text:span text:style-name="T3"/></text:p>
          </text:deletion>
          <text:insertion>
            <office:change-info office:chg-author="Stuart Inglis" office:chg-date-time="2015-08-18T16:10:00"/>
          </text:insertion>
        </text:changed-region>
        <text:changed-region xml:id="ct33095360" text:id="ct33095360">
          <text:deletion>
            <office:change-info>
              <dc:creator>Unknown Author</dc:creator>
              <dc:date>2015-09-01T15:02:00</dc:date>
            </office:change-info>
            <text:p text:style-name="P18"><text:span text:style-name="T3">Team Members</text:span></text:p>
          </text:deletion>
          <text:insertion>
            <office:change-info office:chg-author="Stuart Inglis" office:chg-date-time="2015-08-18T13:42:00"/>
          </text:insertion>
        </text:changed-region>
        <text:changed-region xml:id="ct50223392" text:id="ct50223392">
          <text:deletion>
            <office:change-info>
              <dc:creator>Unknown Author</dc:creator>
              <dc:date>2015-09-01T15:02:00</dc:date>
            </office:change-info>
            <text:p text:style-name="P18"><text:span text:style-name="T3"/></text:p>
            <text:p text:style-name="P22"/>
            <text:p text:style-name="P18"/>
          </text:deletion>
        </text:changed-region>
        <text:changed-region xml:id="ct32061344" text:id="ct32061344">
          <text:deletion>
            <office:change-info>
              <dc:creator>Unknown Author</dc:creator>
              <dc:date>2015-09-01T15:02:00</dc:date>
            </office:change-info>
            <text:p text:style-name="P18">Guy Kloss, Cryptography</text:p>
          </text:deletion>
          <text:insertion>
            <office:change-info office:chg-author="Stuart Inglis" office:chg-date-time="2015-08-18T13:42:00"/>
          </text:insertion>
        </text:changed-region>
        <text:changed-region xml:id="ct32594272" text:id="ct32594272">
          <text:deletion>
            <office:change-info>
              <dc:creator>Unknown Author</dc:creator>
              <dc:date>2015-09-01T15:02:00</dc:date>
            </office:change-info>
            <text:p text:style-name="P18"><text:span text:style-name="T3"/></text:p>
            <text:p text:style-name="P14">Lyubomir</text:p>
          </text:deletion>
        </text:changed-region>
        <text:changed-region xml:id="ct32587584" text:id="ct32587584">
          <text:deletion>
            <office:change-info>
              <dc:creator>Unknown Author</dc:creator>
              <dc:date>2015-09-01T15:02:00</dc:date>
            </office:change-info>
            <text:p text:style-name="P14"><text:s/>Petrov, UI changes</text:p>
          </text:deletion>
          <text:insertion>
            <office:change-info office:chg-author="Stuart Inglis" office:chg-date-time="2015-08-18T13:42:00"/>
          </text:insertion>
        </text:changed-region>
        <text:changed-region xml:id="ct32579248" text:id="ct32579248">
          <text:deletion>
            <office:change-info>
              <dc:creator>Unknown Author</dc:creator>
              <dc:date>2015-09-01T15:02:00</dc:date>
            </office:change-info>
            <text:p text:style-name="P14"><text:span text:style-name="T3"/></text:p>
            <text:p text:style-name="P14">Mathias </text:p>
          </text:deletion>
        </text:changed-region>
        <text:changed-region xml:id="ct32636832" text:id="ct32636832">
          <text:deletion>
            <office:change-info>
              <dc:creator>Unknown Author</dc:creator>
              <dc:date>2015-09-01T15:02:00</dc:date>
            </office:change-info>
            <text:p text:style-name="P14">Ortmann, chatd</text:p>
          </text:deletion>
          <text:insertion>
            <office:change-info office:chg-author="Stuart Inglis" office:chg-date-time="2015-08-18T13:42:00"/>
          </text:insertion>
        </text:changed-region>
        <text:changed-region xml:id="ct47622976" text:id="ct47622976">
          <text:deletion>
            <office:change-info>
              <dc:creator>Unknown Author</dc:creator>
              <dc:date>2015-09-01T15:02:00</dc:date>
            </office:change-info>
            <text:p text:style-name="P14"><text:span text:style-name="T3"/></text:p>
            <text:p text:style-name="P14"/>
          </text:deletion>
        </text:changed-region>
        <text:changed-region xml:id="ct32603888" text:id="ct32603888">
          <text:deletion>
            <office:change-info>
              <dc:creator>Unknown Author</dc:creator>
              <dc:date>2015-09-01T15:02:00</dc:date>
            </office:change-info>
            <text:p text:style-name="P14">André</text:p>
          </text:deletion>
          <text:insertion>
            <office:change-info office:chg-author="Stuart Inglis" office:chg-date-time="2015-08-18T13:42:00"/>
          </text:insertion>
        </text:changed-region>
        <text:changed-region xml:id="ct32593168" text:id="ct32593168">
          <text:deletion>
            <office:change-info>
              <dc:creator>Unknown Author</dc:creator>
              <dc:date>2015-09-01T15:02:00</dc:date>
            </office:change-info>
            <text:p text:style-name="P14"><text:s/>Meister/Jon Purvis, API</text:p>
          </text:deletion>
          <text:insertion>
            <office:change-info office:chg-author="Stuart Inglis" office:chg-date-time="2015-08-18T13:43:00"/>
          </text:insertion>
        </text:changed-region>
        <text:changed-region xml:id="ct32636624" text:id="ct32636624">
          <text:deletion>
            <office:change-info>
              <dc:creator>Unknown Author</dc:creator>
              <dc:date>2015-09-01T15:02:00</dc:date>
            </office:change-info>
            <text:p text:style-name="P14"><text:span text:style-name="T3"/></text:p>
            <text:p text:style-name="P14">Marek</text:p>
          </text:deletion>
        </text:changed-region>
        <text:changed-region xml:id="ct31829872" text:id="ct31829872">
          <text:deletion>
            <office:change-info>
              <dc:creator>Unknown Author</dc:creator>
              <dc:date>2015-09-01T15:02:00</dc:date>
            </office:change-info>
            <text:p text:style-name="P14"><text:s/>Kuziel/Mark</text:p>
          </text:deletion>
          <text:insertion>
            <office:change-info office:chg-author="Stuart Inglis" office:chg-date-time="2015-08-18T13:43:00"/>
          </text:insertion>
        </text:changed-region>
        <text:changed-region xml:id="ct32607360" text:id="ct32607360">
          <text:deletion>
            <office:change-info>
              <dc:creator>Unknown Author</dc:creator>
              <dc:date>2015-09-01T15:02:00</dc:date>
            </office:change-info>
            <text:p text:style-name="P14"><text:s/>van Walraven</text:p>
          </text:deletion>
          <text:insertion>
            <office:change-info office:chg-author="Stuart Inglis" office:chg-date-time="2015-08-18T13:58:00"/>
          </text:insertion>
        </text:changed-region>
        <text:changed-region xml:id="ct32608832" text:id="ct32608832">
          <text:deletion>
            <office:change-info>
              <dc:creator>Unknown Author</dc:creator>
              <dc:date>2015-09-01T15:02:00</dc:date>
            </office:change-info>
            <text:p text:style-name="P14">/Shaun</text:p>
          </text:deletion>
          <text:insertion>
            <office:change-info office:chg-author="Stuart Inglis" office:chg-date-time="2015-08-18T13:43:00"/>
          </text:insertion>
        </text:changed-region>
        <text:changed-region xml:id="ct32589920" text:id="ct32589920">
          <text:deletion>
            <office:change-info>
              <dc:creator>Unknown Author</dc:creator>
              <dc:date>2015-09-01T15:02:00</dc:date>
            </office:change-info>
            <text:p text:style-name="P14"><text:s/>May</text:p>
          </text:deletion>
          <text:insertion>
            <office:change-info office:chg-author="Stuart Inglis" office:chg-date-time="2015-08-18T13:58:00"/>
          </text:insertion>
        </text:changed-region>
        <text:changed-region xml:id="ct32590816" text:id="ct32590816">
          <text:deletion>
            <office:change-info>
              <dc:creator>Unknown Author</dc:creator>
              <dc:date>2015-09-01T15:02:00</dc:date>
            </office:change-info>
            <text:p text:style-name="P14">, sysadmin</text:p>
          </text:deletion>
          <text:insertion>
            <office:change-info office:chg-author="Stuart Inglis" office:chg-date-time="2015-08-18T13:43:00"/>
          </text:insertion>
        </text:changed-region>
        <text:changed-region xml:id="ct50119552" text:id="ct50119552">
          <text:deletion>
            <office:change-info>
              <dc:creator>Unknown Author</dc:creator>
              <dc:date>2015-09-01T15:02:00</dc:date>
            </office:change-info>
            <text:p text:style-name="P14"><text:span text:style-name="T3"/></text:p>
            <text:p text:style-name="P27"/>
            <text:p text:style-name="P14"><text:span text:style-name="T3"/></text:p>
          </text:deletion>
        </text:changed-region>
        <text:changed-region xml:id="ct32593856" text:id="ct32593856">
          <text:deletion>
            <office:change-info>
              <dc:creator>Unknown Author</dc:creator>
              <dc:date>2015-09-01T15:02:00</dc:date>
            </office:change-info>
            <text:p text:style-name="P14"><text:span text:style-name="T3">Estimated Version Timeline</text:span></text:p>
          </text:deletion>
          <text:insertion>
            <office:change-info office:chg-author="Stuart Inglis" office:chg-date-time="2015-08-18T13:42:00"/>
          </text:insertion>
        </text:changed-region>
        <text:changed-region xml:id="ct33165920" text:id="ct33165920">
          <text:deletion>
            <office:change-info>
              <dc:creator>Unknown Author</dc:creator>
              <dc:date>2015-09-01T15:02:00</dc:date>
            </office:change-info>
            <text:p text:style-name="P14"><text:span text:style-name="T3"/></text:p>
            <text:p text:style-name="P27"/>
            <text:p text:style-name="P14"/>
          </text:deletion>
        </text:changed-region>
        <text:changed-region xml:id="ct32615872" text:id="ct32615872">
          <text:deletion>
            <office:change-info>
              <dc:creator>Unknown Author</dc:creator>
              <dc:date>2015-09-01T15:02:00</dc:date>
            </office:change-info>
            <text:p text:style-name="P14">Version 1</text:p>
          </text:deletion>
          <text:insertion>
            <office:change-info office:chg-author="Stuart Inglis" office:chg-date-time="2015-08-18T13:41:00"/>
          </text:insertion>
        </text:changed-region>
        <text:changed-region xml:id="ct36547392" text:id="ct36547392">
          <text:deletion>
            <office:change-info>
              <dc:creator>Unknown Author</dc:creator>
              <dc:date>2015-09-01T15:02:00</dc:date>
            </office:change-info>
            <text:p text:style-name="P14"><text:span text:style-name="T3"/></text:p>
            <text:p text:style-name="P14"/>
          </text:deletion>
        </text:changed-region>
        <text:changed-region xml:id="ct33087616" text:id="ct33087616">
          <text:deletion>
            <office:change-info>
              <dc:creator>Unknown Author</dc:creator>
              <dc:date>2015-09-01T15:02:00</dc:date>
            </office:change-info>
            <text:p text:style-name="P14">Approx</text:p>
          </text:deletion>
          <text:insertion>
            <office:change-info office:chg-author="Stuart Inglis" office:chg-date-time="2015-08-18T13:42:00"/>
          </text:insertion>
        </text:changed-region>
        <text:changed-region xml:id="ct33088032" text:id="ct33088032">
          <text:deletion>
            <office:change-info>
              <dc:creator>Unknown Author</dc:creator>
              <dc:date>2015-09-01T15:02:00</dc:date>
            </office:change-info>
            <text:p text:style-name="P14">imately</text:p>
          </text:deletion>
          <text:insertion>
            <office:change-info office:chg-author="Stuart Inglis" office:chg-date-time="2015-08-18T14:00:00"/>
          </text:insertion>
        </text:changed-region>
        <text:changed-region xml:id="ct33088304" text:id="ct33088304">
          <text:deletion>
            <office:change-info>
              <dc:creator>Unknown Author</dc:creator>
              <dc:date>2015-09-01T15:02:00</dc:date>
            </office:change-info>
            <text:p text:style-name="P14"><text:s/>one month </text:p>
          </text:deletion>
          <text:insertion>
            <office:change-info office:chg-author="Stuart Inglis" office:chg-date-time="2015-08-18T13:42:00"/>
          </text:insertion>
        </text:changed-region>
        <text:changed-region xml:id="ct33086896" text:id="ct33086896">
          <text:deletion>
            <office:change-info>
              <dc:creator>Unknown Author</dc:creator>
              <dc:date>2015-09-01T15:02:00</dc:date>
            </office:change-info>
            <text:p text:style-name="P14">for the above team. Part-time involvement with the sysadmin team.</text:p>
          </text:deletion>
          <text:insertion>
            <office:change-info office:chg-author="Stuart Inglis" office:chg-date-time="2015-08-18T14:00:00"/>
          </text:insertion>
        </text:changed-region>
        <text:changed-region xml:id="ct32615296" text:id="ct32615296">
          <text:deletion>
            <office:change-info>
              <dc:creator>Unknown Author</dc:creator>
              <dc:date>2015-09-01T15:02:00</dc:date>
            </office:change-info>
            <text:p text:style-name="P14"><text:span text:style-name="T3"/></text:p>
            <text:p text:style-name="P14"/>
          </text:deletion>
        </text:changed-region>
        <text:changed-region xml:id="ct32594064" text:id="ct32594064">
          <text:deletion>
            <office:change-info>
              <dc:creator>Unknown Author</dc:creator>
              <dc:date>2015-09-01T15:02:00</dc:date>
            </office:change-info>
            <text:p text:style-name="P14">Version 2</text:p>
          </text:deletion>
          <text:insertion>
            <office:change-info office:chg-author="Stuart Inglis" office:chg-date-time="2015-08-18T13:41:00"/>
          </text:insertion>
        </text:changed-region>
        <text:changed-region xml:id="ct33087104" text:id="ct33087104">
          <text:deletion>
            <office:change-info>
              <dc:creator>Unknown Author</dc:creator>
              <dc:date>2015-09-01T15:02:00</dc:date>
            </office:change-info>
            <text:p text:style-name="P14">+</text:p>
            <text:p text:style-name="P14">TBD</text:p>
          </text:deletion>
          <text:insertion>
            <office:change-info office:chg-author="Stuart Inglis" office:chg-date-time="2015-08-18T13:58:00"/>
          </text:insertion>
        </text:changed-region>
        <text:changed-region xml:id="ct47975168" text:id="ct47975168">
          <text:deletion>
            <office:change-info>
              <dc:creator>Unknown Author</dc:creator>
              <dc:date>2015-09-01T15:02:00</dc:date>
            </office:change-info>
            <text:p text:style-name="P14"><text:span text:style-name="T3"/></text:p>
            <text:p text:style-name="P14"><text:span text:style-name="T3"/></text:p>
          </text:deletion>
        </text:changed-region>
        <text:changed-region xml:id="ct33017632" text:id="ct33017632">
          <text:deletion>
            <office:change-info>
              <dc:creator>Unknown Author</dc:creator>
              <dc:date>2015-09-01T15:04:00</dc:date>
            </office:change-info>
            <text:p text:style-name="P14"><text:span text:style-name="T3"/></text:p>
            <text:p text:style-name="P14"><text:span text:style-name="T3"/></text:p>
          </text:deletion>
        </text:changed-region>
        <text:changed-region xml:id="ct32736656" text:id="ct32736656">
          <text:insertion>
            <office:change-info>
              <dc:creator>Unknown Author</dc:creator>
              <dc:date>2015-08-23T16:48:00</dc:date>
            </office:change-info>
          </text:insertion>
        </text:changed-region>
        <text:changed-region xml:id="ct64259488" text:id="ct64259488">
          <text:format-change>
            <office:change-info>
              <dc:creator>Unknown Author</dc:creator>
              <dc:date>2015-09-01T15:04:00</dc:date>
            </office:change-info>
          </text:format-change>
        </text:changed-region>
        <text:changed-region xml:id="ct32682752" text:id="ct32682752">
          <text:insertion>
            <office:change-info>
              <dc:creator>Unknown Author</dc:creator>
              <dc:date>2015-08-23T16:56:00</dc:date>
            </office:change-info>
          </text:insertion>
        </text:changed-region>
        <text:changed-region xml:id="ct32737712" text:id="ct32737712">
          <text:insertion>
            <office:change-info>
              <dc:creator>Unknown Author</dc:creator>
              <dc:date>2015-08-23T16:58:00</dc:date>
            </office:change-info>
          </text:insertion>
        </text:changed-region>
        <text:changed-region xml:id="ct32683360" text:id="ct32683360">
          <text:insertion>
            <office:change-info>
              <dc:creator>Unknown Author</dc:creator>
              <dc:date>2015-08-23T16:59:00</dc:date>
            </office:change-info>
          </text:insertion>
        </text:changed-region>
        <text:changed-region xml:id="ct32736256" text:id="ct32736256">
          <text:insertion>
            <office:change-info>
              <dc:creator>Unknown Author</dc:creator>
              <dc:date>2015-08-23T17:02:00</dc:date>
            </office:change-info>
          </text:insertion>
        </text:changed-region>
        <text:changed-region xml:id="ct32738080" text:id="ct32738080">
          <text:insertion>
            <office:change-info>
              <dc:creator>Unknown Author</dc:creator>
              <dc:date>2015-08-23T16:59:00</dc:date>
            </office:change-info>
          </text:insertion>
        </text:changed-region>
        <text:changed-region xml:id="ct62291440" text:id="ct62291440">
          <text:insertion>
            <office:change-info>
              <dc:creator>Unknown Author</dc:creator>
              <dc:date>2015-09-01T15:03:00</dc:date>
            </office:change-info>
          </text:insertion>
        </text:changed-region>
        <text:changed-region xml:id="ct64261120" text:id="ct64261120">
          <text:format-change>
            <office:change-info>
              <dc:creator>Unknown Author</dc:creator>
              <dc:date>2015-09-01T15:04:00</dc:date>
            </office:change-info>
          </text:format-change>
        </text:changed-region>
        <text:changed-region xml:id="ct50507264" text:id="ct50507264">
          <text:deletion>
            <office:change-info>
              <dc:creator>Unknown Author</dc:creator>
              <dc:date>2015-09-01T15:03:00</dc:date>
            </office:change-info>
            <text:p text:style-name="P15"><text:span text:style-name="T6"/></text:p>
            <text:p text:style-name="P15"><text:span text:style-name="T6"/></text:p>
          </text:deletion>
        </text:changed-region>
        <text:changed-region xml:id="ct32881104" text:id="ct32881104">
          <text:deletion>
            <office:change-info>
              <dc:creator>Unknown Author</dc:creator>
              <dc:date>2015-09-01T15:04:00</dc:date>
            </office:change-info>
            <text:p text:style-name="P15"><text:span text:style-name="T6"/></text:p>
            <text:p text:style-name="P15"><text:span text:style-name="T6"/></text:p>
          </text:deletion>
        </text:changed-region>
        <text:changed-region xml:id="ct32689712" text:id="ct32689712">
          <text:insertion>
            <office:change-info>
              <dc:creator>Unknown Author</dc:creator>
              <dc:date>2015-08-23T16:57:00</dc:date>
            </office:change-info>
          </text:insertion>
        </text:changed-region>
        <text:changed-region xml:id="ct33125168" text:id="ct33125168">
          <text:insertion>
            <office:change-info>
              <dc:creator>Unknown Author</dc:creator>
              <dc:date>2015-08-24T18:26:00</dc:date>
            </office:change-info>
          </text:insertion>
        </text:changed-region>
        <text:changed-region xml:id="ct33100624" text:id="ct33100624">
          <text:insertion>
            <office:change-info>
              <dc:creator>Unknown Author</dc:creator>
              <dc:date>2015-08-23T16:57:00</dc:date>
            </office:change-info>
          </text:insertion>
        </text:changed-region>
        <text:changed-region xml:id="ct32645872" text:id="ct32645872">
          <text:insertion>
            <office:change-info>
              <dc:creator>Unknown Author</dc:creator>
              <dc:date>2015-08-24T18:47:00</dc:date>
            </office:change-info>
          </text:insertion>
        </text:changed-region>
        <text:changed-region xml:id="ct33102192" text:id="ct33102192">
          <text:insertion>
            <office:change-info>
              <dc:creator>Unknown Author</dc:creator>
              <dc:date>2015-08-23T16:57:00</dc:date>
            </office:change-info>
          </text:insertion>
        </text:changed-region>
        <text:changed-region xml:id="ct64262752" text:id="ct64262752">
          <text:format-change>
            <office:change-info>
              <dc:creator>Unknown Author</dc:creator>
              <dc:date>2015-09-01T15:04:00</dc:date>
            </office:change-info>
          </text:format-change>
        </text:changed-region>
        <text:changed-region xml:id="ct33102400" text:id="ct33102400">
          <text:insertion>
            <office:change-info>
              <dc:creator>Unknown Author</dc:creator>
              <dc:date>2015-08-23T17:04:00</dc:date>
            </office:change-info>
          </text:insertion>
        </text:changed-region>
        <text:changed-region xml:id="ct64263024" text:id="ct64263024">
          <text:format-change>
            <office:change-info>
              <dc:creator>Unknown Author</dc:creator>
              <dc:date>2015-09-01T15:04:00</dc:date>
            </office:change-info>
          </text:format-change>
        </text:changed-region>
        <text:changed-region xml:id="ct33125760" text:id="ct33125760">
          <text:insertion>
            <office:change-info>
              <dc:creator>Unknown Author</dc:creator>
              <dc:date>2015-08-23T17:04:00</dc:date>
            </office:change-info>
          </text:insertion>
        </text:changed-region>
        <text:changed-region xml:id="ct32741984" text:id="ct32741984">
          <text:insertion>
            <office:change-info>
              <dc:creator>Unknown Author</dc:creator>
              <dc:date>2015-08-23T17:06:00</dc:date>
            </office:change-info>
          </text:insertion>
        </text:changed-region>
        <text:changed-region xml:id="ct33167856" text:id="ct33167856">
          <text:insertion>
            <office:change-info>
              <dc:creator>Unknown Author</dc:creator>
              <dc:date>2015-08-23T17:04:00</dc:date>
            </office:change-info>
          </text:insertion>
        </text:changed-region>
        <text:changed-region xml:id="ct64263840" text:id="ct64263840">
          <text:format-change>
            <office:change-info>
              <dc:creator>Unknown Author</dc:creator>
              <dc:date>2015-09-01T15:04:00</dc:date>
            </office:change-info>
          </text:format-change>
        </text:changed-region>
        <text:changed-region xml:id="ct32742336" text:id="ct32742336">
          <text:insertion>
            <office:change-info>
              <dc:creator>Unknown Author</dc:creator>
              <dc:date>2015-08-23T17:04:00</dc:date>
            </office:change-info>
          </text:insertion>
        </text:changed-region>
        <text:changed-region xml:id="ct33126016" text:id="ct33126016">
          <text:insertion>
            <office:change-info>
              <dc:creator>Unknown Author</dc:creator>
              <dc:date>2015-08-23T17:07:00</dc:date>
            </office:change-info>
          </text:insertion>
        </text:changed-region>
        <text:changed-region xml:id="ct33158864" text:id="ct33158864">
          <text:insertion>
            <office:change-info>
              <dc:creator>Unknown Author</dc:creator>
              <dc:date>2015-08-23T17:04:00</dc:date>
            </office:change-info>
          </text:insertion>
        </text:changed-region>
        <text:changed-region xml:id="ct63342112" text:id="ct63342112">
          <text:format-change>
            <office:change-info>
              <dc:creator>Unknown Author</dc:creator>
              <dc:date>2015-09-01T15:04:00</dc:date>
            </office:change-info>
          </text:format-change>
        </text:changed-region>
        <text:changed-region xml:id="ct33115136" text:id="ct33115136">
          <text:insertion>
            <office:change-info>
              <dc:creator>Unknown Author</dc:creator>
              <dc:date>2015-08-23T17:04:00</dc:date>
            </office:change-info>
          </text:insertion>
        </text:changed-region>
        <text:changed-region xml:id="ct32916832" text:id="ct32916832">
          <text:insertion>
            <office:change-info>
              <dc:creator>Unknown Author</dc:creator>
              <dc:date>2015-08-23T17:24:00</dc:date>
            </office:change-info>
          </text:insertion>
        </text:changed-region>
        <text:changed-region xml:id="ct32980896" text:id="ct32980896">
          <text:insertion>
            <office:change-info>
              <dc:creator>Unknown Author</dc:creator>
              <dc:date>2015-08-23T17:04:00</dc:date>
            </office:change-info>
          </text:insertion>
        </text:changed-region>
        <text:changed-region xml:id="ct63342928" text:id="ct63342928">
          <text:format-change>
            <office:change-info>
              <dc:creator>Unknown Author</dc:creator>
              <dc:date>2015-09-01T15:04:00</dc:date>
            </office:change-info>
          </text:format-change>
        </text:changed-region>
        <text:changed-region xml:id="ct32979616" text:id="ct32979616">
          <text:insertion>
            <office:change-info>
              <dc:creator>Unknown Author</dc:creator>
              <dc:date>2015-08-23T17:04:00</dc:date>
            </office:change-info>
          </text:insertion>
        </text:changed-region>
        <text:changed-region xml:id="ct32980192" text:id="ct32980192">
          <text:insertion>
            <office:change-info>
              <dc:creator>Unknown Author</dc:creator>
              <dc:date>2015-08-23T17:25:00</dc:date>
            </office:change-info>
          </text:insertion>
        </text:changed-region>
        <text:changed-region xml:id="ct32869088" text:id="ct32869088">
          <text:insertion>
            <office:change-info>
              <dc:creator>Unknown Author</dc:creator>
              <dc:date>2015-08-23T17:04:00</dc:date>
            </office:change-info>
          </text:insertion>
        </text:changed-region>
        <text:changed-region xml:id="ct63343744" text:id="ct63343744">
          <text:format-change>
            <office:change-info>
              <dc:creator>Unknown Author</dc:creator>
              <dc:date>2015-09-01T15:04:00</dc:date>
            </office:change-info>
          </text:format-change>
        </text:changed-region>
        <text:changed-region xml:id="ct32972128" text:id="ct32972128">
          <text:insertion>
            <office:change-info>
              <dc:creator>Unknown Author</dc:creator>
              <dc:date>2015-08-23T17:04:00</dc:date>
            </office:change-info>
          </text:insertion>
        </text:changed-region>
        <text:changed-region xml:id="ct32841616" text:id="ct32841616">
          <text:insertion>
            <office:change-info>
              <dc:creator>Unknown Author</dc:creator>
              <dc:date>2015-08-23T17:26:00</dc:date>
            </office:change-info>
          </text:insertion>
        </text:changed-region>
        <text:changed-region xml:id="ct32839584" text:id="ct32839584">
          <text:insertion>
            <office:change-info>
              <dc:creator>Unknown Author</dc:creator>
              <dc:date>2015-08-23T17:04:00</dc:date>
            </office:change-info>
          </text:insertion>
        </text:changed-region>
        <text:changed-region xml:id="ct63344560" text:id="ct63344560">
          <text:format-change>
            <office:change-info>
              <dc:creator>Unknown Author</dc:creator>
              <dc:date>2015-09-01T15:04:00</dc:date>
            </office:change-info>
          </text:format-change>
        </text:changed-region>
        <text:changed-region xml:id="ct33183776" text:id="ct33183776">
          <text:insertion>
            <office:change-info>
              <dc:creator>Unknown Author</dc:creator>
              <dc:date>2015-08-23T17:04:00</dc:date>
            </office:change-info>
          </text:insertion>
        </text:changed-region>
        <text:changed-region xml:id="ct33066960" text:id="ct33066960">
          <text:insertion>
            <office:change-info>
              <dc:creator>Unknown Author</dc:creator>
              <dc:date>2015-08-23T17:28:00</dc:date>
            </office:change-info>
          </text:insertion>
        </text:changed-region>
        <text:changed-region xml:id="ct32554480" text:id="ct32554480">
          <text:insertion>
            <office:change-info>
              <dc:creator>Unknown Author</dc:creator>
              <dc:date>2015-08-23T17:04:00</dc:date>
            </office:change-info>
          </text:insertion>
        </text:changed-region>
        <text:changed-region xml:id="ct63345376" text:id="ct63345376">
          <text:format-change>
            <office:change-info>
              <dc:creator>Unknown Author</dc:creator>
              <dc:date>2015-09-01T15:04:00</dc:date>
            </office:change-info>
          </text:format-change>
        </text:changed-region>
        <text:changed-region xml:id="ct33184128" text:id="ct33184128">
          <text:insertion>
            <office:change-info>
              <dc:creator>Unknown Author</dc:creator>
              <dc:date>2015-08-23T17:04:00</dc:date>
            </office:change-info>
          </text:insertion>
        </text:changed-region>
        <text:changed-region xml:id="ct33068944" text:id="ct33068944">
          <text:insertion>
            <office:change-info>
              <dc:creator>Unknown Author</dc:creator>
              <dc:date>2015-08-23T17:57:00</dc:date>
            </office:change-info>
          </text:insertion>
        </text:changed-region>
        <text:changed-region xml:id="ct32856080" text:id="ct32856080">
          <text:insertion>
            <office:change-info>
              <dc:creator>Unknown Author</dc:creator>
              <dc:date>2015-08-23T17:04:00</dc:date>
            </office:change-info>
          </text:insertion>
        </text:changed-region>
        <text:changed-region xml:id="ct63346192" text:id="ct63346192">
          <text:format-change>
            <office:change-info>
              <dc:creator>Unknown Author</dc:creator>
              <dc:date>2015-09-01T15:04:00</dc:date>
            </office:change-info>
          </text:format-change>
        </text:changed-region>
        <text:changed-region xml:id="ct32699184" text:id="ct32699184">
          <text:insertion>
            <office:change-info>
              <dc:creator>Unknown Author</dc:creator>
              <dc:date>2015-08-23T17:04:00</dc:date>
            </office:change-info>
          </text:insertion>
        </text:changed-region>
        <text:changed-region xml:id="ct32696960" text:id="ct32696960">
          <text:insertion>
            <office:change-info>
              <dc:creator>Unknown Author</dc:creator>
              <dc:date>2015-08-23T17:58:00</dc:date>
            </office:change-info>
          </text:insertion>
        </text:changed-region>
        <text:changed-region xml:id="ct33052432" text:id="ct33052432">
          <text:insertion>
            <office:change-info>
              <dc:creator>Unknown Author</dc:creator>
              <dc:date>2015-08-23T17:04:00</dc:date>
            </office:change-info>
          </text:insertion>
        </text:changed-region>
        <text:changed-region xml:id="ct63347008" text:id="ct63347008">
          <text:format-change>
            <office:change-info>
              <dc:creator>Unknown Author</dc:creator>
              <dc:date>2015-09-01T15:04:00</dc:date>
            </office:change-info>
          </text:format-change>
        </text:changed-region>
        <text:changed-region xml:id="ct32678192" text:id="ct32678192">
          <text:insertion>
            <office:change-info>
              <dc:creator>Unknown Author</dc:creator>
              <dc:date>2015-08-23T23:15:00</dc:date>
            </office:change-info>
          </text:insertion>
        </text:changed-region>
        <text:changed-region xml:id="ct32679888" text:id="ct32679888">
          <text:insertion>
            <office:change-info>
              <dc:creator>Unknown Author</dc:creator>
              <dc:date>2015-08-23T18:14:00</dc:date>
            </office:change-info>
          </text:insertion>
        </text:changed-region>
        <text:changed-region xml:id="ct33001296" text:id="ct33001296">
          <text:insertion>
            <office:change-info>
              <dc:creator>Unknown Author</dc:creator>
              <dc:date>2015-08-23T18:15:00</dc:date>
            </office:change-info>
          </text:insertion>
        </text:changed-region>
        <text:changed-region xml:id="ct62597040" text:id="ct62597040">
          <text:format-change>
            <office:change-info>
              <dc:creator>Unknown Author</dc:creator>
              <dc:date>2015-09-01T15:04:00</dc:date>
            </office:change-info>
          </text:format-change>
        </text:changed-region>
        <text:changed-region xml:id="ct33029264" text:id="ct33029264">
          <text:insertion>
            <office:change-info>
              <dc:creator>Unknown Author</dc:creator>
              <dc:date>2015-08-23T18:16:00</dc:date>
            </office:change-info>
          </text:insertion>
        </text:changed-region>
        <text:changed-region xml:id="ct62597312" text:id="ct62597312">
          <text:format-change>
            <office:change-info>
              <dc:creator>Unknown Author</dc:creator>
              <dc:date>2015-09-01T15:04:00</dc:date>
            </office:change-info>
          </text:format-change>
        </text:changed-region>
        <text:changed-region xml:id="ct32851536" text:id="ct32851536">
          <text:insertion>
            <office:change-info>
              <dc:creator>Unknown Author</dc:creator>
              <dc:date>2015-08-23T18:16:00</dc:date>
            </office:change-info>
          </text:insertion>
        </text:changed-region>
        <text:changed-region xml:id="ct62597584" text:id="ct62597584">
          <text:format-change>
            <office:change-info>
              <dc:creator>Unknown Author</dc:creator>
              <dc:date>2015-09-01T15:04:00</dc:date>
            </office:change-info>
          </text:format-change>
        </text:changed-region>
        <text:changed-region xml:id="ct32962416" text:id="ct32962416">
          <text:insertion>
            <office:change-info>
              <dc:creator>Unknown Author</dc:creator>
              <dc:date>2015-08-23T18:16:00</dc:date>
            </office:change-info>
          </text:insertion>
        </text:changed-region>
        <text:changed-region xml:id="ct62597856" text:id="ct62597856">
          <text:format-change>
            <office:change-info>
              <dc:creator>Unknown Author</dc:creator>
              <dc:date>2015-09-01T15:04:00</dc:date>
            </office:change-info>
          </text:format-change>
        </text:changed-region>
        <text:changed-region xml:id="ct32557952" text:id="ct32557952">
          <text:insertion>
            <office:change-info>
              <dc:creator>Unknown Author</dc:creator>
              <dc:date>2015-08-23T18:17:00</dc:date>
            </office:change-info>
          </text:insertion>
        </text:changed-region>
        <text:changed-region xml:id="ct62598128" text:id="ct62598128">
          <text:format-change>
            <office:change-info>
              <dc:creator>Unknown Author</dc:creator>
              <dc:date>2015-09-01T15:04:00</dc:date>
            </office:change-info>
          </text:format-change>
        </text:changed-region>
        <text:changed-region xml:id="ct32558160" text:id="ct32558160">
          <text:insertion>
            <office:change-info>
              <dc:creator>Unknown Author</dc:creator>
              <dc:date>2015-08-23T18:17:00</dc:date>
            </office:change-info>
          </text:insertion>
        </text:changed-region>
        <text:changed-region xml:id="ct62598400" text:id="ct62598400">
          <text:format-change>
            <office:change-info>
              <dc:creator>Unknown Author</dc:creator>
              <dc:date>2015-09-01T15:04:00</dc:date>
            </office:change-info>
          </text:format-change>
        </text:changed-region>
        <text:changed-region xml:id="ct32893888" text:id="ct32893888">
          <text:insertion>
            <office:change-info>
              <dc:creator>Unknown Author</dc:creator>
              <dc:date>2015-08-23T18:28:00</dc:date>
            </office:change-info>
          </text:insertion>
        </text:changed-region>
        <text:changed-region xml:id="ct32894240" text:id="ct32894240">
          <text:insertion>
            <office:change-info>
              <dc:creator>Unknown Author</dc:creator>
              <dc:date>2015-08-23T18:19:00</dc:date>
            </office:change-info>
          </text:insertion>
        </text:changed-region>
        <text:changed-region xml:id="ct32894448" text:id="ct32894448">
          <text:insertion>
            <office:change-info>
              <dc:creator>Unknown Author</dc:creator>
              <dc:date>2015-08-23T18:20:00</dc:date>
            </office:change-info>
          </text:insertion>
        </text:changed-region>
        <text:changed-region xml:id="ct32560288" text:id="ct32560288">
          <text:insertion>
            <office:change-info>
              <dc:creator>Unknown Author</dc:creator>
              <dc:date>2015-08-23T18:18:00</dc:date>
            </office:change-info>
          </text:insertion>
        </text:changed-region>
        <text:changed-region xml:id="ct33013248" text:id="ct33013248">
          <text:insertion>
            <office:change-info>
              <dc:creator>Unknown Author</dc:creator>
              <dc:date>2015-08-23T18:19:00</dc:date>
            </office:change-info>
          </text:insertion>
        </text:changed-region>
        <text:changed-region xml:id="ct32895120" text:id="ct32895120">
          <text:insertion>
            <office:change-info>
              <dc:creator>Unknown Author</dc:creator>
              <dc:date>2015-08-23T18:20:00</dc:date>
            </office:change-info>
          </text:insertion>
        </text:changed-region>
        <text:changed-region xml:id="ct62600032" text:id="ct62600032">
          <text:format-change>
            <office:change-info>
              <dc:creator>Unknown Author</dc:creator>
              <dc:date>2015-09-01T15:04:00</dc:date>
            </office:change-info>
          </text:format-change>
        </text:changed-region>
        <text:changed-region xml:id="ct33014128" text:id="ct33014128">
          <text:deletion>
            <office:change-info>
              <dc:creator>Unknown Author</dc:creator>
              <dc:date>2015-09-01T15:06:00</dc:date>
            </office:change-info>
            <text:p text:style-name="P28"><text:span text:style-name="T7"/></text:p>
            <text:p text:style-name="P29"/>
            <text:list xml:id="list8981402646256524993" text:style-name="WWNum22">
              <text:list-item>
                <text:p text:style-name="P30"><text:span text:style-name="T7"/></text:p>
              </text:list-item>
            </text:list>
            <text:p text:style-name="P29"/>
            <text:list xml:id="list150746935848508" text:continue-numbering="true" text:style-name="WWNum22">
              <text:list-item>
                <text:p text:style-name="P30"><text:span text:style-name="T7"/></text:p>
              </text:list-item>
            </text:list>
            <text:p text:style-name="P29"/>
            <text:p text:style-name="P31"><text:span text:style-name="T7"/></text:p>
            <text:p text:style-name="P31"><text:span text:style-name="T7"/></text:p>
            <text:p text:style-name="P31"><text:span text:style-name="T7"/></text:p>
          </text:deletion>
        </text:changed-region>
        <text:changed-region xml:id="ct32835056" text:id="ct32835056">
          <text:insertion>
            <office:change-info>
              <dc:creator>Unknown Author</dc:creator>
              <dc:date>2015-08-23T18:28:00</dc:date>
            </office:change-info>
          </text:insertion>
        </text:changed-region>
        <text:changed-region xml:id="ct62601936" text:id="ct62601936">
          <text:format-change>
            <office:change-info>
              <dc:creator>Unknown Author</dc:creator>
              <dc:date>2015-09-01T15:04:00</dc:date>
            </office:change-info>
          </text:format-change>
        </text:changed-region>
        <text:changed-region xml:id="ct32761264" text:id="ct32761264">
          <text:insertion>
            <office:change-info>
              <dc:creator>Unknown Author</dc:creator>
              <dc:date>2015-08-23T18:30:00</dc:date>
            </office:change-info>
          </text:insertion>
        </text:changed-region>
        <text:changed-region xml:id="ct62602208" text:id="ct62602208">
          <text:format-change>
            <office:change-info>
              <dc:creator>Unknown Author</dc:creator>
              <dc:date>2015-09-01T15:04:00</dc:date>
            </office:change-info>
          </text:format-change>
        </text:changed-region>
        <text:changed-region xml:id="ct33064384" text:id="ct33064384">
          <text:insertion>
            <office:change-info>
              <dc:creator>Unknown Author</dc:creator>
              <dc:date>2015-08-23T18:30:00</dc:date>
            </office:change-info>
          </text:insertion>
        </text:changed-region>
        <text:changed-region xml:id="ct34458304" text:id="ct34458304">
          <text:format-change>
            <office:change-info>
              <dc:creator>Unknown Author</dc:creator>
              <dc:date>2015-09-01T15:04:00</dc:date>
            </office:change-info>
          </text:format-change>
        </text:changed-region>
        <text:changed-region xml:id="ct33107520" text:id="ct33107520">
          <text:insertion>
            <office:change-info>
              <dc:creator>Unknown Author</dc:creator>
              <dc:date>2015-08-23T18:31:00</dc:date>
            </office:change-info>
          </text:insertion>
        </text:changed-region>
        <text:changed-region xml:id="ct32674096" text:id="ct32674096">
          <text:insertion>
            <office:change-info>
              <dc:creator>Unknown Author</dc:creator>
              <dc:date>2015-08-23T18:33:00</dc:date>
            </office:change-info>
          </text:insertion>
        </text:changed-region>
        <text:changed-region xml:id="ct33129216" text:id="ct33129216">
          <text:insertion>
            <office:change-info>
              <dc:creator>Unknown Author</dc:creator>
              <dc:date>2015-08-23T18:34:00</dc:date>
            </office:change-info>
          </text:insertion>
        </text:changed-region>
        <text:changed-region xml:id="ct33129536" text:id="ct33129536">
          <text:insertion>
            <office:change-info>
              <dc:creator>Unknown Author</dc:creator>
              <dc:date>2015-08-23T18:35:00</dc:date>
            </office:change-info>
          </text:insertion>
        </text:changed-region>
        <text:changed-region xml:id="ct34459392" text:id="ct34459392">
          <text:format-change>
            <office:change-info>
              <dc:creator>Unknown Author</dc:creator>
              <dc:date>2015-09-01T15:04:00</dc:date>
            </office:change-info>
          </text:format-change>
        </text:changed-region>
        <text:changed-region xml:id="ct33107872" text:id="ct33107872">
          <text:insertion>
            <office:change-info>
              <dc:creator>Unknown Author</dc:creator>
              <dc:date>2015-08-24T18:43:00</dc:date>
            </office:change-info>
          </text:insertion>
        </text:changed-region>
        <text:changed-region xml:id="ct33061968" text:id="ct33061968">
          <text:insertion>
            <office:change-info>
              <dc:creator>Unknown Author</dc:creator>
              <dc:date>2015-08-24T18:44:00</dc:date>
            </office:change-info>
          </text:insertion>
        </text:changed-region>
        <text:changed-region xml:id="ct33122080" text:id="ct33122080">
          <text:insertion>
            <office:change-info>
              <dc:creator>Unknown Author</dc:creator>
              <dc:date>2015-08-24T18: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text:change-start text:change-id="ct51092160"/><text:span text:style-name="T11">Note:<text:tab/></text:span>This is based on version 1.3 <text:change-end text:change-id="ct51092160"/><text:change-start text:change-id="ct36472160"/>by Mathias Ortmann, but cleaned of any reference to stuff outside the chatd information required as a “companion” to the provided project outline.<text:change-end text:change-id="ct36472160"/><text:change-start text:change-id="ct50474400"/></text:p>
      <text:p text:style-name="P2"><text:change-end text:change-id="ct50474400"/><text:change text:change-id="ct36431648"/><text:change text:change-id="ct31951872"/><text:change text:change-id="ct32006976"/><text:change text:change-id="ct32008032"/><text:change text:change-id="ct31938720"/><text:change text:change-id="ct32002608"/><text:change text:change-id="ct32030784"/><text:change text:change-id="ct31969616"/><text:change text:change-id="ct31969824"/><text:change text:change-id="ct31961264"/><text:change text:change-id="ct31961472"/><text:change text:change-id="ct32003648"/><text:change text:change-id="ct32003856"/><text:change text:change-id="ct31971712"/><text:change text:change-id="ct31971920"/><text:change text:change-id="ct49909168"/><text:change text:change-id="ct32019296"/><text:change text:change-id="ct49909440"/><text:change text:change-id="ct31953952"/><text:change text:change-id="ct32004688"/><text:change text:change-id="ct31960224"/><text:change text:change-id="ct49876112"/><text:change text:change-id="ct31878288"/><text:change text:change-id="ct49876384"/><text:change text:change-id="ct32087616"/><text:change text:change-id="ct36473120"/><text:change text:change-id="ct32097392"/><text:change text:change-id="ct36473392"/><text:change text:change-id="ct32086512"/><text:change text:change-id="ct31887664"/><text:change text:change-id="ct32053712"/><text:change text:change-id="ct33704064"/><text:change text:change-id="ct31881376"/><text:change text:change-id="ct32140176"/><text:change text:change-id="ct50775280"/><text:change text:change-id="ct32107328"/><text:change text:change-id="ct33213408"/><text:change text:change-id="ct50775552"/><text:change text:change-id="ct32090272"/><text:change text:change-id="ct49943760"/><text:change text:change-id="ct33079104"/><text:change text:change-id="ct36625456"/><text:change text:change-id="ct32546208"/><text:change text:change-id="ct33262976"/><text:change text:change-id="ct33209760"/><text:change text:change-id="ct33180240"/><text:change text:change-id="ct33108288"/><text:change text:change-id="ct33093488"/><text:change text:change-id="ct32977744"/><text:change text:change-id="ct32978016"/><text:change text:change-id="ct32876576"/><text:change text:change-id="ct50222928"/><text:change text:change-id="ct33195504"/><text:change text:change-id="ct33050432"/><text:change text:change-id="ct33050016"/><text:change text:change-id="ct31965440"/><text:change text:change-id="ct33195040"/><text:change text:change-id="ct32670928"/><text:change text:change-id="ct32642320"/><text:change text:change-id="ct32642592"/><text:change text:change-id="ct33122512"/><text:change text:change-id="ct33136832"/><text:change text:change-id="ct32962944"/><text:change text:change-id="ct33137248"/><text:change text:change-id="ct32963152"/><text:change text:change-id="ct32963360"/><text:change text:change-id="ct32757536"/><text:change text:change-id="ct32757744"/><text:change text:change-id="ct32934544"/><text:change text:change-id="ct32891136"/><text:change text:change-id="ct32729200"/><text:change text:change-id="ct32685952"/><text:change text:change-id="ct33223648"/><text:change text:change-id="ct33224064"/><text:change text:change-id="ct31973856"/><text:change text:change-id="ct32496368"/><text:change text:change-id="ct32108080"/><text:change text:change-id="ct32099280"/><text:change text:change-id="ct33228784"/><text:change text:change-id="ct33156752"/><text:change text:change-id="ct33132288"/><text:change text:change-id="ct33117760"/><text:change text:change-id="ct33103040"/><text:change text:change-id="ct33088672"/><text:change text:change-id="ct33089088"/><text:change text:change-id="ct33060048"/><text:change text:change-id="ct33054752"/><text:change text:change-id="ct33040496"/><text:change text:change-id="ct33055168"/><text:change text:change-id="ct33011408"/><text:change text:change-id="ct33011088"/><text:change text:change-id="ct32987552"/><text:change text:change-id="ct33040704"/><text:change text:change-id="ct32968160"/><text:change text:change-id="ct32982480"/><text:change text:change-id="ct32982688"/><text:change text:change-id="ct32939280"/><text:change text:change-id="ct31915696"/><text:change text:change-id="ct32705120"/><text:change text:change-id="ct32695056"/><text:change text:change-id="ct32127904"/><text:change text:change-id="ct32709584"/><text:change text:change-id="ct33694416"/><text:change text:change-id="ct33146864"/><text:change text:change-id="ct33065264"/><text:change text:change-id="ct32139472"/><text:change text:change-id="ct33084192"/><text:change text:change-id="ct33083904"/><text:change text:change-id="ct33045264"/><text:change text:change-id="ct33074768"/><text:change text:change-id="ct33016336"/><text:change text:change-id="ct33108736"/><text:change text:change-id="ct32929152"/><text:change text:change-id="ct32900464"/><text:change text:change-id="ct32541664"/><text:change text:change-id="ct32919536"/><text:change text:change-id="ct32541456"/><text:change text:change-id="ct32541872"/><text:change text:change-id="ct32068944"/><text:change text:change-id="ct32929680"/><text:change text:change-id="ct32647360"/><text:change text:change-id="ct31908160"/><text:change text:change-id="ct32929360"/><text:change text:change-id="ct32646848"/><text:change text:change-id="ct32647056"/><text:change text:change-id="ct33175488"/><text:change text:change-id="ct32038048"/><text:change text:change-id="ct33170720"/><text:change text:change-id="ct33170928"/><text:change text:change-id="ct32050576"/><text:change text:change-id="ct33171136"/><text:change text:change-id="ct32027856"/><text:change text:change-id="ct33045744"/><text:change text:change-id="ct31941120"/><text:change text:change-id="ct32852672"/><text:change text:change-id="ct32943872"/><text:change text:change-id="ct31962304"/><text:change text:change-id="ct32852256"/><text:change text:change-id="ct32016176"/><text:change text:change-id="ct33141632"/><text:change text:change-id="ct33142048"/><text:change text:change-id="ct32047456"/><text:change text:change-id="ct32723952"/><text:change text:change-id="ct32115424"/><text:change text:change-id="ct32012064"/><text:change text:change-id="ct33001872"/><text:change text:change-id="ct31840960"/><text:change text:change-id="ct32762752"/><text:change text:change-id="ct31828992"/><text:change text:change-id="ct32675952"/><text:change text:change-id="ct32098304"/><text:change text:change-id="ct32058768"/><text:change text:change-id="ct33214608"/><text:change text:change-id="ct32132896"/><text:change text:change-id="ct32910224"/><text:change text:change-id="ct32555984"/><text:change text:change-id="ct32733872"/><text:change text:change-id="ct31884432"/><text:change text:change-id="ct33233472"/><text:change text:change-id="ct31888912"/><text:change text:change-id="ct33030944"/><text:change text:change-id="ct32104976"/><text:change text:change-id="ct33233808"/><text:change text:change-id="ct32046400"/><text:change text:change-id="ct32134016"/><text:change text:change-id="ct32670720"/><text:change text:change-id="ct32542256"/><text:change text:change-id="ct32642112"/><text:change text:change-id="ct32866768"/><text:change text:change-id="ct33122720"/><text:change text:change-id="ct32837456"/><text:change text:change-id="ct50168480"/><text:change text:change-id="ct33027792"/><text:change text:change-id="ct32656400"/><text:change text:change-id="ct32949600"/><text:change text:change-id="ct32743248"/><text:change-start text:change-id="ct50474672"/><text:span text:style-name="T1"/></text:p>
      <text:p text:style-name="P18"><text:span text:style-name="T3">Database model</text:span></text:p>
      <text:p text:style-name="P18"/>
      <text:p text:style-name="P18">New per-shard database tables <text:change-end text:change-id="ct50474672"/><text:change-start text:change-id="ct32065888"/>(on the existing shard infrastructure) <text:change-end text:change-id="ct32065888"/><text:change-start text:change-id="ct50474944"/>will be introduced:</text:p>
      <text:p text:style-name="P18"/>
      <text:list xml:id="list150746696168797" text:continue-list="list150747191714737" text:style-name="WWNum6">
        <text:list-item>
          <text:p text:style-name="P79"><text:span text:style-name="T3">chats</text:span> <text:change-end text:change-id="ct50474944"/><text:change-start text:change-id="ct33204976"/>—<text:change-end text:change-id="ct33204976"/><text:change text:change-id="ct32891904"/><text:change-start text:change-id="ct60374048"/> featuring a chatid, the lower ten bits of which point to the chat shard holding the data<text:change-end text:change-id="ct60374048"/><text:change-start text:change-id="ct32102272"/> (see chat infrastructure below)<text:change-end text:change-id="ct32102272"/><text:change-start text:change-id="ct60374320"/></text:p>
        </text:list-item>
        <text:list-item>
          <text:p text:style-name="P79"><text:span text:style-name="T3">chatusers</text:span> <text:change-end text:change-id="ct60374320"/><text:change-start text:change-id="ct31715936"/>—<text:change-end text:change-id="ct31715936"/><text:change text:change-id="ct32609776"/><text:change-start text:change-id="ct60374592"/> containing the participants of each chat and their chat keys<text:change-end text:change-id="ct60374592"/><text:change-start text:change-id="ct32072880"/>—<text:change-end text:change-id="ct32072880"/><text:change text:change-id="ct32073088"/><text:change-start text:change-id="ct60374864"/>on the same shard as the related chats record</text:p>
        </text:list-item>
        <text:list-item>
          <text:p text:style-name="P16"><text:span text:style-name="T3">glue_chats</text:span><text:change-end text:change-id="ct60374864"/><text:change-start text:change-id="ct32610128"/> <text:change-end text:change-id="ct32610128"/><text:change text:change-id="ct32610336"/><text:change-start text:change-id="ct32069312"/>—<text:change-end text:change-id="ct32069312"/><text:change text:change-id="ct32069584"/><text:change-start text:change-id="ct60375408"/> linking users to off-shard chats (similar to glue_shares)<text:change-end text:change-id="ct60375408"/><text:change-start text:change-id="ct31970672"/></text:p>
        </text:list-item>
        <text:list-item>
          <text:p text:style-name="P16"><text:change-end text:change-id="ct31970672"/><text:change text:change-id="ct50142800"/><text:change text:change-id="ct36671088"/><text:change-start text:change-id="ct60375680"/><text:span text:style-name="T3"/></text:p>
        </text:list-item>
      </text:list>
      <text:p text:style-name="P15"><text:span text:style-name="T3">Server Infrastructure</text:span></text:p>
      <text:p text:style-name="P40"/>
      <text:p text:style-name="P18">New server type: Chat server. </text:p>
      <text:p text:style-name="P18"/>
      <text:p text:style-name="P18"><text:change-end text:change-id="ct60375680"/><text:change text:change-id="ct32136944"/><text:change-start text:change-id="ct60375952"/>Backed by a host-local MySQL<text:note text:id="ftn3" text:note-class="footnote"><text:note-citation>1</text:note-citation><text:note-body><text:p text:style-name="P1"><text:change-start text:change-id="ct33098960"/><text:span text:style-name="footnote_20_reference"/> Comment: or PostgreSQL due to <text:change-end text:change-id="ct33098960"/><text:change-start text:change-id="ct33099168"/>unspecified <text:change-end text:change-id="ct33099168"/><text:change-start text:change-id="ct33099552"/>more advanced replication features<text:change-end text:change-id="ct33099552"/><text:change-start text:change-id="ct33099760"/>, increasing the complexity of our server landscape<text:change-end text:change-id="ct33099760"/><text:change text:change-id="ct32744576"/></text:p></text:note-body></text:note> instance and deployed as master-(multi)slave clusters<text:change-end text:change-id="ct60375952"/><text:change-start text:change-id="ct33186432"/>.<text:change-end text:change-id="ct33186432"/><text:change-start text:change-id="ct51097008"/></text:p>
      <text:p text:style-name="P18"><text:change-end text:change-id="ct51097008"/><text:change-start text:change-id="ct60376496"/></text:p>
      <text:list xml:id="list150746704023727" text:continue-list="list150746778901891" text:style-name="WWNum7">
        <text:list-item>
          <text:p text:style-name="P19"><text:change-end text:change-id="ct60376496"/><text:change text:change-id="ct32459344"/><text:change text:change-id="ct49981264"/><text:change text:change-id="ct32613616"/><text:change text:change-id="ct50086032"/><text:change text:change-id="ct33060864"/><text:change-start text:change-id="ct32613936"/><text:span text:style-name="T5"/></text:p>
        </text:list-item>
      </text:list>
      <text:p text:style-name="P18"><text:change-end text:change-id="ct32613936"/><text:change text:change-id="ct32612992"/><text:change text:change-id="ct32665968"/><text:change-start text:change-id="ct32110544"/>The chat<text:change-end text:change-id="ct32110544"/><text:change text:change-id="ct32110752"/><text:change-start text:change-id="ct32744192"/> server<text:change-end text:change-id="ct32744192"/><text:change-start text:change-id="ct60377584"/> will run a new C++ daemon, the chatd, which will offer the following functionality:</text:p>
      <text:p text:style-name="P18"/>
      <text:list xml:id="list1331902696985182929" text:style-name="WWNum2">
        <text:list-item>
          <text:p text:style-name="P80">accepting client connections (every client keeps up to one connection open per chat server<text:change-end text:change-id="ct60377584"/><text:change text:change-id="ct33104864"/><text:change-start text:change-id="ct60377856"/>)</text:p>
        </text:list-item>
        <text:list-item>
          <text:p text:style-name="P80"><text:change-end text:change-id="ct60377856"/><text:change-start text:change-id="ct33104128"/>accepting administrative connections from the API servers<text:change-end text:change-id="ct33104128"/><text:change-start text:change-id="ct60378128"/></text:p>
        </text:list-item>
        <text:list-item>
          <text:p text:style-name="P80">receiving <text:change-end text:change-id="ct60378128"/><text:change-start text:change-id="ct33104544"/>and relaying <text:change-end text:change-id="ct33104544"/><text:change-start text:change-id="ct60378400"/>encrypted chat messages (including deletions and edits) from clients, storing them in the DB and relaying them to relevant connected clients</text:p>
        </text:list-item>
        <text:list-item>
          <text:p text:style-name="P80"><text:change-end text:change-id="ct60378400"/><text:change-start text:change-id="ct33012544"/>receiving and relaying related commands and status updates,<text:change-end text:change-id="ct33012544"/><text:change-start text:change-id="ct32595760"/> such as retention policy updates, read updates, delivery updates, “is typing”...<text:change-end text:change-id="ct32595760"/><text:change-start text:change-id="ct61631248"/></text:p>
        </text:list-item>
        <text:list-item>
          <text:p text:style-name="P80">serving chunks of chat history to clients upon request</text:p>
        </text:list-item>
        <text:list-item>
          <text:p text:style-name="P80">maintaining and enforcing a per-user per-chat retention policy for one-on-one chats (the shorter retention policy prevails)</text:p>
        </text:list-item>
        <text:list-item>
          <text:p text:style-name="P80">maintaining a per-user per-chat “seen until” sequence number</text:p>
        </text:list-item>
        <text:list-item>
          <text:p text:style-name="P80">interfacing with a “wake up inactive client” facility to send push notifications, e-mails, etc.</text:p>
        </text:list-item>
        <text:list-item>
          <text:p text:style-name="P80"><text:change-end text:change-id="ct61631248"/><text:change text:change-id="ct32592096"/><text:change-start text:change-id="ct32627232"/>myslqd needs to be configured not to be oomkilled in order <text:change-end text:change-id="ct32627232"/><text:change-start text:change-id="ct32626880"/>to minimise risk of table damage (in which case the <text:change-end text:change-id="ct32626880"/><text:change-start text:change-id="ct32527680"/>damaged table would have to be restored from the slave)<text:change-end text:change-id="ct32527680"/><text:change-start text:change-id="ct61632336"/></text:p>
        </text:list-item>
      </text:list>
      <text:p text:style-name="P18"><text:soft-page-break/></text:p>
      <text:p text:style-name="P18">The lower ten bits of the chatid <text:change-end text:change-id="ct61632336"/><text:change text:change-id="ct32528080"/><text:change-start text:change-id="ct32627440"/><text:s/><text:change-end text:change-id="ct32627440"/><text:change-start text:change-id="ct61632880"/>represent<text:change-end text:change-id="ct61632880"/><text:change-start text:change-id="ct32627712"/>s<text:change-end text:change-id="ct32627712"/><text:change-start text:change-id="ct61633152"/> the cluster it is residing on, ensuring long-term scalability.<text:change-end text:change-id="ct61633152"/><text:change-start text:change-id="ct32584688"/> <text:change-end text:change-id="ct32584688"/><text:change text:change-id="ct32616448"/><text:change-start text:change-id="ct61633424"/></text:p>
      <text:p text:style-name="P18"/>
      <text:p text:style-name="P18">Initially, slaves will just be on hot standby, but read-only connections are possible in the future (latency reduction through MySQL change notification hacks, e.g. CREATE TRIGGER AFTER INSERT ON + sys_exec())</text:p>
      <text:p text:style-name="P18"/>
      <text:p text:style-name="P18"/>
      <text:p text:style-name="P40"/>
      <text:p text:style-name="P50"><text:span text:style-name="T3">API</text:span></text:p>
      <text:p text:style-name="P41"/>
      <text:p text:style-name="P25">A set of new API requests will be added:</text:p>
      <text:p text:style-name="P25"/>
      <text:list xml:id="list4728352977723980479" text:style-name="WWNum3">
        <text:list-item>
          <text:p text:style-name="P81">begin chat with any number of peers (returning a chat server URL for the newly created chat and sending action packets to the peers)</text:p>
        </text:list-item>
        <text:list-item>
          <text:p text:style-name="P81">invite party to existing chat (sending an action packet to the invitee)</text:p>
        </text:list-item>
        <text:list-item>
          <text:p text:style-name="P81">join chat based on invitation / refuse invitation</text:p>
        </text:list-item>
        <text:list-item>
          <text:p text:style-name="P81">retrieve existing chats (returning all chat server URLs)</text:p>
        </text:list-item>
        <text:list-item>
          <text:p text:style-name="P81"><text:change-start text:change-id="ct32605968"/>leave an existing chat<text:change-end text:change-id="ct32605968"/></text:p>
        </text:list-item>
      </text:list>
      <text:p text:style-name="P25"/>
      <text:p text:style-name="P25"><text:change-end text:change-id="ct61633424"/><text:change-start text:change-id="ct32112112"/><text:change-start text:change-id="ct32637584"/>It may be worth considering a modification to the existing locking mechanism, such that storage based write locks do not prevent users creating chats<text:change-end text:change-id="ct32112112"/><text:change-end text:change-id="ct32637584"/><text:change-start text:change-id="ct32111328"/><text:change-start text:change-id="ct32111680"/> <text:change-end text:change-id="ct32111328"/><text:change-end text:change-id="ct32111680"/><text:change-start text:change-id="ct32638880"/><text:change-start text:change-id="ct32638544"/>(which would only require a contact/chat related lock).<text:change-end text:change-id="ct32638880"/><text:change-end text:change-id="ct32638544"/><text:change-start text:change-id="ct32638336"/><text:change-start text:change-id="ct32638000"/> <text:change-end text:change-id="ct32638336"/><text:change-end text:change-id="ct32638000"/><text:change-start text:change-id="ct32564672"/><text:change-start text:change-id="ct32564880"/>This is especially useful once we add a “chat with support” feature<text:change-end text:change-id="ct32564672"/><text:change-end text:change-id="ct32564880"/><text:change-start text:change-id="ct32565760"/><text:change-start text:change-id="ct32565424"/> – people will then be able to complain about long-lasting locks.<text:change-end text:change-id="ct32565760"/><text:change-end text:change-id="ct32565424"/><text:change-start text:change-id="ct61634784"/></text:p>
      <text:p text:style-name="P21"><text:change-end text:change-id="ct61634784"/><text:change text:change-id="ct50715024"/><text:change-start text:change-id="ct61635056"/></text:p>
      <text:p text:style-name="P25"/>
      <text:p text:style-name="P25"><text:span text:style-name="T3">XMPP</text:span></text:p>
      <text:p text:style-name="P41"/>
      <text:p text:style-name="P25">The existing XMPP infrastructure will<text:change-end text:change-id="ct61635056"/><text:change-start text:change-id="ct32606576"/> initially<text:change-end text:change-id="ct32606576"/><text:change-start text:change-id="ct61635328"/> remain in place and be used for:</text:p>
      <text:p text:style-name="P25"/>
      <text:list xml:id="list150747296666125" text:continue-list="list7184326528643101289" text:style-name="WWNum4">
        <text:list-item>
          <text:p text:style-name="P24">online status<text:change-end text:change-id="ct61635328"/><text:change text:change-id="ct51462336"/><text:change-start text:change-id="ct61635600"/></text:p>
        </text:list-item>
        <text:list-item>
          <text:p text:style-name="P24">realtime “is typing” notification<text:tab/></text:p>
        </text:list-item>
      </text:list>
      <text:p text:style-name="P25"/>
      <text:p text:style-name="P25">If there are scalability<text:change-end text:change-id="ct61635600"/><text:change text:change-id="ct37806336"/><text:change-start text:change-id="ct61635872"/>/<text:change-end text:change-id="ct61635872"/><text:change text:change-id="ct60075392"/><text:change-start text:change-id="ct61636144"/>inefficiency issues with XMPP, we can easily develop this functionality on to our own custom server daemons later.<text:note text:id="ftn4" text:note-class="footnote"><text:note-citation>2</text:note-citation><text:note-body><text:p text:style-name="P87"><text:change-start text:change-id="ct33206736"/><text:span text:style-name="footnote_20_reference"/> Comment: Recent changes to the XMPP infrastructure may have solved a lot of the sysadmin headaches. Full restart tests are scheduled to be performed ASAP.<text:change-end text:change-id="ct33206736"/></text:p></text:note-body></text:note></text:p>
      <text:p text:style-name="P25"/>
      <text:list xml:id="list1346065648165669105" text:style-name="WWNum9">
        <text:list-item>
          <text:p text:style-name="P83"><text:change-end text:change-id="ct61636144"/><text:change-start text:change-id="ct32621296"/><text:change-start text:change-id="ct32569344"/>Online status could be handled with <text:change-end text:change-id="ct32621296"/><text:change-end text:change-id="ct32569344"/><text:change-start text:change-id="ct32569552"/><text:change-start text:change-id="ct32617696"/>waitd<text:change-end text:change-id="ct32569552"/><text:change-end text:change-id="ct32617696"/><text:change-start text:change-id="ct33261200"/><text:change-start text:change-id="ct33260864"/> style daemon.<text:change-end text:change-id="ct33261200"/><text:change-end text:change-id="ct33260864"/><text:change-start text:change-id="ct61636688"/></text:p>
        </text:list-item>
        <text:list-item>
          <text:p text:style-name="P83"><text:change-start text:change-id="ct32622400"/>OTR relay handled by <text:change-end text:change-id="ct61636688"/><text:change-end text:change-id="ct32622400"/><text:change-start text:change-id="ct32576608"/><text:change-start text:change-id="ct32622768"/>chatd.<text:change-end text:change-id="ct32576608"/><text:change-end text:change-id="ct32622768"/><text:change-start text:change-id="ct64258464"/></text:p>
        </text:list-item>
        <text:list-item>
          <text:p text:style-name="P83"><text:change-start text:change-id="ct33096032"/>Realtime<text:change-end text:change-id="ct64258464"/><text:change-end text:change-id="ct33096032"/><text:change-start text:change-id="ct32619152"/><text:change-start text:change-id="ct32618880"/> notifications handled with in-band <text:change-end text:change-id="ct32619152"/><text:change-end text:change-id="ct32618880"/><text:change-start text:change-id="ct33207728"/><text:change-start text:change-id="ct33207392"/>json<text:change-end text:change-id="ct33207728"/><text:change-end text:change-id="ct33207392"/><text:change-start text:change-id="ct33208432"/><text:change-start text:change-id="ct33208096"/> message.<text:change-end text:change-id="ct33208432"/><text:change-end text:change-id="ct33208096"/><text:change-start text:change-id="ct34459936"/></text:p>
        </text:list-item>
      </text:list>
      <text:p text:style-name="P25"/>
      <text:p text:style-name="P26"><text:change-end text:change-id="ct34459936"/><text:change text:change-id="ct32629200"/><text:change text:change-id="ct33095360"/><text:change text:change-id="ct50223392"/><text:change text:change-id="ct32061344"/><text:change text:change-id="ct32594272"/><text:change text:change-id="ct32587584"/><text:change text:change-id="ct32579248"/><text:change text:change-id="ct32636832"/><text:change text:change-id="ct47622976"/><text:change text:change-id="ct32603888"/><text:change text:change-id="ct32593168"/><text:change text:change-id="ct32636624"/><text:change text:change-id="ct31829872"/><text:change text:change-id="ct32607360"/><text:change text:change-id="ct32608832"/><text:change text:change-id="ct32589920"/><text:change text:change-id="ct32590816"/><text:change text:change-id="ct50119552"/><text:change text:change-id="ct32593856"/><text:change text:change-id="ct33165920"/><text:change text:change-id="ct32615872"/><text:change text:change-id="ct36547392"/><text:change text:change-id="ct33087616"/><text:change text:change-id="ct33088032"/><text:change text:change-id="ct33088304"/><text:change text:change-id="ct33086896"/><text:change text:change-id="ct32615296"/><text:change text:change-id="ct32594064"/><text:change text:change-id="ct33087104"/><text:change text:change-id="ct47975168"/><text:change text:change-id="ct33017632"/><text:change-start text:change-id="ct32736656"/>Appendix A: The chatd binary protocol [status: request for peer review]<text:change-end text:change-id="ct32736656"/><text:change-start text:change-id="ct64259488"/></text:p>
      <text:p text:style-name="P25"/>
      <text:list xml:id="list7342551634062607613" text:style-name="WWNum10">
        <text:list-item>
          <text:p text:style-name="P45"><text:change-end text:change-id="ct64259488"/><text:change-start text:change-id="ct32682752"/>Chat clients keep exactly one WebSocket connection per active chat shard open<text:change-end text:change-id="ct32682752"/><text:change-start text:change-id="ct32737712"/> <text:change-end text:change-id="ct32737712"/><text:change-start text:change-id="ct32683360"/>(new chat URLs returned by the API are ignored by the client if they are for the same shard as an existing connection)</text:p>
        </text:list-item>
        <text:list-item>
          <text:p text:style-name="P45">The protocol consists of binary commands flowing in both directions <text:change-end text:change-id="ct32683360"/><text:change-start text:change-id="ct32736256"/>–<text:change-end text:change-id="ct32736256"/><text:change-start text:change-id="ct32738080"/> not a request-response paradigm</text:p>
        </text:list-item>
        <text:list-item>
          <text:p text:style-name="P45">chats are identified by their chatid</text:p>
        </text:list-item>
        <text:list-item>
          <text:p text:style-name="P45">messages within a chatid are identified through a monotonously increasing msgid </text:p>
        </text:list-item>
        <text:list-item>
          <text:p text:style-name="P45">The chatd maintains a privilege level for every chatid/userid tuple, which ranges from read-only over read/write over full access to operator</text:p>
        </text:list-item>
        <text:list-item>
          <text:p text:style-name="P45">One-on-one chats operate with full access privilege</text:p>
        </text:list-item>
        <text:list-item>
          <text:p text:style-name="P45">Group chats initially have one operator (the userid that started the group chat)</text:p>
        </text:list-item>
        <text:list-item>
          <text:p text:style-name="P45">Operators can add parties to an existing chat, remove parties from a chat, set the retention policy and change the privilege level of other users in the chat<text:change-end text:change-id="ct32738080"/><text:change-start text:change-id="ct62291440"/></text:p>
        </text:list-item>
      </text:list>
      <text:p text:style-name="P42"/>
      <text:p text:style-name="P42">Binary datatypes occurring in commands (all multi-byte integers are little-endian)<text:change-end text:change-id="ct62291440"/><text:change-start text:change-id="ct64261120"/></text:p>
      <text:p text:style-name="P25"/>
      <text:p text:style-name="P15"><text:change-end text:change-id="ct64261120"/><text:change text:change-id="ct50507264"/><text:change text:change-id="ct32881104"/><text:change-start text:change-id="ct32689712"/><text:span text:style-name="T6">opcode</text:span><text:span text:style-name="T7"> - uint8_t</text:span></text:p>
      <text:list xml:id="list2677823345421650619" text:style-name="WWNum11">
        <text:list-item>
          <text:p text:style-name="P54"><text:span text:style-name="T6">chatid</text:span><text:span text:style-name="T7"> - uint64_t (generated by the API)</text:span></text:p>
        </text:list-item>
        <text:list-item>
          <text:p text:style-name="P54"><text:span text:style-name="T6">msgid</text:span><text:span text:style-name="T7">/</text:span><text:span text:style-name="T6">transactionid</text:span><text:span text:style-name="T7"> - uint64_t (sequence numbers starting at 0, transactionids starting at 0xffff0000)</text:span></text:p>
        </text:list-item>
        <text:list-item>
          <text:p text:style-name="P54"><text:span text:style-name="T6">userid</text:span><text:span text:style-name="T7"> - uint64_t (the btoa()-converted 11-character user handle)</text:span></text:p>
        </text:list-item>
        <text:list-item>
          <text:p text:style-name="P54"><text:span text:style-name="T6">time</text:span><text:span text:style-name="T7"> - uint32_t UTC</text:span></text:p>
        </text:list-item>
        <text:list-item>
          <text:p text:style-name="P54"><text:span text:style-name="T6">size</text:span><text:span text:style-name="T7"> - uint32_t in bytes</text:span></text:p>
        </text:list-item>
        <text:list-item>
          <text:p text:style-name="P54"><text:span text:style-name="T6">count</text:span><text:span text:style-name="T7"> - uint32_t</text:span></text:p>
        </text:list-item>
        <text:list-item>
          <text:p text:style-name="P54"><text:span text:style-name="T6">msg</text:span><text:span text:style-name="T7"> </text:span><text:change-end text:change-id="ct32689712"/><text:change-start text:change-id="ct33125168"/><text:span text:style-name="T7">–</text:span><text:change-end text:change-id="ct33125168"/><text:change-start text:change-id="ct33100624"/><text:span text:style-name="T7"> json.gz.enc</text:span></text:p>
        </text:list-item>
        <text:list-item>
          <text:p text:style-name="P54"><text:span text:style-name="T6">priv</text:span><text:span text:style-name="T7"> </text:span><text:change-end text:change-id="ct33100624"/><text:change-start text:change-id="ct32645872"/><text:span text:style-name="T7">–</text:span><text:change-end text:change-id="ct32645872"/><text:change-start text:change-id="ct33102192"/><text:span text:style-name="T7"> uint8_t (0 = read, 1 = read/write, 2 = full, 3 = operator)</text:span><text:change-end text:change-id="ct33102192"/><text:change-start text:change-id="ct64262752"/></text:p>
        </text:list-item>
      </text:list>
      <text:p text:style-name="P25"/>
      <text:p text:style-name="P25"><text:change-end text:change-id="ct64262752"/><text:change-start text:change-id="ct33102400"/><text:span text:style-name="T7">Commands, opcodes, semantics and payloads</text:span><text:change-end text:change-id="ct33102400"/><text:change-start text:change-id="ct64263024"/></text:p>
      <text:p text:style-name="P29"/>
      <text:list xml:id="list8329522888074527724" text:style-name="WWNum12">
        <text:list-item>
          <text:p text:style-name="P55"><text:change-end text:change-id="ct64263024"/><text:change-start text:change-id="ct33125760"/><text:span text:style-name="T7">keepalive() </text:span><text:change-end text:change-id="ct33125760"/><text:change-start text:change-id="ct32741984"/><text:span text:style-name="T7">–</text:span><text:change-end text:change-id="ct32741984"/><text:change-start text:change-id="ct33167856"/><text:span text:style-name="T7"> opcode 0</text:span></text:p>
        </text:list-item>
      </text:list>
      <text:p text:style-name="P31"><text:span text:style-name="T7">Sent every n = 30(?) seconds by the server and the client - connections with no traffic for more than n+10 seconds are considered dead and closed/re-established.</text:span><text:change-end text:change-id="ct33167856"/><text:change-start text:change-id="ct64263840"/></text:p>
      <text:p text:style-name="P29"/>
      <text:list xml:id="list2531921525278895667" text:style-name="WWNum13">
        <text:list-item>
          <text:p text:style-name="P56"><text:change-end text:change-id="ct64263840"/><text:change-start text:change-id="ct32742336"/><text:span text:style-name="T7">join(</text:span><text:span text:style-name="T6">chatid</text:span><text:span text:style-name="T7">,</text:span><text:span text:style-name="T6">userid</text:span><text:span text:style-name="T19">,</text:span><text:span text:style-name="T6">priv</text:span><text:span text:style-name="T7">) </text:span><text:change-end text:change-id="ct32742336"/><text:change-start text:change-id="ct33126016"/><text:span text:style-name="T7">–</text:span><text:change-end text:change-id="ct33126016"/><text:change-start text:change-id="ct33158864"/><text:span text:style-name="T7"> opcode 1</text:span></text:p>
        </text:list-item>
      </text:list>
      <text:p text:style-name="P31"><text:span text:style-name="T7">Client to server: All </text:span><text:span text:style-name="T6">chatid</text:span><text:span text:style-name="T7">s the connecting client is party to must be registered on a connection. If successful, the server responds with seen/received pointer updates. The specified </text:span><text:span text:style-name="T6">priv</text:span><text:span text:style-name="T7"> is ignored if the </text:span><text:span text:style-name="T6">userid</text:span><text:span text:style-name="T7"> is the invoking connection's. Otherwise, if the invoking connection's user has operator privileges on chatid, the specified </text:span><text:span text:style-name="T6">priv </text:span><text:span text:style-name="T19">is set for the </text:span><text:span text:style-name="T6">chatid </text:span><text:span text:style-name="T19">/ </text:span><text:span text:style-name="T6">userid </text:span><text:span text:style-name="T19">tuple.</text:span></text:p>
      <text:p text:style-name="P31"><text:soft-page-break/><text:span text:style-name="T7">Server to client: </text:span><text:span text:style-name="T6">userid</text:span><text:span text:style-name="T7"> is or has just become a party to </text:span><text:span text:style-name="T6">chatid</text:span><text:span text:style-name="T19"> with access level </text:span><text:span text:style-name="T6">priv</text:span><text:span text:style-name="T19"> (in response to third-party or own joins), or the access level has just changed.</text:span></text:p>
      <text:p text:style-name="P31"><text:span text:style-name="T7">API connection: The </text:span><text:span text:style-name="T6">userid</text:span><text:span text:style-name="T7"> is granted access to </text:span><text:span text:style-name="T6">chatid</text:span><text:span text:style-name="T7"> (creating it if it does not exist yet) with access level </text:span><text:span text:style-name="T6">priv</text:span><text:span text:style-name="T7">.</text:span></text:p>
      <text:p text:style-name="P31"><text:span text:style-name="T7">Relay policy: API-initiated joins and access level changes are relayed to all connections on the </text:span><text:span text:style-name="T6">chatid</text:span><text:span text:style-name="T7">.</text:span><text:change-end text:change-id="ct33158864"/><text:change-start text:change-id="ct63342112"/></text:p>
      <text:p text:style-name="P29"/>
      <text:list xml:id="list4903964974142304691" text:style-name="WWNum14">
        <text:list-item>
          <text:p text:style-name="P57"><text:change-end text:change-id="ct63342112"/><text:change-start text:change-id="ct33115136"/><text:span text:style-name="T7">message(</text:span><text:span text:style-name="T6">chatid</text:span><text:span text:style-name="T7">,</text:span><text:span text:style-name="T6">userid</text:span><text:span text:style-name="T7">,</text:span><text:span text:style-name="T6">msgid</text:span><text:span text:style-name="T7">/</text:span><text:span text:style-name="T6">transactionid</text:span><text:span text:style-name="T7">,</text:span><text:bookmark text:name="__UnoMark__776_1440466107"/><text:span text:style-name="T6">timestamp</text:span><text:span text:style-name="T7">,</text:span><text:span text:style-name="T6">size</text:span><text:span text:style-name="T7">,</text:span><text:span text:style-name="T6">payload</text:span><text:span text:style-name="T7">) </text:span><text:change-end text:change-id="ct33115136"/><text:change-start text:change-id="ct32916832"/><text:span text:style-name="T7">–</text:span><text:change-end text:change-id="ct32916832"/><text:change-start text:change-id="ct32980896"/><text:span text:style-name="T7"> opcode 2</text:span></text:p>
        </text:list-item>
      </text:list>
      <text:p text:style-name="P31"><text:span text:style-name="T7">Client to server: A client does not know the </text:span><text:span text:style-name="T6">msgid</text:span><text:span text:style-name="T7"> that the server will allocate for the sent message. Instead, it sends a (connection-unique) </text:span><text:span text:style-name="T6">transactionid</text:span><text:span text:style-name="T7"> that will be returned on the same connection in a msgid() command. Deletions have </text:span><text:span text:style-name="T6">size</text:span><text:span text:style-name="T7"> = 0, message updates are allowed (for a limited time?). Deletions and updates require at least full access for the invoking user's own messages, operator access for all messages. The </text:span><text:span text:style-name="T6">timestamp</text:span><text:span text:style-name="T7"> of new messages must be in the recent past (how recent?); if outside, it is forcefully set to UNIX_TIMESTAMP() by the server.</text:span></text:p>
      <text:p text:style-name="P31"><text:span text:style-name="T7">Relay policy: If successful, this command is modified to include the allocated </text:span><text:span text:style-name="T6">msgid</text:span><text:span text:style-name="T7"> and then relayed to all connections on the </text:span><text:span text:style-name="T6">chatid</text:span><text:span text:style-name="T7"> except the sender's. The sender will only receive a </text:span><text:span text:style-name="T6">msgid</text:span><text:span text:style-name="T7"> command.</text:span><text:change-end text:change-id="ct32980896"/><text:change-start text:change-id="ct63342928"/></text:p>
      <text:p text:style-name="P29"/>
      <text:list xml:id="list2239105709499620085" text:style-name="WWNum15">
        <text:list-item>
          <text:p text:style-name="P58"><text:change-end text:change-id="ct63342928"/><text:change-start text:change-id="ct32979616"/><text:span text:style-name="T7">seen(</text:span><text:span text:style-name="T6">chatid</text:span><text:span text:style-name="T7">,</text:span><text:span text:style-name="T6">msgid</text:span><text:span text:style-name="T7">) </text:span><text:change-end text:change-id="ct32979616"/><text:change-start text:change-id="ct32980192"/><text:span text:style-name="T7">–</text:span><text:change-end text:change-id="ct32980192"/><text:change-start text:change-id="ct32869088"/><text:span text:style-name="T7"> opcode 3</text:span></text:p>
        </text:list-item>
      </text:list>
      <text:p text:style-name="P31"><text:span text:style-name="T7">Update seen pointer for this </text:span><text:span text:style-name="T6">chatid</text:span><text:span text:style-name="T7">/</text:span><text:span text:style-name="T6">userid</text:span><text:span text:style-name="T7"> tuple.</text:span></text:p>
      <text:p text:style-name="P31"><text:span text:style-name="T7">Relay policy: This command is only relayed to connections from the same user.</text:span><text:change-end text:change-id="ct32869088"/><text:change-start text:change-id="ct63343744"/></text:p>
      <text:p text:style-name="P29"/>
      <text:list xml:id="list2573064980250681126" text:style-name="WWNum16">
        <text:list-item>
          <text:p text:style-name="P59"><text:change-end text:change-id="ct63343744"/><text:change-start text:change-id="ct32972128"/><text:span text:style-name="T7">received(</text:span><text:span text:style-name="T6">chatid</text:span><text:span text:style-name="T7">,</text:span><text:span text:style-name="T6">msgid</text:span><text:span text:style-name="T7">) </text:span><text:change-end text:change-id="ct32972128"/><text:change-start text:change-id="ct32841616"/><text:span text:style-name="T7">–</text:span><text:change-end text:change-id="ct32841616"/><text:change-start text:change-id="ct32839584"/><text:span text:style-name="T7"> opcode 4</text:span></text:p>
        </text:list-item>
      </text:list>
      <text:p text:style-name="P31"><text:span text:style-name="T7">Update physically received message pointer. The specified </text:span><text:span text:style-name="T6">userid</text:span><text:span text:style-name="T7"> is ignored.</text:span></text:p>
      <text:p text:style-name="P31"><text:span text:style-name="T7">Relay policy: This command is relayed to all connections for this </text:span><text:span text:style-name="T6">chatid</text:span><text:span text:style-name="T7">.</text:span><text:change-end text:change-id="ct32839584"/><text:change-start text:change-id="ct63344560"/></text:p>
      <text:p text:style-name="P29"/>
      <text:list xml:id="list5784008975045756865" text:style-name="WWNum17">
        <text:list-item>
          <text:p text:style-name="P60"><text:change-end text:change-id="ct63344560"/><text:change-start text:change-id="ct33183776"/><text:span text:style-name="T7">retention(</text:span><text:span text:style-name="T6">chatid</text:span><text:span text:style-name="T7">,</text:span><text:span text:style-name="T6">userid</text:span><text:span text:style-name="T7">,</text:span><text:span text:style-name="T6">time</text:span><text:span text:style-name="T7">) </text:span><text:change-end text:change-id="ct33183776"/><text:change-start text:change-id="ct33066960"/><text:span text:style-name="T7">–</text:span><text:change-end text:change-id="ct33066960"/><text:change-start text:change-id="ct32554480"/><text:span text:style-name="T7"> opcode 5</text:span></text:p>
        </text:list-item>
      </text:list>
      <text:p text:style-name="P31"><text:span text:style-name="T7">Retention policy update. The specified </text:span><text:span text:style-name="T6">userid</text:span><text:span text:style-name="T7"> is ignored. Operator privilege is required if there is at least one operator in the chat.</text:span></text:p>
      <text:p text:style-name="P31"><text:span text:style-name="T7">Relay policy: This command is relayed to all connections for this </text:span><text:span text:style-name="T6">chatid </text:span><text:span text:style-name="T19">with </text:span><text:span text:style-name="T6">userid</text:span><text:span text:style-name="T19"> set to the invoking connection's</text:span><text:span text:style-name="T7">.</text:span><text:change-end text:change-id="ct32554480"/><text:change-start text:change-id="ct63345376"/></text:p>
      <text:p text:style-name="P29"/>
      <text:list xml:id="list8158192917107057587" text:style-name="WWNum18">
        <text:list-item>
          <text:p text:style-name="P61"><text:change-end text:change-id="ct63345376"/><text:change-start text:change-id="ct33184128"/><text:span text:style-name="T7">history(</text:span><text:span text:style-name="T6">chatid</text:span><text:span text:style-name="T7">,</text:span><text:span text:style-name="T6">msgid</text:span><text:span text:style-name="T7">,</text:span><text:span text:style-name="T6">count</text:span><text:span text:style-name="T7">) </text:span><text:change-end text:change-id="ct33184128"/><text:change-start text:change-id="ct33068944"/><text:span text:style-name="T7">–</text:span><text:change-end text:change-id="ct33068944"/><text:change-start text:change-id="ct32856080"/><text:span text:style-name="T7"> opcode 6</text:span></text:p>
        </text:list-item>
      </text:list>
      <text:p text:style-name="P31"><text:span text:style-name="T7">Initiate a chat history fetch (client to server only). The server will respond with a series of message() commands containing up to </text:span><text:span text:style-name="T6">count</text:span><text:span text:style-name="T7"> messages that are older than (and not including) </text:span><text:span text:style-name="T6">msgid</text:span><text:span text:style-name="T7">. A special value of ~0 indicates “start at the newest message”.</text:span></text:p>
      <text:p text:style-name="P31"><text:span text:style-name="T7">Relay policy: No relay.</text:span><text:change-end text:change-id="ct32856080"/><text:change-start text:change-id="ct63346192"/></text:p>
      <text:p text:style-name="P29"/>
      <text:list xml:id="list497766783041927610" text:style-name="WWNum19">
        <text:list-item>
          <text:p text:style-name="P62"><text:change-end text:change-id="ct63346192"/><text:change-start text:change-id="ct32699184"/><text:soft-page-break/><text:span text:style-name="T7">msgid(</text:span><text:span text:style-name="T6">transactionid</text:span><text:span text:style-name="T7">,</text:span><text:span text:style-name="T6">msgid</text:span><text:span text:style-name="T7">) </text:span><text:change-end text:change-id="ct32699184"/><text:change-start text:change-id="ct32696960"/><text:span text:style-name="T7">–</text:span><text:change-end text:change-id="ct32696960"/><text:change-start text:change-id="ct33052432"/><text:span text:style-name="T7"> opcode 7</text:span></text:p>
        </text:list-item>
      </text:list>
      <text:p text:style-name="P31"><text:span text:style-name="T7">Communicates the assigned </text:span><text:span text:style-name="T6">msgid</text:span><text:span text:style-name="T7"> to the client in response to its message() command. Server-to-client only.</text:span></text:p>
      <text:p text:style-name="P31"><text:span text:style-name="T7">Relay policy: None.</text:span><text:change-end text:change-id="ct33052432"/><text:change-start text:change-id="ct63347008"/></text:p>
      <text:p text:style-name="P29"><text:change-end text:change-id="ct63347008"/><text:change-start text:change-id="ct32678192"/></text:p>
      <text:p text:style-name="P67"><text:change-end text:change-id="ct32678192"/><text:change-start text:change-id="ct32679888"/></text:p>
      <text:p text:style-name="P31"><text:change-end text:change-id="ct32679888"/><text:change-start text:change-id="ct33001296"/><text:span text:style-name="T7">Appendix B: The chatd-local database model [status: request for peer review]</text:span><text:change-end text:change-id="ct33001296"/><text:change-start text:change-id="ct62597040"/></text:p>
      <text:p text:style-name="P29"/>
      <text:list xml:id="list6652831459794307822" text:style-name="WWNum21">
        <text:list-item>
          <text:p text:style-name="P63"><text:change-end text:change-id="ct62597040"/><text:change-start text:change-id="ct33029264"/><text:span text:style-name="T7">Chat members and their privilege levels:</text:span></text:p>
        </text:list-item>
      </text:list>
      <text:p text:style-name="P64"><text:span text:style-name="T7">chatusers ( id, chatid, userid, priv )</text:span><text:change-end text:change-id="ct33029264"/><text:change-start text:change-id="ct62597312"/></text:p>
      <text:p text:style-name="P29"/>
      <text:list xml:id="list150745375522975" text:continue-numbering="true" text:style-name="WWNum21">
        <text:list-item>
          <text:p text:style-name="P63"><text:change-end text:change-id="ct62597312"/><text:change-start text:change-id="ct32851536"/><text:span text:style-name="T7">Per-user per-chat last seen pointers:</text:span></text:p>
        </text:list-item>
      </text:list>
      <text:p text:style-name="P64"><text:span text:style-name="T7">chatuserseen ( id, chatid, userid, msgid )</text:span><text:change-end text:change-id="ct32851536"/><text:change-start text:change-id="ct62597584"/></text:p>
      <text:p text:style-name="P29"/>
      <text:list xml:id="list150746182742200" text:continue-numbering="true" text:style-name="WWNum21">
        <text:list-item>
          <text:p text:style-name="P63"><text:change-end text:change-id="ct62597584"/><text:change-start text:change-id="ct32962416"/><text:span text:style-name="T7">Per-user per-chat received pointers:</text:span></text:p>
        </text:list-item>
      </text:list>
      <text:p text:style-name="P64"><text:span text:style-name="T7">chatuserreceived ( id, chatid, userid, msgid )</text:span><text:change-end text:change-id="ct32962416"/><text:change-start text:change-id="ct62597856"/></text:p>
      <text:p text:style-name="P29"/>
      <text:list xml:id="list150746974427949" text:continue-numbering="true" text:style-name="WWNum21">
        <text:list-item>
          <text:p text:style-name="P63"><text:change-end text:change-id="ct62597856"/><text:change-start text:change-id="ct32557952"/><text:span text:style-name="T7">Per-user per-chat retention policy:</text:span></text:p>
        </text:list-item>
      </text:list>
      <text:p text:style-name="P64"><text:span text:style-name="T7">chatuserretention ( id, chatid, userid, seconds )</text:span><text:change-end text:change-id="ct32557952"/><text:change-start text:change-id="ct62598128"/></text:p>
      <text:p text:style-name="P29"/>
      <text:list xml:id="list150747145572911" text:continue-numbering="true" text:style-name="WWNum21">
        <text:list-item>
          <text:p text:style-name="P63"><text:change-end text:change-id="ct62598128"/><text:change-start text:change-id="ct32558160"/><text:span text:style-name="T7">Chat messages, split across tables for easier purging/compacting:</text:span><text:change-end text:change-id="ct32558160"/><text:change-start text:change-id="ct62598400"/></text:p>
        </text:list-item>
      </text:list>
      <text:p text:style-name="P64"><text:change-end text:change-id="ct62598400"/><text:change-start text:change-id="ct32893888"/><text:span text:style-name="T7">msg</text:span><text:change-end text:change-id="ct32893888"/><text:change-start text:change-id="ct32894240"/><text:span text:style-name="T7">XXXXXX</text:span><text:change-end text:change-id="ct32894240"/><text:change-start text:change-id="ct32894448"/><text:span text:style-name="T7">XXXX</text:span><text:change-end text:change-id="ct32894448"/><text:change-start text:change-id="ct32560288"/><text:span text:style-name="T7"> ( id, chatid, userid, timestamp, </text:span><text:change-end text:change-id="ct32560288"/><text:change-start text:change-id="ct33013248"/><text:span text:style-name="T7">payload ) (id </text:span><text:change-end text:change-id="ct33013248"/><text:change-start text:change-id="ct32895120"/><text:span text:style-name="T7">is a mediumint unsigned representing the lower 24 bits of the msgid; the upper 40 bits of the msgid are encoded in the table name)</text:span><text:change-end text:change-id="ct32895120"/><text:change-start text:change-id="ct62600032"/></text:p>
      <text:p text:style-name="P28"><text:change-end text:change-id="ct62600032"/><text:change text:change-id="ct33014128"/><text:change-start text:change-id="ct32835056"/><text:span text:style-name="T7">Appendix </text:span><text:span text:style-name="T18">C</text:span><text:span text:style-name="T7">: The chat API command set [status: request for expansion and discussion]</text:span><text:change-end text:change-id="ct32835056"/><text:change-start text:change-id="ct62601936"/></text:p>
      <text:p text:style-name="P29"/>
      <text:list xml:id="list8401147131525514138" text:style-name="WWNum20">
        <text:list-item>
          <text:p text:style-name="P66"><text:change-end text:change-id="ct62601936"/><text:change-start text:change-id="ct32761264"/><text:span text:style-name="T7">start chat with established contact(s) (returns chatid / chatserverid / chatserverurl), sends invitation/crypto keys via XMPP</text:span><text:change-end text:change-id="ct32761264"/><text:change-start text:change-id="ct62602208"/></text:p>
        </text:list-item>
      </text:list>
      <text:p text:style-name="P52"/>
      <text:list xml:id="list150745626015893" text:continue-numbering="true" text:style-name="WWNum20">
        <text:list-item>
          <text:p text:style-name="P66"><text:change-end text:change-id="ct62602208"/><text:change-start text:change-id="ct33064384"/><text:span text:style-name="T7">join existing chat by chatid (returns chatserverid / chatserverurl) in response to an XMPP invitation</text:span><text:change-end text:change-id="ct33064384"/><text:change-start text:change-id="ct34458304"/></text:p>
        </text:list-item>
      </text:list>
      <text:p text:style-name="P52"/>
      <text:list xml:id="list150746904346548" text:continue-numbering="true" text:style-name="WWNum20">
        <text:list-item>
          <text:p text:style-name="P66"><text:change-end text:change-id="ct34458304"/><text:change-start text:change-id="ct33107520"/><text:span text:style-name="T7">leave chat</text:span><text:change-end text:change-id="ct33107520"/><text:change-start text:change-id="ct32674096"/><text:span text:style-name="T7"> </text:span><text:change-end text:change-id="ct32674096"/><text:change-start text:change-id="ct33129216"/><text:span text:style-name="T7">(</text:span><text:change-end text:change-id="ct33129216"/><text:change-start text:change-id="ct33129536"/><text:span text:style-name="T7">by chatid)</text:span><text:change-end text:change-id="ct33129536"/><text:change-start text:change-id="ct34459392"/></text:p>
        </text:list-item>
      </text:list>
      <text:p text:style-name="P29"/>
      <text:list xml:id="list150746844340227" text:continue-numbering="true" text:style-name="WWNum20">
        <text:list-item>
          <text:p text:style-name="P66"><text:change-end text:change-id="ct34459392"/><text:change-start text:change-id="ct33107872"/><text:span text:style-name="T7">enumerate </text:span><text:change-end text:change-id="ct33107872"/><text:change-start text:change-id="ct33061968"/><text:span text:style-name="T7">chats the user is a member of (returns, grouped by chatserver, chatids</text:span><text:change-end text:change-id="ct33061968"/><text:change-start text:change-id="ct33122080"/><text:span text:style-name="T7"> and a single chatserverurl)</text:span><text:change-end text:change-id="ct3312208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Cambria1" svg:font-family="Cambria" style:font-family-generic="roman"/>
    <style:font-face style:name="Courier New" svg:font-family="'Courier New'" style:font-adornments="Regular"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OpenSymbol" svg:font-family="OpenSymbol" style:font-family-generic="roman" style:font-pitch="variable"/>
    <style:font-face style:name="Times" svg:font-family="Times"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Lucida Grande1" svg:font-family="'Lucida Grande'"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F"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F" style:font-size-asian="12pt" style:language-asian="en" style:country-asian="US" style:font-name-complex="F" style:font-size-complex="12pt" style:language-complex="ar" style:country-complex="SA"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Cambria" fo:font-family="Cambria" style:font-family-generic="roman" style:font-pitch="variable" fo:font-size="12pt" fo:language="en" fo:country="US" style:font-name-asian="F" style:font-family-generic-asian="system" style:font-pitch-asian="variable" style:font-size-asian="12pt" style:language-asian="en" style:country-asian="US" style:font-name-complex="F"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 style:class="text"/>
    <style:style style:name="Heading_20_2" style:display-name="Heading 2" style:family="paragraph" style:parent-style-name="Heading" style:default-outline-level="" style:class="text"/>
    <style:style style:name="Heading_20_3" style:display-name="Heading 3" style:family="paragraph" style:parent-style-name="Heading" style:default-outline-level="" style:class="text"/>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fo:font-family="Times"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note_20_text" style:display-name="footnote text" style:family="paragraph" style:parent-style-name="Standard" style:default-outline-level=""/>
    <style:style style:name="Footnote" style:family="paragraph" style:parent-style-name="Standard" style:default-outline-level="" style:class="extra"/>
    <style:style style:name="Frame_20_contents" style:display-name="Frame contents" style:family="paragraph" style:parent-style-name="Standard" style:default-outline-level="" style:class="extra"/>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asian="ＭＳ 明朝" style:font-family-asian="'ＭＳ 明朝'" style:font-family-generic-asian="system" style:font-pitch-asian="variable" style:font-name-complex="F"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3" style:display-name="ListLabel 3" style:family="text">
      <style:text-properties fo:font-weight="bold" style:font-name-complex="Symbol1" style:font-family-complex="Symbol"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F" style:font-family-generic-complex="system" style:font-pitch-complex="variable"/>
    </style:style>
    <style:style style:name="ListLabel_20_7" style:display-name="ListLabel 7" style:family="text">
      <style:text-properties style:font-name="Times-Roman" fo:font-family="Times-Roman" style:font-family-generic="roman" style:font-pitch="variable" fo:font-size="12pt" fo:font-weight="bold"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Cambria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fo:color="#808080"/>
    </style:style>
    <style:style style:name="Mfr1" style:family="graphic" style:parent-style-name="Graphics">
      <style:graphic-properties fo:margin-left="0.318cm" fo:margin-right="0.34cm" fo:margin-top="0cm" fo:margin-bottom="0.032cm" style:run-through="background" style:wrap="run-through" style:number-wrapped-paragraphs="no-limit"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501cm" fo:margin-right="2.5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2.252cm" fo:margin-left="0cm" fo:margin-right="0cm" fo:margin-bottom="2.152cm" style:dynamic-spacing="true"/>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char" svg:x="0cm" svg:y="0.259cm" svg:width="4.001cm" svg:height="1.311cm" draw:z-index="0"><draw:image xlink:href="Pictures/2000001C00002E2500000F050860B2AF.wmf" xlink:type="simple" xlink:show="embed" xlink:actuate="onLoad"/></draw:frame></text:p>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1" style:next-style-name="Standard">
      <style:header>
        <text:p text:style-name="Header"><draw:frame draw:style-name="Mfr2" draw:name="Image2" text:anchor-type="char" svg:x="-0.953cm" svg:y="-0.605cm" svg:width="4.657cm" svg:height="2.54cm" draw:z-index="7"><draw:image xlink:href="Pictures/10000201000007BC0000043893592A2B.png" xlink:type="simple" xlink:show="embed" xlink:actuate="onLoad"/></draw:frame><text:tab/><text:span text:style-name="MT1">MegaChat Goal Change­</text:span></text:p>
      </style:header>
    </style:master-page>
    <style:master-page style:name="Converted9" style:page-layout-name="Mpm3" style:next-style-name="Converted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8T04:13:00</meta:creation-date>
    <meta:initial-creator>StephenH</meta:initial-creator>
    <dc:language>en-US</dc:language>
    <meta:print-date>2015-08-18T04:12:00</meta:print-date>
    <dc:date>2015-09-01T15:07:44.875888497</dc:date>
    <meta:editing-cycles>15</meta:editing-cycles>
    <meta:editing-duration>PT13M17S</meta:editing-duration>
    <meta:generator>LibreOffice/4.4.2.2$Linux_X86_64 LibreOffice_project/40m0$Build-2</meta:generator>
    <meta:document-statistic meta:table-count="0" meta:image-count="2" meta:object-count="0" meta:page-count="8" meta:paragraph-count="105" meta:word-count="1472" meta:character-count="9151" meta:non-whitespace-character-count="782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Users\OEM\Documents\Custom Office Templates\MEGA_letterhead_2015 w png footer.dotx" xlink:href=""/>
  </office:meta>
</office:document-meta>
</file>